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Times New Roman1" svg:font-family="'Times New Roman'" style:font-adornments="Regular"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style:style>
    <style:style style:name="P2" style:family="paragraph" style:parent-style-name="Standard" style:master-page-name="">
      <style:paragraph-properties style:page-number="auto" fo:break-before="auto" fo:break-after="auto">
        <style:tab-stops>
          <style:tab-stop style:position="1.752cm"/>
        </style:tab-stops>
      </style:paragraph-properties>
      <style:text-properties style:font-name="Times New Roman" fo:font-size="12pt" officeooo:paragraph-rsid="00e9c58a" style:font-size-asian="12pt" style:font-size-complex="12pt"/>
    </style:style>
    <style:style style:name="P3" style:family="paragraph" style:parent-style-name="Standard">
      <style:paragraph-properties fo:line-height="150%" fo:text-align="center" style:justify-single-word="false"/>
      <style:text-properties fo:color="#000000" loext:opacity="100%" style:font-name="Times New Roman" fo:font-size="12pt" fo:font-weight="bold" officeooo:rsid="0010ee3e" officeooo:paragraph-rsid="0010ee3e" style:font-size-asian="12pt" style:font-weight-asian="bold" style:font-size-complex="12pt" style:font-weight-complex="bold"/>
    </style:style>
    <style:style style:name="P4" style:family="paragraph" style:parent-style-name="Standard">
      <style:paragraph-properties fo:line-height="100%" fo:text-align="center" style:justify-single-word="false"/>
      <style:text-properties fo:color="#000000" loext:opacity="100%" style:font-name="Times New Roman" fo:font-size="12pt" fo:font-weight="bold" officeooo:rsid="0010ee3e" officeooo:paragraph-rsid="0010ee3e" style:font-size-asian="12pt" style:font-weight-asian="bold" style:font-size-complex="12pt" style:font-weight-complex="bold"/>
    </style:style>
    <style:style style:name="P5" style:family="paragraph" style:parent-style-name="isi_20_anak_20_pasal">
      <style:paragraph-properties fo:margin-top="0cm" fo:margin-bottom="0cm" style:contextual-spacing="false" fo:line-height="100%"/>
      <style:text-properties fo:color="#000000" loext:opacity="100%" style:font-name="Times New Roman" fo:font-size="12pt" style:font-size-asian="12pt" style:font-size-complex="12pt"/>
    </style:style>
    <style:style style:name="P6" style:family="paragraph" style:parent-style-name="Standard" style:master-page-name="">
      <loext:graphic-properties draw:fill="none"/>
      <style:paragraph-properties fo:margin-left="1.588cm" fo:margin-right="0cm" fo:margin-top="0cm" fo:margin-bottom="0.247cm" style:contextual-spacing="false" fo:line-height="150%" fo:text-align="justify" style:justify-single-word="false" style:register-true="true" fo:text-indent="0cm" style:auto-text-indent="false" style:page-number="auto" fo:background-color="transparent"/>
      <style:text-properties fo:color="#000000" loext:opacity="100%" style:font-name="Times New Roman" fo:font-size="12pt" officeooo:paragraph-rsid="00f90753" style:font-size-asian="12pt" style:font-size-complex="12pt"/>
    </style:style>
    <style:style style:name="P7" style:family="paragraph" style:parent-style-name="Text_20_body" style:master-page-name="">
      <loext:graphic-properties draw:fill="none"/>
      <style:paragraph-properties fo:margin-left="1.588cm" fo:margin-right="0cm" fo:margin-top="0cm" fo:margin-bottom="0.247cm" style:contextual-spacing="false" fo:line-height="150%" fo:text-align="justify" style:justify-single-word="false" style:register-true="true" fo:text-indent="0cm" style:auto-text-indent="false" style:page-number="auto" fo:background-color="transparent"/>
      <style:text-properties fo:color="#000000" loext:opacity="100%" style:font-name="Times New Roman" fo:font-size="12pt" officeooo:paragraph-rsid="00f90753" style:font-size-asian="12pt" style:font-size-complex="12pt"/>
    </style:style>
    <style:style style:name="P8" style:family="paragraph" style:parent-style-name="Text_20_body">
      <loext:graphic-properties draw:fill="none"/>
      <style:paragraph-properties fo:margin-left="1.588cm" fo:margin-right="0cm" fo:margin-top="0cm" fo:margin-bottom="0.247cm" style:contextual-spacing="false" fo:line-height="150%" fo:text-align="justify" style:justify-single-word="false" style:register-true="true" fo:text-indent="0cm" style:auto-text-indent="false" fo:background-color="transparent"/>
      <style:text-properties fo:color="#000000" loext:opacity="100%" style:font-name="Times New Roman" fo:font-size="12pt" officeooo:paragraph-rsid="00f90753" style:font-size-asian="12pt" style:font-size-complex="12pt"/>
    </style:style>
    <style:style style:name="P9" style:family="paragraph" style:parent-style-name="Standard">
      <style:paragraph-properties fo:margin-left="3.635cm" fo:margin-right="0cm" fo:margin-top="0cm" fo:margin-bottom="0cm" style:contextual-spacing="false" fo:line-height="150%" fo:text-align="justify" style:justify-single-word="false" fo:text-indent="0cm" style:auto-text-indent="false" fo:padding="0cm" fo:border="none" style:shadow="none"/>
      <style:text-properties fo:color="#000000" loext:opacity="100%" style:font-name="Times New Roman" fo:font-size="12pt" officeooo:paragraph-rsid="00e9c58a" style:font-name-asian="Times New Roman2" style:font-size-asian="12pt" style:font-name-complex="Times New Roman2" style:font-size-complex="12pt"/>
    </style:style>
    <style:style style:name="P10" style:family="paragraph" style:parent-style-name="isi_20_anak_20_pasal" style:master-page-name="">
      <loext:graphic-properties draw:fill="none"/>
      <style:paragraph-properties fo:margin-left="3.099cm" fo:margin-right="0cm" fo:margin-top="0cm" fo:margin-bottom="0.101cm" style:contextual-spacing="false" fo:line-height="150%" fo:text-align="justify" style:justify-single-word="false" fo:text-indent="0.801cm" style:auto-text-indent="false" style:page-number="auto" fo:background-color="transparent">
        <style:tab-stops/>
      </style:paragraph-properties>
      <style:text-properties style:font-name="Times New Roman" fo:font-size="12pt" style:font-size-asian="12pt" style:font-size-complex="12pt"/>
    </style:style>
    <style:style style:name="P11" style:family="paragraph" style:parent-style-name="isi_20_anak_20_pasal">
      <style:text-properties style:font-name="Times New Roman" fo:font-size="12pt" style:font-size-asian="12pt" style:font-size-complex="12pt"/>
    </style:style>
    <style:style style:name="P12" style:family="paragraph" style:parent-style-name="isi_20_anak_20_pasal">
      <style:text-properties style:font-name="Times New Roman" fo:font-size="12pt" officeooo:paragraph-rsid="00fd6e68" style:font-size-asian="12pt" style:font-size-complex="12pt"/>
    </style:style>
    <style:style style:name="P13" style:family="paragraph" style:parent-style-name="isi_20_anak_20_pasal">
      <style:text-properties style:font-name="Times New Roman" fo:font-size="12pt" officeooo:paragraph-rsid="00b3bba7" style:font-size-asian="12pt" style:font-size-complex="12pt"/>
    </style:style>
    <style:style style:name="P14" style:family="paragraph" style:parent-style-name="isi_20_anak_20_pasal">
      <style:text-properties style:font-name="Times New Roman" fo:font-size="12pt" officeooo:paragraph-rsid="0106963e" style:font-size-asian="12pt" style:font-size-complex="12pt"/>
    </style:style>
    <style:style style:name="P15" style:family="paragraph" style:parent-style-name="isi_20_anak_20_pasal">
      <style:text-properties style:font-name="Times New Roman" fo:font-size="12pt" officeooo:paragraph-rsid="010ea88a" style:font-size-asian="12pt" style:font-size-complex="12pt"/>
    </style:style>
    <style:style style:name="P16" style:family="paragraph" style:parent-style-name="isi_20_anak_20_pasal">
      <style:text-properties style:font-name="Times New Roman" fo:font-size="12pt" officeooo:paragraph-rsid="014e27bc" style:font-size-asian="12pt" style:font-size-complex="12pt"/>
    </style:style>
    <style:style style:name="P17" style:family="paragraph" style:parent-style-name="isi_20_anak_20_pasal">
      <style:text-properties style:font-name="Times New Roman" fo:font-size="12pt" officeooo:paragraph-rsid="00a5e478" style:font-size-asian="12pt" style:font-size-complex="12pt"/>
    </style:style>
    <style:style style:name="P18" style:family="paragraph" style:parent-style-name="isi_20_anak_20_pasal">
      <style:text-properties style:font-name="Times New Roman" fo:font-size="12pt" officeooo:paragraph-rsid="011b18a1" style:font-size-asian="12pt" style:font-size-complex="12pt"/>
    </style:style>
    <style:style style:name="P19" style:family="paragraph" style:parent-style-name="isi_20_anak_20_pasal">
      <style:text-properties style:font-name="Times New Roman" fo:font-size="12pt" officeooo:rsid="012ac265" officeooo:paragraph-rsid="012ac265" style:font-size-asian="12pt" style:font-size-complex="12pt"/>
    </style:style>
    <style:style style:name="P20" style:family="paragraph" style:parent-style-name="isi_20_anak_20_pasal">
      <style:text-properties style:font-name="Times New Roman" fo:font-size="12pt" officeooo:paragraph-rsid="0112506b" style:font-size-asian="12pt" style:font-size-complex="12pt"/>
    </style:style>
    <style:style style:name="P21" style:family="paragraph" style:parent-style-name="isi_20_anak_20_pasal">
      <style:text-properties style:font-name="Times New Roman" fo:font-size="12pt" officeooo:paragraph-rsid="00e276ec" style:font-size-asian="12pt" style:font-size-complex="12pt"/>
    </style:style>
    <style:style style:name="P22" style:family="paragraph" style:parent-style-name="isi_20_anak_20_pasal">
      <style:text-properties style:font-name="Times New Roman" fo:font-size="12pt" officeooo:paragraph-rsid="011d189f" style:font-size-asian="12pt" style:font-size-complex="12pt"/>
    </style:style>
    <style:style style:name="P23" style:family="paragraph" style:parent-style-name="isi_20_anak_20_pasal">
      <style:text-properties style:font-name="Times New Roman" fo:font-size="12pt" officeooo:paragraph-rsid="00e50f67" style:font-size-asian="12pt" style:font-size-complex="12pt"/>
    </style:style>
    <style:style style:name="P24" style:family="paragraph" style:parent-style-name="isi_20_anak_20_pasal">
      <style:text-properties style:font-name="Times New Roman" fo:font-size="12pt" officeooo:paragraph-rsid="00e3eb1a" style:font-size-asian="12pt" style:font-size-complex="12pt"/>
    </style:style>
    <style:style style:name="P25" style:family="paragraph" style:parent-style-name="isi_20_anak_20_pasal">
      <style:text-properties style:font-name="Times New Roman" fo:font-size="12pt" officeooo:rsid="012ef6cd" officeooo:paragraph-rsid="012ef6cd" style:font-size-asian="12pt" style:font-size-complex="12pt"/>
    </style:style>
    <style:style style:name="P26" style:family="paragraph" style:parent-style-name="isi_20_anak_20_pasal">
      <style:paragraph-properties fo:line-height="150%"/>
      <style:text-properties style:font-name="Times New Roman" fo:font-size="12pt" style:font-size-asian="12pt" style:font-size-complex="12pt"/>
    </style:style>
    <style:style style:name="P27" style:family="paragraph" style:parent-style-name="isi_20_anak_20_pasal">
      <style:paragraph-properties fo:line-height="150%"/>
      <style:text-properties style:font-name="Times New Roman" fo:font-size="12pt" officeooo:paragraph-rsid="0127e1f1" style:font-size-asian="12pt" style:font-size-complex="12pt"/>
    </style:style>
    <style:style style:name="P28" style:family="paragraph" style:parent-style-name="isi_20_anak_20_pasal">
      <style:text-properties style:font-name="Times New Roman" fo:font-size="12pt" officeooo:paragraph-rsid="0131d734" style:font-size-asian="12pt" style:font-size-complex="12pt"/>
    </style:style>
    <style:style style:name="P29" style:family="paragraph" style:parent-style-name="isi_20_anak_20_pasal">
      <style:text-properties style:font-name="Times New Roman" fo:font-size="12pt" officeooo:rsid="0131d734" officeooo:paragraph-rsid="0131d734" style:font-size-asian="12pt" style:font-size-complex="12pt"/>
    </style:style>
    <style:style style:name="P30" style:family="paragraph" style:parent-style-name="isi_20_anak_20_pasal">
      <style:text-properties fo:color="#000000" loext:opacity="100%" style:font-name="Times New Roman" fo:font-size="12pt" fo:font-style="normal" fo:font-weight="normal" officeooo:paragraph-rsid="00e9c58a" style:font-size-asian="12pt" style:font-style-asian="normal" style:font-weight-asian="normal" style:font-size-complex="12pt"/>
    </style:style>
    <style:style style:name="P31" style:family="paragraph" style:parent-style-name="isi_20_anak_20_pasal">
      <style:text-properties fo:color="#000000" loext:opacity="100%" style:font-name="Times New Roman" fo:font-size="12pt" style:font-size-asian="12pt" style:font-size-complex="12pt"/>
    </style:style>
    <style:style style:name="P32" style:family="paragraph" style:parent-style-name="isi_20_anak_20_pasal">
      <style:text-properties fo:color="#000000" loext:opacity="100%" style:font-name="Times New Roman" fo:font-size="12pt" officeooo:paragraph-rsid="001ad5ff" style:font-size-asian="12pt" style:font-size-complex="12pt"/>
    </style:style>
    <style:style style:name="P33" style:family="paragraph" style:parent-style-name="isi_20_anak_20_pasal">
      <style:text-properties fo:color="#000000" loext:opacity="100%" style:font-name="Times New Roman" fo:font-size="12pt" officeooo:paragraph-rsid="01268510" style:font-size-asian="12pt" style:font-size-complex="12pt"/>
    </style:style>
    <style:style style:name="P34" style:family="paragraph" style:parent-style-name="isi_20_anak_20_pasal">
      <style:paragraph-properties fo:margin-top="0.101cm" fo:margin-bottom="0.101cm" style:contextual-spacing="false"/>
      <style:text-properties fo:color="#000000" loext:opacity="100%" style:font-name="Times New Roman" fo:font-size="12pt" officeooo:paragraph-rsid="009fab3e" style:font-size-asian="12pt" style:font-size-complex="12pt"/>
    </style:style>
    <style:style style:name="P35" style:family="paragraph" style:parent-style-name="isi_20_anak_20_pasal" style:master-page-name="">
      <loext:graphic-properties draw:fill="none"/>
      <style:paragraph-properties fo:margin-left="2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fo:font-weight="bold" style:font-size-asian="12pt" style:font-weight-asian="bold" style:font-size-complex="12pt" style:font-weight-complex="bold"/>
    </style:style>
    <style:style style:name="P36" style:family="paragraph" style:parent-style-name="isi_20_anak_20_pasal_20_1">
      <style:text-properties style:font-name="Times New Roman" fo:font-size="12pt" style:font-size-asian="12pt" style:font-size-complex="12pt"/>
    </style:style>
    <style:style style:name="P37" style:family="paragraph" style:parent-style-name="isi_20_anak_20_pasal_20_1">
      <style:paragraph-properties fo:line-height="150%"/>
      <style:text-properties style:font-name="Times New Roman" fo:font-size="12pt" style:font-size-asian="12pt" style:font-size-complex="12pt"/>
    </style:style>
    <style:style style:name="P38" style:family="paragraph" style:parent-style-name="Text_20_body">
      <style:paragraph-properties fo:line-height="150%" fo:text-align="justify" style:justify-single-word="false"/>
      <style:text-properties fo:font-variant="normal" fo:text-transform="none" fo:color="#000000" loext:opacity="100%" style:font-name="Times New Roman" fo:font-size="12pt" fo:letter-spacing="normal" fo:font-style="normal" fo:font-weight="normal" officeooo:paragraph-rsid="014c3af5" style:font-size-asian="12pt" style:font-size-complex="12pt"/>
    </style:style>
    <style:style style:name="P39" style:family="paragraph" style:parent-style-name="Title">
      <style:paragraph-properties fo:margin-left="0cm" fo:margin-right="0cm" fo:text-indent="0cm" style:auto-text-indent="false"/>
      <style:text-properties style:font-name="Times New Roman" fo:font-size="12pt" style:font-size-asian="12pt" style:font-size-complex="12pt"/>
    </style:style>
    <style:style style:name="P40" style:family="paragraph" style:parent-style-name="isi_20_anak_20_pasal">
      <style:paragraph-properties fo:margin-left="0cm" fo:margin-right="0cm" fo:text-indent="0cm" style:auto-text-indent="false"/>
      <style:text-properties style:font-name="Times New Roman" fo:font-size="12pt" style:font-size-asian="12pt" style:font-size-complex="12pt"/>
    </style:style>
    <style:style style:name="P41" style:family="paragraph" style:parent-style-name="isi_20_anak_20_pasal_20_1" style:master-page-name="">
      <loext:graphic-properties draw:fill="none"/>
      <style:paragraph-properties fo:margin-left="3.3cm" fo:margin-right="0cm" fo:margin-top="0cm" fo:margin-bottom="0.101cm" style:contextual-spacing="false" fo:line-height="150%" fo:text-align="justify" style:justify-single-word="false" fo:text-indent="0.801cm" style:auto-text-indent="false" style:page-number="auto" fo:background-color="transparent">
        <style:tab-stops/>
      </style:paragraph-properties>
      <style:text-properties style:font-name="Times New Roman" fo:font-size="12pt" style:font-size-asian="12pt" style:font-size-complex="12pt"/>
    </style:style>
    <style:style style:name="P42" style:family="paragraph" style:parent-style-name="Footer" style:master-page-name="First_20_Page">
      <style:paragraph-properties fo:text-align="center" style:justify-single-word="false" style:page-number="auto"/>
      <style:text-properties style:font-name="Times New Roman"/>
    </style:style>
    <style:style style:name="P43" style:family="paragraph" style:parent-style-name="Standard" style:master-page-name="First_20_Page">
      <style:paragraph-properties fo:line-height="150%" fo:text-align="center" style:justify-single-word="false" style:page-number="6">
        <style:tab-stops>
          <style:tab-stop style:position="6.906cm"/>
        </style:tab-stops>
      </style:paragraph-properties>
      <style:text-properties fo:color="#000000" loext:opacity="100%" style:font-name="Times New Roman" fo:font-size="12pt" fo:font-weight="bold" officeooo:rsid="0010ee3e" officeooo:paragraph-rsid="0010ee3e" style:font-size-asian="12pt" style:font-weight-asian="bold" style:font-size-complex="12pt" style:font-weight-complex="bold"/>
    </style:style>
    <style:style style:name="P44" style:family="paragraph" style:parent-style-name="Standard" style:list-style-name="L3">
      <style:paragraph-properties fo:line-height="150%"/>
      <style:text-properties style:font-name="Times New Roman" fo:font-size="12pt" style:font-size-asian="12pt" style:font-size-complex="12pt"/>
    </style:style>
    <style:style style:name="P45" style:family="paragraph" style:parent-style-name="Standard" style:list-style-name="L1" style:master-page-name="">
      <loext:graphic-properties draw:fill="none"/>
      <style:paragraph-properties fo:margin-left="0.801cm" fo:margin-right="0cm" fo:line-height="150%" fo:text-indent="-0.7cm" style:auto-text-indent="false" style:page-number="auto" fo:background-color="transparent">
        <style:tab-stops>
          <style:tab-stop style:position="0.212cm"/>
        </style:tab-stops>
      </style:paragraph-properties>
      <style:text-properties fo:color="#000000" loext:opacity="100%" style:font-name="Times New Roman" fo:font-size="12pt" fo:font-weight="bold" officeooo:rsid="00137d43" officeooo:paragraph-rsid="0014bee9" style:font-size-asian="12pt" style:font-weight-asian="bold" style:font-size-complex="12pt" style:font-weight-complex="bold"/>
    </style:style>
    <style:style style:name="P46" style:family="paragraph" style:parent-style-name="Standard" style:list-style-name="L1">
      <loext:graphic-properties draw:fill="none"/>
      <style:paragraph-properties fo:margin-left="0.801cm" fo:margin-right="0cm" fo:margin-top="0.101cm" fo:margin-bottom="0.101cm" style:contextual-spacing="false" fo:line-height="150%" fo:text-align="justify" style:justify-single-word="false" fo:text-indent="-0.7cm" style:auto-text-indent="false" fo:background-color="transparent">
        <style:tab-stops>
          <style:tab-stop style:position="0.212cm"/>
        </style:tab-stops>
      </style:paragraph-properties>
      <style:text-properties fo:color="#000000" loext:opacity="100%" style:font-name="Times New Roman" fo:font-size="12pt" fo:font-weight="normal" officeooo:rsid="0014bee9" officeooo:paragraph-rsid="0014bee9" style:font-size-asian="12pt" style:font-weight-asian="normal" style:font-size-complex="12pt" style:font-weight-complex="normal"/>
    </style:style>
    <style:style style:name="P47" style:family="paragraph" style:parent-style-name="Standard" style:list-style-name="L1">
      <loext:graphic-properties draw:fill="none"/>
      <style:paragraph-properties fo:margin-left="0.801cm" fo:margin-right="0cm" fo:margin-top="0.101cm" fo:margin-bottom="0.101cm" style:contextual-spacing="false" fo:line-height="150%" fo:text-indent="-0.7cm" style:auto-text-indent="false" fo:background-color="transparent">
        <style:tab-stops>
          <style:tab-stop style:position="0.212cm"/>
        </style:tab-stops>
      </style:paragraph-properties>
      <style:text-properties fo:color="#000000" loext:opacity="100%" style:font-name="Times New Roman" fo:font-size="12pt" fo:font-weight="bold" officeooo:rsid="00137d43" officeooo:paragraph-rsid="00137d43" style:font-size-asian="12pt" style:font-weight-asian="bold" style:font-size-complex="12pt" style:font-weight-complex="bold"/>
    </style:style>
    <style:style style:name="P48" style:family="paragraph" style:parent-style-name="Standard" style:list-style-name="WWNum19">
      <style:paragraph-properties fo:margin-left="2.251cm" fo:margin-right="0cm" fo:margin-top="0cm" fo:margin-bottom="0cm" style:contextual-spacing="false" fo:line-height="150%" fo:text-align="justify" style:justify-single-word="false" fo:text-indent="-0.499cm" style:auto-text-indent="false" fo:padding="0cm" fo:border="none" style:shadow="none"/>
      <style:text-properties fo:color="#000000" loext:opacity="100%" style:font-name="Times New Roman" fo:font-size="12pt" fo:font-weight="bold" officeooo:paragraph-rsid="00e9c58a" style:font-name-asian="Times New Roman2" style:font-size-asian="12pt" style:font-weight-asian="bold" style:font-name-complex="Times New Roman2" style:font-size-complex="12pt"/>
    </style:style>
    <style:style style:name="P49" style:family="paragraph" style:parent-style-name="Standard" style:list-style-name="WWNum1">
      <style:paragraph-properties fo:margin-top="0cm" fo:margin-bottom="0cm" style:contextual-spacing="false" fo:line-height="150%" fo:text-align="justify" style:justify-single-word="false" fo:padding="0cm" fo:border="none" style:shadow="none"/>
      <style:text-properties fo:color="#000000" loext:opacity="100%" style:font-name="Times New Roman" fo:font-size="12pt" officeooo:paragraph-rsid="00e9c58a" style:font-name-asian="Times New Roman2" style:font-size-asian="12pt" style:font-name-complex="Times New Roman2" style:font-size-complex="12pt"/>
    </style:style>
    <style:style style:name="P50" style:family="paragraph" style:parent-style-name="Standard" style:list-style-name="WWNum3" style:master-page-name="">
      <loext:graphic-properties draw:fill="none"/>
      <style:paragraph-properties fo:margin-left="2.2cm" fo:margin-right="0cm" fo:margin-top="0cm" fo:margin-bottom="0cm" style:contextual-spacing="false" fo:line-height="150%" fo:text-align="justify" style:justify-single-word="false" fo:text-indent="0.499cm" style:auto-text-indent="false" style:page-number="auto" fo:background-color="transparent" fo:padding="0cm" fo:border="none" style:shadow="none">
        <style:tab-stops>
          <style:tab-stop style:position="3.406cm"/>
        </style:tab-stops>
      </style:paragraph-properties>
      <style:text-properties fo:color="#000000" loext:opacity="100%" style:font-name="Times New Roman" fo:font-size="12pt" officeooo:paragraph-rsid="00e9c58a" style:font-name-asian="Times New Roman2" style:font-size-asian="12pt" style:font-name-complex="Times New Roman2" style:font-size-complex="12pt"/>
    </style:style>
    <style:style style:name="P51" style:family="paragraph" style:parent-style-name="Standard" style:list-style-name="WWNum3">
      <loext:graphic-properties draw:fill="none"/>
      <style:paragraph-properties fo:margin-left="2.2cm" fo:margin-right="0cm" fo:margin-top="0cm" fo:margin-bottom="0cm" style:contextual-spacing="false" fo:line-height="150%" fo:text-align="justify" style:justify-single-word="false" fo:text-indent="0.499cm" style:auto-text-indent="false" fo:background-color="transparent" fo:padding="0cm" fo:border="none" style:shadow="none">
        <style:tab-stops>
          <style:tab-stop style:position="3.406cm"/>
        </style:tab-stops>
      </style:paragraph-properties>
      <style:text-properties fo:color="#000000" loext:opacity="100%" style:font-name="Times New Roman" fo:font-size="12pt" officeooo:paragraph-rsid="00e9c58a" style:font-name-asian="Times New Roman2" style:font-size-asian="12pt" style:font-name-complex="Times New Roman2" style:font-size-complex="12pt"/>
    </style:style>
    <style:style style:name="P52" style:family="paragraph" style:parent-style-name="Standard" style:list-style-name="WWNum3">
      <loext:graphic-properties draw:fill="none"/>
      <style:paragraph-properties fo:margin-left="2.2cm" fo:margin-right="0cm" fo:margin-top="0cm" fo:margin-bottom="0cm" style:contextual-spacing="false" fo:line-height="150%" fo:text-align="justify" style:justify-single-word="false" fo:text-indent="0.499cm" style:auto-text-indent="false" fo:background-color="transparent" fo:padding="0cm" fo:border="none" style:shadow="none">
        <style:tab-stops>
          <style:tab-stop style:position="3.406cm"/>
        </style:tab-stops>
      </style:paragraph-properties>
      <style:text-properties style:font-name="Times New Roman" fo:font-size="12pt" officeooo:paragraph-rsid="00e9c58a" style:font-size-asian="12pt" style:font-size-complex="12pt"/>
    </style:style>
    <style:style style:name="P53" style:family="paragraph" style:parent-style-name="Standard" style:list-style-name="WWNum7" style:master-page-name="">
      <loext:graphic-properties draw:fill="none"/>
      <style:paragraph-properties fo:margin-left="2.6cm" fo:margin-right="0cm" fo:margin-top="0cm" fo:margin-bottom="0cm" style:contextual-spacing="false" fo:line-height="150%" fo:text-align="justify" style:justify-single-word="false" fo:text-indent="-0.6cm" style:auto-text-indent="false" style:page-number="auto" fo:background-color="transparent" fo:padding="0cm" fo:border="none" style:shadow="none">
        <style:tab-stops>
          <style:tab-stop style:position="0.953cm"/>
          <style:tab-stop style:position="3.219cm"/>
        </style:tab-stops>
      </style:paragraph-properties>
      <style:text-properties fo:color="#000000" loext:opacity="100%" style:font-name="Times New Roman" fo:font-size="12pt" fo:font-weight="bold" officeooo:paragraph-rsid="00e9c58a" style:font-name-asian="Times New Roman2" style:font-size-asian="12pt" style:font-weight-asian="bold" style:font-name-complex="Times New Roman2" style:font-size-complex="12pt"/>
    </style:style>
    <style:style style:name="P54" style:family="paragraph" style:parent-style-name="Standard" style:list-style-name="L8">
      <loext:graphic-properties draw:fill="none"/>
      <style:paragraph-properties fo:margin-left="1.499cm" fo:margin-right="0cm" fo:margin-top="0.101cm" fo:margin-bottom="0.101cm" style:contextual-spacing="false" fo:line-height="150%" fo:text-align="justify" style:justify-single-word="false" fo:text-indent="-0.6cm" style:auto-text-indent="false" fo:background-color="transparent">
        <style:tab-stops/>
      </style:paragraph-properties>
      <style:text-properties style:font-name="Times New Roman" fo:font-size="12pt" officeooo:paragraph-rsid="00d07303" style:font-size-asian="12pt" style:font-size-complex="12pt"/>
    </style:style>
    <style:style style:name="P55" style:family="paragraph" style:parent-style-name="Standard" style:list-style-name="L8">
      <loext:graphic-properties draw:fill="none"/>
      <style:paragraph-properties fo:margin-left="1.499cm" fo:margin-right="0cm" fo:margin-top="0.101cm" fo:margin-bottom="0.101cm" style:contextual-spacing="false" fo:line-height="150%" fo:text-align="justify" style:justify-single-word="false" fo:text-indent="-0.6cm" style:auto-text-indent="false" fo:background-color="transparent">
        <style:tab-stops/>
      </style:paragraph-properties>
      <style:text-properties style:font-name="Times New Roman" fo:font-size="12pt" officeooo:paragraph-rsid="00d45969" style:font-size-asian="12pt" style:font-size-complex="12pt"/>
    </style:style>
    <style:style style:name="P56" style:family="paragraph" style:parent-style-name="Standard" style:list-style-name="L8">
      <loext:graphic-properties draw:fill="none"/>
      <style:paragraph-properties fo:margin-left="1.499cm" fo:margin-right="0cm" fo:margin-top="0.101cm" fo:margin-bottom="0.101cm" style:contextual-spacing="false" fo:line-height="150%" fo:text-align="justify" style:justify-single-word="false" fo:text-indent="-0.6cm" style:auto-text-indent="false" fo:background-color="transparent">
        <style:tab-stops/>
      </style:paragraph-properties>
      <style:text-properties style:font-name="Times New Roman" fo:font-size="12pt" officeooo:paragraph-rsid="00d5e2a9" style:font-size-asian="12pt" style:font-size-complex="12pt"/>
    </style:style>
    <style:style style:name="P57" style:family="paragraph" style:parent-style-name="Standard" style:list-style-name="L8">
      <loext:graphic-properties draw:fill="none"/>
      <style:paragraph-properties fo:margin-left="1.499cm" fo:margin-right="0cm" fo:margin-top="0.101cm" fo:margin-bottom="0.101cm" style:contextual-spacing="false" fo:line-height="150%" fo:text-align="justify" style:justify-single-word="false" fo:text-indent="-0.6cm" style:auto-text-indent="false" fo:background-color="transparent">
        <style:tab-stops/>
      </style:paragraph-properties>
      <style:text-properties style:font-name="Times New Roman" fo:font-size="12pt" officeooo:paragraph-rsid="00d6a4c2" style:font-size-asian="12pt" style:font-size-complex="12pt"/>
    </style:style>
    <style:style style:name="P58" style:family="paragraph" style:parent-style-name="Text_20_body" style:list-style-name="bab_20_2._20_1">
      <style:paragraph-properties fo:text-align="justify" style:justify-single-word="false"/>
      <style:text-properties style:font-name="Times New Roman" fo:font-size="12pt" fo:font-style="italic" fo:font-weight="bold" officeooo:rsid="014c3af5" officeooo:paragraph-rsid="014c3af5" style:font-size-asian="12pt" style:font-style-asian="italic" style:font-weight-asian="bold" style:font-size-complex="12pt" style:font-style-complex="italic" style:font-weight-complex="bold"/>
    </style:style>
    <style:style style:name="P59" style:family="paragraph" style:parent-style-name="Text_20_body" style:list-style-name="_32_.1.1">
      <style:paragraph-properties fo:text-align="start" style:justify-single-word="false"/>
      <style:text-properties style:font-name="Times New Roman" fo:font-size="12pt" fo:font-style="italic" fo:font-weight="bold" officeooo:rsid="012b729c" officeooo:paragraph-rsid="012b729c" style:font-size-asian="12pt" style:font-style-asian="italic" style:font-weight-asian="bold" style:font-size-complex="12pt" style:font-style-complex="italic" style:font-weight-complex="bold"/>
    </style:style>
    <style:style style:name="P60" style:family="paragraph" style:parent-style-name="Text_20_body" style:list-style-name="_32_.1.1">
      <style:paragraph-properties fo:text-align="start" style:justify-single-word="false"/>
      <style:text-properties style:font-name="Times New Roman" fo:font-size="12pt" fo:font-style="italic" fo:font-weight="bold" officeooo:rsid="00b790e5" officeooo:paragraph-rsid="00b790e5" style:font-size-asian="12pt" style:font-style-asian="italic" style:font-weight-asian="bold" style:font-size-complex="12pt" style:font-style-complex="italic" style:font-weight-complex="bold"/>
    </style:style>
    <style:style style:name="P61" style:family="paragraph" style:parent-style-name="Text_20_body" style:list-style-name="_32_.1.1">
      <style:paragraph-properties fo:text-align="start" style:justify-single-word="false"/>
      <style:text-properties style:font-name="Times New Roman" fo:font-size="12pt" fo:font-style="italic" fo:font-weight="bold" officeooo:rsid="00ba5d27" officeooo:paragraph-rsid="00ba5d27" style:font-size-asian="12pt" style:font-style-asian="italic" style:font-weight-asian="bold" style:font-size-complex="12pt" style:font-style-complex="italic" style:font-weight-complex="bold"/>
    </style:style>
    <style:style style:name="P62" style:family="paragraph" style:parent-style-name="Text_20_body" style:list-style-name="L4">
      <style:paragraph-properties fo:line-height="150%" fo:text-align="start" style:justify-single-word="false"/>
      <style:text-properties style:font-name="Times New Roman" fo:font-size="12pt" officeooo:rsid="00bbe99b" officeooo:paragraph-rsid="00bbe99b" style:font-size-asian="12pt" style:font-size-complex="12pt"/>
    </style:style>
    <style:style style:name="P63" style:family="paragraph" style:parent-style-name="Text_20_body" style:list-style-name="L4">
      <style:paragraph-properties fo:text-align="start" style:justify-single-word="false"/>
      <style:text-properties style:font-name="Times New Roman" fo:font-size="12pt" officeooo:rsid="00bbe99b" officeooo:paragraph-rsid="00bbe99b" style:font-size-asian="12pt" style:font-size-complex="12pt"/>
    </style:style>
    <style:style style:name="P64" style:family="paragraph" style:parent-style-name="Text_20_body" style:list-style-name="bab_20_2._20_1">
      <style:paragraph-properties fo:line-height="150%" fo:text-align="justify" style:justify-single-word="false"/>
      <style:text-properties officeooo:paragraph-rsid="014c3af5"/>
    </style:style>
    <style:style style:name="P65" style:family="paragraph" style:parent-style-name="Text_20_body" style:list-style-name="organisas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777777" loext:opacity="100%" style:font-name="Times New Roman" fo:font-size="12pt" fo:letter-spacing="normal" fo:font-style="normal" fo:font-weight="normal" officeooo:paragraph-rsid="0033c24f" style:font-size-asian="12pt" style:font-weight-asian="normal" style:font-size-complex="12pt" style:font-weight-complex="normal"/>
    </style:style>
    <style:style style:name="P66" style:family="paragraph" style:parent-style-name="Text_20_body" style:list-style-name="isi_20_organisa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222222" loext:opacity="100%" style:font-name="Times New Roman" fo:font-size="12pt" fo:letter-spacing="normal" fo:font-style="normal" fo:font-weight="normal" officeooo:paragraph-rsid="0033c24f" style:font-size-asian="12pt" style:font-weight-asian="normal" style:font-size-complex="12pt" style:font-weight-complex="normal"/>
    </style:style>
    <style:style style:name="P67" style:family="paragraph" style:parent-style-name="Text_20_body" style:list-style-name="isi_20_organisa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222222" loext:opacity="100%" style:font-name="Times New Roman" fo:font-size="12pt" fo:letter-spacing="normal" fo:font-style="normal" fo:font-weight="normal" officeooo:paragraph-rsid="00a3072d" style:font-size-asian="12pt" style:font-weight-asian="normal" style:font-size-complex="12pt" style:font-weight-complex="normal"/>
    </style:style>
    <style:style style:name="P68" style:family="paragraph" style:parent-style-name="Text_20_body" style:list-style-name="isi_20_organisasi_20_mahasiswa_20_2">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222222" loext:opacity="100%" style:font-name="Times New Roman" fo:font-size="12pt" fo:letter-spacing="normal" fo:font-style="normal" fo:font-weight="normal" officeooo:paragraph-rsid="00a3072d" style:font-size-asian="12pt" style:font-weight-asian="normal" style:font-size-complex="12pt" style:font-weight-complex="normal"/>
    </style:style>
    <style:style style:name="P69" style:family="paragraph" style:parent-style-name="Text_20_body" style:list-style-name="isi_20_organisa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222222" loext:opacity="100%" style:font-name="Times New Roman" fo:font-size="12pt" fo:letter-spacing="normal" fo:font-style="normal" fo:font-weight="normal" officeooo:paragraph-rsid="00a3072d" style:font-size-asian="12pt" style:font-size-complex="12pt"/>
    </style:style>
    <style:style style:name="P70" style:family="paragraph" style:parent-style-name="Text_20_body" style:list-style-name="isi_20_organisasi_20_mahasiswa_20_2">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000000" loext:opacity="100%" style:font-name="Times New Roman" fo:font-size="12pt" fo:letter-spacing="normal" fo:font-style="normal" fo:font-weight="normal" officeooo:rsid="00a160da" officeooo:paragraph-rsid="00a3072d" style:font-size-asian="12pt" style:font-weight-asian="normal" style:font-size-complex="12pt" style:font-weight-complex="normal"/>
    </style:style>
    <style:style style:name="P71" style:family="paragraph" style:parent-style-name="Text_20_body" style:list-style-name="organisas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officeooo:paragraph-rsid="0033c24f"/>
    </style:style>
    <style:style style:name="P72" style:family="paragraph" style:parent-style-name="Title" style:list-style-name="bab_20_2">
      <style:paragraph-properties fo:text-align="start" style:justify-single-word="false"/>
      <style:text-properties style:font-name="Times New Roman" fo:font-size="12pt" officeooo:rsid="014b5e90" officeooo:paragraph-rsid="014b5e90" style:font-size-asian="12pt" style:font-size-complex="12pt"/>
    </style:style>
    <style:style style:name="P73" style:family="paragraph" style:parent-style-name="anak_20_pasal_20_A" style:list-style-name="Numbering_20_123">
      <loext:graphic-properties draw:fill="none"/>
      <style:paragraph-properties fo:margin-left="0.499cm" fo:margin-right="0cm" fo:margin-top="0.101cm" fo:margin-bottom="0.1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0164962" officeooo:paragraph-rsid="001ad5ff" style:font-size-asian="12pt" style:font-size-complex="12pt"/>
    </style:style>
    <style:style style:name="P74" style:family="paragraph" style:parent-style-name="anak_20_pasal_20_A" style:list-style-name="Numbering_20_123">
      <loext:graphic-properties draw:fill="none"/>
      <style:paragraph-properties fo:margin-left="0.499cm" fo:margin-right="0cm" fo:margin-top="0.302cm" fo:margin-bottom="0.302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paragraph-rsid="001ad5ff" style:font-size-asian="12pt" style:font-size-complex="12pt"/>
    </style:style>
    <style:style style:name="P75" style:family="paragraph" style:parent-style-name="anak_20_pasal_20_A" style:list-style-name="Numbering_20_123">
      <loext:graphic-properties draw:fill="none"/>
      <style:paragraph-properties fo:margin-left="0.499cm" fo:margin-right="0cm" fo:margin-top="0.302cm" fo:margin-bottom="0.302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10b2241" officeooo:paragraph-rsid="010d2804" style:font-size-asian="12pt" style:font-size-complex="12pt"/>
    </style:style>
    <style:style style:name="P76" style:family="paragraph" style:parent-style-name="anak_20_pasal_20_A" style:list-style-name="Numbering_20_123">
      <loext:graphic-properties draw:fill="none"/>
      <style:paragraph-properties fo:margin-left="0.499cm" fo:margin-right="0cm" fo:margin-top="0.302cm" fo:margin-bottom="0.302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09d1fae" officeooo:paragraph-rsid="009d1fae" style:font-size-asian="12pt" style:font-size-complex="12pt"/>
    </style:style>
    <style:style style:name="P77"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09ba194" officeooo:paragraph-rsid="009ba194" style:font-size-asian="12pt" style:font-size-complex="12pt"/>
    </style:style>
    <style:style style:name="P78"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paragraph-rsid="001ad5ff" style:font-size-asian="12pt" style:font-size-complex="12pt"/>
    </style:style>
    <style:style style:name="P79"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0249d26" officeooo:paragraph-rsid="00e9c58a" style:font-size-asian="12pt" style:font-size-complex="12pt"/>
    </style:style>
    <style:style style:name="P80"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style:font-name="Times New Roman" fo:font-size="12pt" officeooo:paragraph-rsid="001ad5ff" style:font-size-asian="12pt" style:font-size-complex="12pt"/>
    </style:style>
    <style:style style:name="P81"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style:font-name="Times New Roman" fo:font-size="12pt" officeooo:paragraph-rsid="002fc243" style:font-size-asian="12pt" style:font-size-complex="12pt"/>
    </style:style>
    <style:style style:name="P82"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style:font-name="Times New Roman" fo:font-size="12pt" officeooo:paragraph-rsid="00e9c58a" style:font-size-asian="12pt" style:font-size-complex="12pt"/>
    </style:style>
    <style:style style:name="P83"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style:font-name="Times New Roman" fo:font-size="12pt" officeooo:rsid="00e9c58a" officeooo:paragraph-rsid="00e9c58a" style:font-size-asian="12pt" style:font-size-complex="12pt"/>
    </style:style>
    <style:style style:name="P84" style:family="paragraph" style:parent-style-name="anak_20_pasal_20_A" style:list-style-name="Numbering_20_123" style:master-page-name="">
      <loext:graphic-properties draw:fill="none"/>
      <style:paragraph-properties fo:margin-left="1.6cm" fo:margin-right="0cm" fo:margin-top="0.101cm" fo:margin-bottom="0.201cm" style:contextual-spacing="false" fo:line-height="150%" fo:text-align="justify" style:justify-single-word="false" fo:text-indent="0.499cm" style:auto-text-indent="false" style:page-number="auto" fo:background-color="transparent">
        <style:tab-stops>
          <style:tab-stop style:position="3.11cm"/>
        </style:tab-stops>
      </style:paragraph-properties>
      <style:text-properties style:font-name="Times New Roman" fo:font-size="12pt" officeooo:paragraph-rsid="00e9c58a" style:font-size-asian="12pt" style:font-size-complex="12pt"/>
    </style:style>
    <style:style style:name="P85" style:family="paragraph" style:parent-style-name="anak_20_pasal_20_A" style:list-style-name="Numbering_20_123" style:master-page-name="">
      <loext:graphic-properties draw:fill="none"/>
      <style:paragraph-properties fo:margin-left="1.7cm" fo:margin-right="0cm" fo:margin-top="0cm" fo:margin-bottom="0.101cm" style:contextual-spacing="false" fo:line-height="150%" fo:text-align="justify" style:justify-single-word="false" fo:text-indent="0.4cm" style:auto-text-indent="false" style:page-number="auto" fo:background-color="transparent">
        <style:tab-stops>
          <style:tab-stop style:position="3.009cm"/>
          <style:tab-stop style:position="3.11cm"/>
        </style:tab-stops>
      </style:paragraph-properties>
      <style:text-properties style:font-name="Times New Roman" fo:font-size="12pt" officeooo:paragraph-rsid="00e9c58a" style:font-size-asian="12pt" style:font-size-complex="12pt"/>
    </style:style>
    <style:style style:name="P86" style:family="paragraph" style:parent-style-name="anak_20_pasal_20_A" style:list-style-name="Numbering_20_123" style:master-page-name="">
      <loext:graphic-properties draw:fill="none"/>
      <style:paragraph-properties fo:margin-left="2.101cm" fo:margin-right="0cm" fo:margin-top="0.101cm" fo:margin-bottom="0.201cm" style:contextual-spacing="false" fo:line-height="150%" fo:text-align="justify" style:justify-single-word="false" fo:text-indent="0.3cm" style:auto-text-indent="false" style:page-number="auto" fo:background-color="transparent">
        <style:tab-stops>
          <style:tab-stop style:position="3.009cm"/>
          <style:tab-stop style:position="3.209cm"/>
        </style:tab-stops>
      </style:paragraph-properties>
      <style:text-properties style:font-name="Times New Roman" fo:font-size="12pt" fo:font-style="italic" officeooo:rsid="006c55bb" officeooo:paragraph-rsid="00e9c58a" style:font-size-asian="12pt" style:font-style-asian="italic" style:font-size-complex="12pt" style:font-style-complex="italic"/>
    </style:style>
    <style:style style:name="P87" style:family="paragraph" style:parent-style-name="isi_20_anak_20_pasal" style:list-style-name="bab_20_2">
      <style:paragraph-properties fo:line-height="150%" fo:text-align="start" style:justify-single-word="false"/>
      <style:text-properties style:font-name="Times New Roman" fo:font-size="12pt" officeooo:rsid="012b729c" officeooo:paragraph-rsid="014c3af5" style:font-size-asian="12pt" style:font-size-complex="12pt"/>
    </style:style>
    <style:style style:name="P88" style:family="paragraph" style:parent-style-name="isi_20_anak_20_pasal" style:list-style-name="L6">
      <style:text-properties style:font-name="Times New Roman" fo:font-size="12pt" officeooo:paragraph-rsid="00eb6917" style:font-size-asian="12pt" style:font-size-complex="12pt"/>
    </style:style>
    <style:style style:name="P89" style:family="paragraph" style:parent-style-name="isi_20_anak_20_pasal" style:list-style-name="L7">
      <style:text-properties style:font-name="Times New Roman" fo:font-size="12pt" officeooo:paragraph-rsid="00eb6917" style:font-size-asian="12pt" style:font-size-complex="12pt"/>
    </style:style>
    <style:style style:name="P90" style:family="paragraph" style:parent-style-name="isi_20_anak_20_pasal" style:list-style-name="Numbering_20_123" style:master-page-name="">
      <loext:graphic-properties draw:fill="none"/>
      <style:paragraph-properties fo:margin-left="2.2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style:font-size-asian="12pt" style:font-size-complex="12pt"/>
    </style:style>
    <style:style style:name="P91" style:family="paragraph" style:parent-style-name="isi_20_anak_20_pasal" style:list-style-name="Numbering_20_123" style:master-page-name="">
      <loext:graphic-properties draw:fill="none"/>
      <style:paragraph-properties fo:margin-left="2.2cm" fo:margin-right="0cm" fo:margin-top="0cm" fo:margin-bottom="0.101cm" style:contextual-spacing="false" fo:line-height="150%" fo:text-align="justify" style:justify-single-word="false" fo:text-indent="0.4cm" style:auto-text-indent="false" style:page-number="auto" fo:background-color="transparent">
        <style:tab-stops/>
      </style:paragraph-properties>
      <style:text-properties style:font-name="Times New Roman" fo:font-size="12pt" style:font-size-asian="12pt" style:font-size-complex="12pt"/>
    </style:style>
    <style:style style:name="P92" style:family="paragraph" style:parent-style-name="isi_20_anak_20_pasal_20_1" style:list-style-name="L2" style:master-page-name="">
      <loext:graphic-properties draw:fill="none"/>
      <style:paragraph-properties fo:margin-left="3.3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style:font-size-asian="12pt" style:font-size-complex="12pt"/>
    </style:style>
    <style:style style:name="P93" style:family="paragraph" style:parent-style-name="isi_20_anak_20_pasal_20_1" style:list-style-name="Numbering_20_123" style:master-page-name="">
      <loext:graphic-properties draw:fill="none"/>
      <style:paragraph-properties fo:margin-left="3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officeooo:paragraph-rsid="00e9c58a" style:font-size-asian="12pt" style:font-size-complex="12pt"/>
    </style:style>
    <style:style style:name="P94" style:family="paragraph" style:parent-style-name="isi_20_anak_20_pasal_20_2" style:list-style-name="L3">
      <style:text-properties style:font-name="Times New Roman" fo:font-size="12pt" style:font-size-asian="12pt" style:font-size-complex="12pt"/>
    </style:style>
    <style:style style:name="P95" style:family="paragraph" style:parent-style-name="isi_20_anak_20_pasal_20_2" style:list-style-name="L5">
      <style:text-properties fo:color="#000000" loext:opacity="100%" style:font-name="Times New Roman" fo:font-size="12pt" fo:font-style="normal" fo:font-weight="normal" officeooo:rsid="00bd5a0a" officeooo:paragraph-rsid="00bd5a0a" style:font-size-asian="12pt" style:font-style-asian="normal" style:font-weight-asian="normal" style:font-size-complex="12pt" style:font-style-complex="normal"/>
    </style:style>
    <style:style style:name="P96" style:family="paragraph" style:parent-style-name="isi_20_anak_20_pasal_20_2" style:list-style-name="L4" style:master-page-name="">
      <loext:graphic-properties draw:fill="none"/>
      <style:paragraph-properties fo:margin-left="3.799cm" fo:margin-right="0cm" fo:margin-top="0cm" fo:margin-bottom="0.247cm" style:contextual-spacing="false" fo:line-height="150%" fo:text-align="justify" style:justify-single-word="false" fo:text-indent="0.801cm" style:auto-text-indent="false" style:page-number="auto" fo:background-color="transparent"/>
      <style:text-properties style:font-name="Times New Roman" fo:font-size="12pt" style:font-size-asian="12pt" style:font-size-complex="12pt"/>
    </style:style>
    <style:style style:name="P97" style:family="paragraph" style:parent-style-name="isi_20_anak_20_pasal_20_2" style:list-style-name="L4" style:master-page-name="">
      <loext:graphic-properties draw:fill="none"/>
      <style:paragraph-properties fo:margin-left="3.799cm" fo:margin-right="0cm" fo:margin-top="0cm" fo:margin-bottom="0.247cm" style:contextual-spacing="false" fo:line-height="150%" fo:text-align="justify" style:justify-single-word="false" fo:text-indent="-0.101cm" style:auto-text-indent="false" style:page-number="auto" fo:background-color="transparent"/>
      <style:text-properties style:font-name="Times New Roman" fo:font-size="12pt" style:font-size-asian="12pt" style:font-size-complex="12pt"/>
    </style:style>
    <style:style style:name="P98" style:family="paragraph" style:parent-style-name="isi_20_anak_20_pasal_20_2" style:list-style-name="L5" style:master-page-name="">
      <loext:graphic-properties draw:fill="none"/>
      <style:paragraph-properties fo:margin-left="3.9cm" fo:margin-right="0cm" fo:margin-top="0cm" fo:margin-bottom="0.247cm" style:contextual-spacing="false" fo:line-height="150%" fo:text-align="justify" style:justify-single-word="false" fo:text-indent="-0.199cm" style:auto-text-indent="false" style:page-number="auto" fo:background-color="transparent"/>
      <style:text-properties style:font-name="Times New Roman" fo:font-size="12pt" style:font-size-asian="12pt" style:font-size-complex="12pt"/>
    </style:style>
    <style:style style:name="P99" style:family="paragraph" style:parent-style-name="isi_20_anak_20_pasal_20_2" style:list-style-name="L5" style:master-page-name="">
      <loext:graphic-properties draw:fill="none"/>
      <style:paragraph-properties fo:margin-left="3.9cm" fo:margin-right="0cm" fo:margin-top="0cm" fo:margin-bottom="0.247cm" style:contextual-spacing="false" fo:line-height="150%" fo:text-align="justify" style:justify-single-word="false" fo:text-indent="-0.199cm" style:auto-text-indent="false" style:page-number="auto" fo:background-color="transparent"/>
      <style:text-properties style:font-name="Times New Roman" fo:font-size="12pt" officeooo:rsid="00bd5a0a" officeooo:paragraph-rsid="00bd5a0a" style:font-size-asian="12pt" style:font-size-complex="12pt"/>
    </style:style>
    <style:style style:name="P100" style:family="paragraph" style:parent-style-name="isi_20_anak_20_pasal_20_2" style:list-style-name="L8" style:master-page-name="">
      <loext:graphic-properties draw:fill="none"/>
      <style:paragraph-properties fo:margin-left="1.499cm" fo:margin-right="0cm" fo:margin-top="0cm" fo:margin-bottom="0.247cm" style:contextual-spacing="false" fo:line-height="150%" fo:text-align="justify" style:justify-single-word="false" fo:text-indent="-0.6cm" style:auto-text-indent="false" style:page-number="auto" fo:background-color="transparent"/>
      <style:text-properties style:font-name="Times New Roman" fo:font-size="12pt" officeooo:paragraph-rsid="00e6f325" style:font-size-asian="12pt" style:font-size-complex="12pt"/>
    </style:style>
    <style:style style:name="P101" style:family="paragraph" style:parent-style-name="sub_20_judul_20_isi" style:list-style-name="L1" style:master-page-name="">
      <loext:graphic-properties draw:fill="none"/>
      <style:paragraph-properties fo:margin-left="0.801cm" fo:margin-right="0cm" fo:margin-top="0cm" fo:margin-bottom="0.247cm" style:contextual-spacing="false" fo:line-height="150%" fo:text-align="justify" style:justify-single-word="false" fo:text-indent="0.3cm" style:auto-text-indent="false" style:page-number="auto" fo:background-color="transparent">
        <style:tab-stops>
          <style:tab-stop style:position="0.212cm"/>
        </style:tab-stops>
      </style:paragraph-properties>
      <style:text-properties fo:color="#000000" loext:opacity="100%" style:font-name="Times New Roman" fo:font-size="12pt" fo:font-weight="normal" officeooo:rsid="00474f1c" officeooo:paragraph-rsid="00164962" style:font-size-asian="12pt" style:font-weight-asian="normal" style:font-size-complex="12pt" style:font-weight-complex="normal"/>
    </style:style>
    <style:style style:name="T1" style:family="text">
      <style:text-properties officeooo:rsid="001ad5ff"/>
    </style:style>
    <style:style style:name="T2" style:family="text">
      <style:text-properties fo:font-style="italic" style:font-style-asian="italic" style:font-style-complex="italic"/>
    </style:style>
    <style:style style:name="T3" style:family="text">
      <style:text-properties fo:font-style="italic" officeooo:rsid="006b2535" style:font-style-asian="italic" style:font-style-complex="italic"/>
    </style:style>
    <style:style style:name="T4" style:family="text">
      <style:text-properties fo:font-style="italic" officeooo:rsid="00ee2124" style:font-style-asian="italic" style:font-style-complex="italic"/>
    </style:style>
    <style:style style:name="T5" style:family="text">
      <style:text-properties fo:font-style="italic" officeooo:rsid="0147efa0" style:font-style-asian="italic" style:font-style-complex="italic"/>
    </style:style>
    <style:style style:name="T6" style:family="text">
      <style:text-properties fo:font-style="italic" officeooo:rsid="01608b8c" style:font-style-asian="italic" style:font-style-complex="italic"/>
    </style:style>
    <style:style style:name="T7" style:family="text">
      <style:text-properties fo:font-style="italic" officeooo:rsid="01612c6b"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148df38" style:font-style-asian="italic" style:font-weight-asian="bold" style:font-style-complex="italic" style:font-weight-complex="bold"/>
    </style:style>
    <style:style style:name="T10" style:family="text">
      <style:text-properties fo:font-style="italic" fo:font-weight="bold" officeooo:rsid="006b2535" style:font-style-asian="italic" style:font-weight-asian="bold" style:font-style-complex="italic" style:font-weight-complex="bold"/>
    </style:style>
    <style:style style:name="T11" style:family="text">
      <style:text-properties fo:font-style="italic" fo:font-weight="bold" officeooo:rsid="009ba194" style:font-weight-asian="bold" style:font-weight-complex="bold"/>
    </style:style>
    <style:style style:name="T12" style:family="text">
      <style:text-properties fo:font-style="italic" fo:font-weight="normal"/>
    </style:style>
    <style:style style:name="T13" style:family="text">
      <style:text-properties fo:font-style="italic" fo:font-weight="normal"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13ceb97" style:font-style-asian="normal" style:font-style-complex="normal"/>
    </style:style>
    <style:style style:name="T16" style:family="text">
      <style:text-properties fo:font-style="normal" fo:font-weight="normal" style:font-style-asian="normal" style:font-weight-asian="normal"/>
    </style:style>
    <style:style style:name="T17" style:family="text">
      <style:text-properties fo:font-style="normal" fo:font-weight="normal" officeooo:rsid="00cb1452" style:font-style-asian="normal" style:font-weight-asian="normal"/>
    </style:style>
    <style:style style:name="T18" style:family="text">
      <style:text-properties fo:color="#000000" loext:opacity="100%"/>
    </style:style>
    <style:style style:name="T19" style:family="text">
      <style:text-properties fo:color="#000000" loext:opacity="100%" officeooo:rsid="001838a5"/>
    </style:style>
    <style:style style:name="T20" style:family="text">
      <style:text-properties fo:color="#000000" loext:opacity="100%" fo:font-style="normal" fo:font-weight="normal" style:font-style-asian="normal" style:font-weight-asian="normal"/>
    </style:style>
    <style:style style:name="T21" style:family="text">
      <style:text-properties fo:color="#000000" loext:opacity="100%" fo:font-style="normal" fo:font-weight="normal" style:font-style-asian="normal" style:font-weight-asian="normal" style:font-style-complex="normal"/>
    </style:style>
    <style:style style:name="T22" style:family="text">
      <style:text-properties fo:color="#000000" loext:opacity="100%" fo:font-style="normal" fo:font-weight="normal" officeooo:rsid="00b6c446" style:font-style-asian="normal" style:font-weight-asian="normal" style:font-style-complex="normal"/>
    </style:style>
    <style:style style:name="T23" style:family="text">
      <style:text-properties fo:color="#000000" loext:opacity="100%" fo:font-style="normal" fo:font-weight="normal" officeooo:rsid="00b6a8b4" style:font-style-asian="normal" style:font-weight-asian="normal" style:font-style-complex="normal"/>
    </style:style>
    <style:style style:name="T24" style:family="text">
      <style:text-properties fo:color="#000000" loext:opacity="100%" fo:font-style="normal" fo:font-weight="normal" officeooo:rsid="00bd5a0a" style:font-style-asian="normal" style:font-weight-asian="normal" style:font-style-complex="normal"/>
    </style:style>
    <style:style style:name="T25" style:family="text">
      <style:text-properties fo:color="#000000" loext:opacity="100%" fo:font-style="normal" fo:font-weight="normal" officeooo:rsid="00e50f67" style:font-style-asian="normal" style:font-weight-asian="normal" style:font-style-complex="normal"/>
    </style:style>
    <style:style style:name="T26" style:family="text">
      <style:text-properties fo:color="#000000" loext:opacity="100%" fo:font-style="normal" fo:font-weight="normal" officeooo:rsid="0130ab03" style:font-style-asian="normal" style:font-weight-asian="normal" style:font-style-complex="normal"/>
    </style:style>
    <style:style style:name="T27" style:family="text">
      <style:text-properties fo:color="#000000" loext:opacity="100%" fo:font-style="normal" fo:font-weight="normal" officeooo:rsid="00e6f325" style:font-style-asian="normal" style:font-weight-asian="normal" style:font-style-complex="normal"/>
    </style:style>
    <style:style style:name="T28" style:family="text">
      <style:text-properties fo:color="#000000" loext:opacity="100%" fo:font-style="normal" fo:font-weight="normal" officeooo:rsid="00ba5d27" style:font-style-asian="normal" style:font-weight-asian="normal" style:font-weight-complex="bold"/>
    </style:style>
    <style:style style:name="T29" style:family="text">
      <style:text-properties fo:color="#000000" loext:opacity="100%" fo:font-style="normal" fo:font-weight="normal" officeooo:rsid="00cb1452" style:font-style-asian="normal" style:font-weight-asian="normal"/>
    </style:style>
    <style:style style:name="T30" style:family="text">
      <style:text-properties fo:color="#000000" loext:opacity="100%" fo:font-style="normal" fo:font-weight="normal" officeooo:rsid="00e3eb1a" style:font-style-asian="normal" style:font-weight-asian="normal"/>
    </style:style>
    <style:style style:name="T31" style:family="text">
      <style:text-properties fo:color="#000000" loext:opacity="100%" fo:font-style="normal" fo:font-weight="normal" style:font-style-asian="normal" style:font-weight-asian="normal" style:font-style-complex="italic"/>
    </style:style>
    <style:style style:name="T32" style:family="text">
      <style:text-properties fo:color="#000000" loext:opacity="100%" fo:font-style="normal" fo:font-weight="normal" officeooo:rsid="00cb1452" style:font-style-asian="normal" style:font-weight-asian="normal" style:font-style-complex="italic"/>
    </style:style>
    <style:style style:name="T33" style:family="text">
      <style:text-properties fo:color="#000000" loext:opacity="100%" fo:font-style="normal" fo:font-weight="normal" officeooo:rsid="00b6a8b4" style:font-style-asian="normal" style:font-weight-asian="normal" style:font-style-complex="italic"/>
    </style:style>
    <style:style style:name="T34" style:family="text">
      <style:text-properties fo:color="#000000" loext:opacity="100%" fo:font-style="normal" fo:font-weight="normal" officeooo:rsid="01219109" style:font-style-asian="normal" style:font-weight-asian="normal"/>
    </style:style>
    <style:style style:name="T35" style:family="text">
      <style:text-properties fo:color="#000000" loext:opacity="100%" fo:font-style="normal" fo:font-weight="normal" officeooo:rsid="013ceb97" style:font-style-asian="normal" style:font-weight-asian="normal"/>
    </style:style>
    <style:style style:name="T36" style:family="text">
      <style:text-properties fo:color="#000000" loext:opacity="100%" fo:font-style="normal" fo:font-weight="normal" officeooo:rsid="013d8946" style:font-style-asian="normal" style:font-weight-asian="normal"/>
    </style:style>
    <style:style style:name="T37" style:family="text">
      <style:text-properties fo:color="#000000" loext:opacity="100%" fo:font-style="normal" fo:font-weight="normal" officeooo:rsid="00fc1510" style:font-style-asian="normal" style:font-weight-asian="normal"/>
    </style:style>
    <style:style style:name="T38" style:family="text">
      <style:text-properties fo:color="#000000" loext:opacity="100%" fo:font-style="normal" fo:font-weight="normal" officeooo:rsid="00a791d2" style:font-style-asian="normal" style:font-weight-asian="normal"/>
    </style:style>
    <style:style style:name="T39" style:family="text">
      <style:text-properties fo:color="#000000" loext:opacity="100%" fo:font-style="normal" fo:font-weight="normal" officeooo:rsid="00aeaf0b" style:font-style-asian="normal" style:font-weight-asian="normal"/>
    </style:style>
    <style:style style:name="T40" style:family="text">
      <style:text-properties fo:color="#000000" loext:opacity="100%" fo:font-style="normal" fo:font-weight="normal" officeooo:rsid="014e27bc" style:font-style-asian="normal" style:font-weight-asian="normal"/>
    </style:style>
    <style:style style:name="T41" style:family="text">
      <style:text-properties fo:color="#000000" loext:opacity="100%" fo:font-style="normal" fo:font-weight="normal" officeooo:rsid="009d1fae" style:font-style-asian="normal" style:font-weight-asian="normal"/>
    </style:style>
    <style:style style:name="T42" style:family="text">
      <style:text-properties fo:color="#000000" loext:opacity="100%" fo:font-style="normal" fo:font-weight="normal" officeooo:rsid="00e50f67" style:font-style-asian="normal" style:font-weight-asian="normal"/>
    </style:style>
    <style:style style:name="T43" style:family="text">
      <style:text-properties fo:color="#000000" loext:opacity="100%" fo:font-style="normal" fo:font-weight="normal" officeooo:rsid="012af03b" style:font-style-asian="normal" style:font-weight-asian="normal"/>
    </style:style>
    <style:style style:name="T44" style:family="text">
      <style:text-properties fo:color="#000000" loext:opacity="100%" fo:font-style="normal" fo:font-weight="normal" officeooo:rsid="00e276ec" style:font-style-asian="normal" style:font-weight-asian="normal"/>
    </style:style>
    <style:style style:name="T45" style:family="text">
      <style:text-properties fo:color="#000000" loext:opacity="100%" fo:font-style="normal" fo:font-weight="normal" officeooo:rsid="00e2b64c" style:font-style-asian="normal" style:font-weight-asian="normal"/>
    </style:style>
    <style:style style:name="T46" style:family="text">
      <style:text-properties fo:color="#000000" loext:opacity="100%" fo:font-style="normal" fo:font-weight="normal" officeooo:rsid="00e2dcc9" style:font-style-asian="normal" style:font-weight-asian="normal"/>
    </style:style>
    <style:style style:name="T47" style:family="text">
      <style:text-properties fo:color="#000000" loext:opacity="100%" fo:font-style="normal" fo:font-weight="normal" style:font-style-asian="normal" style:font-weight-asian="normal" style:font-weight-complex="normal"/>
    </style:style>
    <style:style style:name="T48" style:family="text">
      <style:text-properties fo:color="#000000" loext:opacity="100%" fo:font-style="normal" fo:font-weight="normal" officeooo:rsid="00d07303" style:font-style-asian="normal" style:font-weight-asian="normal" style:font-weight-complex="normal"/>
    </style:style>
    <style:style style:name="T49" style:family="text">
      <style:text-properties fo:color="#000000" loext:opacity="100%" fo:font-style="normal" fo:font-weight="normal" officeooo:rsid="00d45969" style:font-style-asian="normal" style:font-weight-asian="normal" style:font-weight-complex="normal"/>
    </style:style>
    <style:style style:name="T50" style:family="text">
      <style:text-properties fo:color="#000000" loext:opacity="100%" fo:font-style="normal" fo:font-weight="normal" officeooo:rsid="00d5e2a9" style:font-style-asian="normal" style:font-weight-asian="normal" style:font-weight-complex="normal"/>
    </style:style>
    <style:style style:name="T51" style:family="text">
      <style:text-properties fo:color="#000000" loext:opacity="100%" fo:font-style="normal" fo:font-weight="normal" officeooo:rsid="00d54880" style:font-style-asian="normal" style:font-weight-asian="normal" style:font-weight-complex="normal"/>
    </style:style>
    <style:style style:name="T52" style:family="text">
      <style:text-properties fo:color="#000000" loext:opacity="100%" fo:font-style="normal" fo:font-weight="normal" officeooo:rsid="00e6f325" style:font-style-asian="normal" style:font-weight-asian="normal" style:font-weight-complex="normal"/>
    </style:style>
    <style:style style:name="T53" style:family="text">
      <style:text-properties fo:color="#000000" loext:opacity="100%" fo:font-style="normal" fo:font-weight="normal" officeooo:rsid="00d23a85" style:font-style-asian="normal" style:font-weight-asian="normal"/>
    </style:style>
    <style:style style:name="T54" style:family="text">
      <style:text-properties fo:color="#000000" loext:opacity="100%" fo:font-style="normal" fo:font-weight="normal" officeooo:rsid="00d26ed9" style:font-style-asian="normal" style:font-weight-asian="normal"/>
    </style:style>
    <style:style style:name="T55" style:family="text">
      <style:text-properties fo:color="#000000" loext:opacity="100%" fo:font-style="normal" fo:font-weight="normal" style:letter-kerning="true" style:font-style-asian="normal" style:font-weight-asian="normal"/>
    </style:style>
    <style:style style:name="T56" style:family="text">
      <style:text-properties fo:color="#000000" loext:opacity="100%" fo:font-style="normal" fo:font-weight="normal" officeooo:rsid="00d07303" style:letter-kerning="true" style:font-style-asian="normal" style:font-weight-asian="normal" style:font-weight-complex="normal"/>
    </style:style>
    <style:style style:name="T57" style:family="text">
      <style:text-properties fo:color="#000000" loext:opacity="100%" fo:font-style="normal" fo:font-weight="normal" officeooo:rsid="01419ebd" style:letter-kerning="true" style:font-style-asian="normal" style:font-weight-asian="normal"/>
    </style:style>
    <style:style style:name="T58" style:family="text">
      <style:text-properties fo:color="#000000" loext:opacity="100%" fo:font-style="normal" fo:font-weight="bold" style:font-style-asian="normal" style:font-weight-asian="bold" style:font-weight-complex="bold"/>
    </style:style>
    <style:style style:name="T59" style:family="text">
      <style:text-properties fo:color="#000000" loext:opacity="100%" fo:font-style="normal" fo:font-weight="bold" officeooo:rsid="00d07303" style:font-style-asian="normal" style:font-weight-asian="bold" style:font-weight-complex="bold"/>
    </style:style>
    <style:style style:name="T60" style:family="text">
      <style:text-properties fo:color="#000000" loext:opacity="100%" fo:font-style="normal" fo:font-weight="bold" officeooo:rsid="00d54880" style:font-style-asian="normal" style:font-weight-asian="bold" style:font-weight-complex="bold"/>
    </style:style>
    <style:style style:name="T61" style:family="text">
      <style:text-properties fo:color="#000000" loext:opacity="100%" fo:font-style="normal" fo:font-weight="bold" officeooo:rsid="00e6f325" style:font-style-asian="normal" style:font-weight-asian="bold" style:font-weight-complex="bold"/>
    </style:style>
    <style:style style:name="T62" style:family="text">
      <style:text-properties fo:color="#000000" loext:opacity="100%" fo:font-style="normal" fo:font-weight="bold" officeooo:rsid="00d23a85" style:font-style-asian="normal" style:font-weight-asian="bold"/>
    </style:style>
    <style:style style:name="T63" style:family="text">
      <style:text-properties fo:color="#000000" loext:opacity="100%" fo:font-style="italic" fo:font-weight="normal" style:font-style-asian="italic" style:font-weight-asian="normal"/>
    </style:style>
    <style:style style:name="T64" style:family="text">
      <style:text-properties fo:color="#000000" loext:opacity="100%" fo:font-style="italic" fo:font-weight="normal" style:font-style-asian="italic" style:font-weight-asian="normal" style:font-style-complex="italic"/>
    </style:style>
    <style:style style:name="T65" style:family="text">
      <style:text-properties fo:color="#000000" loext:opacity="100%" fo:font-style="italic" fo:font-weight="normal" officeooo:rsid="00b6a8b4" style:font-style-asian="italic" style:font-weight-asian="normal" style:font-style-complex="italic"/>
    </style:style>
    <style:style style:name="T66" style:family="text">
      <style:text-properties fo:color="#000000" loext:opacity="100%" fo:font-style="italic" fo:font-weight="normal" officeooo:rsid="00cb1452" style:font-style-asian="italic" style:font-weight-asian="normal" style:font-style-complex="italic"/>
    </style:style>
    <style:style style:name="T67" style:family="text">
      <style:text-properties fo:color="#000000" loext:opacity="100%" fo:font-style="italic" fo:font-weight="normal" style:font-style-asian="italic" style:font-weight-asian="normal" style:font-style-complex="italic" style:font-weight-complex="normal"/>
    </style:style>
    <style:style style:name="T68" style:family="text">
      <style:text-properties fo:color="#000000" loext:opacity="100%" fo:font-style="italic" fo:font-weight="normal" officeooo:rsid="00c8d1a9" style:font-style-asian="italic" style:font-weight-asian="normal" style:font-style-complex="italic"/>
    </style:style>
    <style:style style:name="T69" style:family="text">
      <style:text-properties fo:color="#000000" loext:opacity="100%" fo:font-style="italic" fo:font-weight="normal" officeooo:rsid="00ba5d27" style:font-style-asian="italic" style:font-weight-asian="normal" style:font-style-complex="italic" style:font-weight-complex="bold"/>
    </style:style>
    <style:style style:name="T70" style:family="text">
      <style:text-properties fo:color="#000000" loext:opacity="100%" fo:font-style="italic" fo:font-weight="normal" officeooo:rsid="0140cc72" style:font-style-asian="italic" style:font-weight-asian="normal" style:font-style-complex="italic"/>
    </style:style>
    <style:style style:name="T71" style:family="text">
      <style:text-properties fo:color="#000000" loext:opacity="100%" fo:font-style="italic" fo:font-weight="normal" officeooo:rsid="0148df38" style:font-style-asian="italic" style:font-weight-asian="normal" style:font-style-complex="italic"/>
    </style:style>
    <style:style style:name="T72" style:family="text">
      <style:text-properties fo:color="#000000" loext:opacity="100%" fo:font-style="italic" fo:font-weight="normal" officeooo:rsid="00e50f67" style:font-style-asian="italic" style:font-weight-asian="normal" style:font-style-complex="italic"/>
    </style:style>
    <style:style style:name="T73" style:family="text">
      <style:text-properties fo:color="#000000" loext:opacity="100%" fo:font-style="italic" fo:font-weight="normal" officeooo:rsid="00aeaf0b" style:font-style-asian="italic" style:font-weight-asian="normal" style:font-style-complex="italic"/>
    </style:style>
    <style:style style:name="T74" style:family="text">
      <style:text-properties fo:color="#000000" loext:opacity="100%" fo:font-style="italic" fo:font-weight="normal" officeooo:rsid="01419ebd" style:font-style-asian="italic" style:font-weight-asian="normal" style:font-style-complex="italic"/>
    </style:style>
    <style:style style:name="T75" style:family="text">
      <style:text-properties fo:color="#000000" loext:opacity="100%" fo:font-style="italic" fo:font-weight="normal" officeooo:rsid="00a791d2" style:font-style-asian="italic" style:font-weight-asian="normal"/>
    </style:style>
    <style:style style:name="T76" style:family="text">
      <style:text-properties fo:color="#000000" loext:opacity="100%" fo:font-style="italic" fo:font-weight="normal" style:font-style-asian="italic" style:font-weight-asian="normal" style:font-style-complex="normal"/>
    </style:style>
    <style:style style:name="T77" style:family="text">
      <style:text-properties fo:color="#000000" loext:opacity="100%" fo:font-style="italic" fo:font-weight="normal" style:font-style-asian="normal" style:font-weight-asian="normal"/>
    </style:style>
    <style:style style:name="T78" style:family="text">
      <style:text-properties fo:color="#000000" loext:opacity="100%" fo:font-style="italic" fo:font-weight="normal" style:letter-kerning="true" style:font-style-asian="italic" style:font-weight-asian="normal" style:font-style-complex="italic"/>
    </style:style>
    <style:style style:name="T79" style:family="text">
      <style:text-properties fo:color="#000000" loext:opacity="100%" fo:font-style="italic" fo:font-weight="normal" officeooo:rsid="01419ebd" style:letter-kerning="true" style:font-style-asian="italic" style:font-weight-asian="normal" style:font-style-complex="italic"/>
    </style:style>
    <style:style style:name="T80" style:family="text">
      <style:text-properties fo:color="#000000" loext:opacity="100%" fo:font-style="italic" fo:font-weight="bold" officeooo:rsid="00a791d2" style:font-style-asian="italic" style:font-style-complex="italic"/>
    </style:style>
    <style:style style:name="T81" style:family="text">
      <style:text-properties fo:color="#000000" loext:opacity="100%" fo:font-style="italic" fo:font-weight="bold" style:font-style-asian="italic" style:font-weight-asian="bold" style:font-style-complex="italic" style:font-weight-complex="bold"/>
    </style:style>
    <style:style style:name="T82" style:family="text">
      <style:text-properties fo:color="#000000" loext:opacity="100%" fo:font-style="italic" style:font-name-asian="Times New Roman2" style:font-style-asian="italic" style:font-name-complex="Times New Roman2"/>
    </style:style>
    <style:style style:name="T83" style:family="text">
      <style:text-properties fo:color="#000000" loext:opacity="100%" style:font-name="Times New Roman" fo:font-size="12pt" officeooo:rsid="00a7dbd7" style:font-size-asian="12pt" style:font-size-complex="12pt"/>
    </style:style>
    <style:style style:name="T84" style:family="text">
      <style:text-properties fo:color="#000000" loext:opacity="100%" style:font-name="Times New Roman" fo:font-weight="normal" officeooo:rsid="00a160da"/>
    </style:style>
    <style:style style:name="T85" style:family="text">
      <style:text-properties fo:color="#000000" loext:opacity="100%" style:font-name="Times New Roman" officeooo:rsid="00a160da"/>
    </style:style>
    <style:style style:name="T86" style:family="text">
      <style:text-properties fo:color="#000000" loext:opacity="100%" officeooo:rsid="0021b4f2"/>
    </style:style>
    <style:style style:name="T87" style:family="text">
      <style:text-properties fo:color="#000000" loext:opacity="100%" officeooo:rsid="009ba194"/>
    </style:style>
    <style:style style:name="T88" style:family="text">
      <style:text-properties fo:color="#000000" loext:opacity="100%" officeooo:rsid="00a160da"/>
    </style:style>
    <style:style style:name="T89" style:family="text">
      <style:text-properties fo:color="#000000" loext:opacity="100%" officeooo:rsid="00a3072d"/>
    </style:style>
    <style:style style:name="T90" style:family="text">
      <style:text-properties fo:color="#000000" loext:opacity="100%" style:text-position="0% 100%" fo:font-style="normal" fo:font-weight="normal" style:font-style-asian="normal" style:font-weight-asian="normal"/>
    </style:style>
    <style:style style:name="T91" style:family="text">
      <style:text-properties fo:color="#000000" loext:opacity="100%" style:text-position="0% 100%" fo:font-style="normal" fo:font-weight="normal" officeooo:rsid="00fc1510" style:font-style-asian="normal" style:font-weight-asian="normal"/>
    </style:style>
    <style:style style:name="T92" style:family="text">
      <style:text-properties fo:color="#000000" loext:opacity="100%" style:text-position="0% 100%" fo:font-style="normal" fo:font-weight="normal" officeooo:rsid="009d1fae" style:font-style-asian="normal" style:font-weight-asian="normal"/>
    </style:style>
    <style:style style:name="T93" style:family="text">
      <style:text-properties fo:color="#000000" loext:opacity="100%" style:text-position="0% 100%" fo:font-style="normal" fo:font-weight="normal" officeooo:rsid="00e276ec" style:font-style-asian="normal" style:font-weight-asian="normal"/>
    </style:style>
    <style:style style:name="T94" style:family="text">
      <style:text-properties fo:color="#000000" loext:opacity="100%" style:text-position="0% 100%" style:font-name="Times New Roman" fo:font-size="12pt" fo:font-style="normal" fo:font-weight="normal" style:font-size-asian="12pt" style:font-style-asian="normal" style:font-weight-asian="normal" style:font-size-complex="12pt"/>
    </style:style>
    <style:style style:name="T95" style:family="text">
      <style:text-properties fo:color="#000000" loext:opacity="100%" style:text-position="0% 100%" fo:font-style="italic" fo:font-weight="normal" style:font-style-asian="italic" style:font-weight-asian="normal" style:font-style-complex="italic"/>
    </style:style>
    <style:style style:name="T96" style:family="text">
      <style:text-properties fo:color="#000000" loext:opacity="100%" officeooo:rsid="00ef3fa0"/>
    </style:style>
    <style:style style:name="T97" style:family="text">
      <style:text-properties fo:color="#000000" loext:opacity="100%" officeooo:rsid="01022aac"/>
    </style:style>
    <style:style style:name="T98" style:family="text">
      <style:text-properties fo:color="#000000" loext:opacity="100%" officeooo:rsid="009d1fae"/>
    </style:style>
    <style:style style:name="T99" style:family="text">
      <style:text-properties fo:color="#000000" loext:opacity="100%" fo:font-weight="bold"/>
    </style:style>
    <style:style style:name="T100" style:family="text">
      <style:text-properties fo:color="#000000" loext:opacity="100%" fo:font-weight="bold" officeooo:rsid="0033ff08"/>
    </style:style>
    <style:style style:name="T101" style:family="text">
      <style:text-properties fo:color="#000000" loext:opacity="100%" fo:font-weight="bold" officeooo:rsid="00a791d2"/>
    </style:style>
    <style:style style:name="T102" style:family="text">
      <style:text-properties fo:color="#000000" loext:opacity="100%" fo:font-weight="bold" style:font-name-asian="Times New Roman2" style:font-weight-asian="bold" style:font-name-complex="Times New Roman2"/>
    </style:style>
    <style:style style:name="T103" style:family="text">
      <style:text-properties fo:color="#000000" loext:opacity="100%" fo:language="zxx" fo:country="none" fo:font-style="normal" style:text-underline-style="none" fo:font-weight="normal" officeooo:rsid="0126d2ad" style:language-asian="zxx" style:country-asian="none" style:font-style-asian="normal" style:font-weight-asian="normal" style:language-complex="zxx" style:country-complex="none"/>
    </style:style>
    <style:style style:name="T104" style:family="text">
      <style:text-properties fo:color="#000000" loext:opacity="100%" officeooo:rsid="00a160da" style:font-weight-asian="normal" style:font-weight-complex="normal"/>
    </style:style>
    <style:style style:name="T105" style:family="text">
      <style:text-properties fo:color="#000000" loext:opacity="100%" officeooo:rsid="00a3072d" style:font-weight-asian="normal" style:font-weight-complex="normal"/>
    </style:style>
    <style:style style:name="T106" style:family="text">
      <style:text-properties fo:color="#000000" loext:opacity="100%" officeooo:rsid="00ef3fa0" style:font-weight-asian="normal" style:font-weight-complex="normal"/>
    </style:style>
    <style:style style:name="T107" style:family="text">
      <style:text-properties fo:color="#000000" loext:opacity="100%" style:font-name-asian="Times New Roman2" style:font-name-complex="Times New Roman2"/>
    </style:style>
    <style:style style:name="T108" style:family="text">
      <style:text-properties fo:color="#000000" loext:opacity="100%" officeooo:rsid="00e9c58a" style:font-name-asian="Times New Roman2" style:font-name-complex="Times New Roman2"/>
    </style:style>
    <style:style style:name="T109" style:family="text">
      <style:text-properties fo:color="#000000" loext:opacity="100%" officeooo:rsid="01608b8c"/>
    </style:style>
    <style:style style:name="T110" style:family="text">
      <style:text-properties fo:font-weight="bold" style:font-weight-asian="bold" style:font-weight-complex="bold"/>
    </style:style>
    <style:style style:name="T111" style:family="text">
      <style:text-properties fo:font-weight="bold" officeooo:rsid="007bbe5b" style:font-weight-asian="bold" style:font-weight-complex="bold"/>
    </style:style>
    <style:style style:name="T112" style:family="text">
      <style:text-properties fo:font-weight="bold" officeooo:rsid="00e9c58a" style:font-weight-asian="bold" style:font-weight-complex="bold"/>
    </style:style>
    <style:style style:name="T113" style:family="text">
      <style:text-properties fo:font-weight="bold" officeooo:rsid="00d6a4c2" style:font-weight-asian="bold" style:font-weight-complex="bold"/>
    </style:style>
    <style:style style:name="T114" style:family="text">
      <style:text-properties fo:font-weight="bold" style:font-name-asian="Times New Roman2" style:font-weight-asian="bold" style:font-name-complex="Times New Roman2" style:font-weight-complex="bold"/>
    </style:style>
    <style:style style:name="T115" style:family="text">
      <style:text-properties officeooo:rsid="007bbe5b"/>
    </style:style>
    <style:style style:name="T116" style:family="text">
      <style:text-properties officeooo:rsid="008ebf09"/>
    </style:style>
    <style:style style:name="T117" style:family="text">
      <style:text-properties officeooo:rsid="009d1fae"/>
    </style:style>
    <style:style style:name="T118" style:family="text">
      <style:text-properties officeooo:rsid="009fab3e"/>
    </style:style>
    <style:style style:name="T119" style:family="text">
      <style:text-properties fo:font-variant="normal" fo:text-transform="none" fo:color="#000000" loext:opacity="100%" fo:letter-spacing="normal" fo:font-style="normal" fo:font-weight="normal"/>
    </style:style>
    <style:style style:name="T120" style:family="text">
      <style:text-properties fo:font-variant="normal" fo:text-transform="none" fo:color="#000000" loext:opacity="100%" fo:letter-spacing="normal" fo:font-style="normal" fo:font-weight="normal" style:font-style-asian="normal" style:font-weight-asian="normal"/>
    </style:style>
    <style:style style:name="T121" style:family="text">
      <style:text-properties fo:font-variant="normal" fo:text-transform="none" fo:color="#000000" loext:opacity="100%" fo:letter-spacing="normal" fo:font-style="normal" fo:font-weight="normal" style:font-style-asian="normal" style:font-weight-asian="normal" style:font-style-complex="normal"/>
    </style:style>
    <style:style style:name="T122" style:family="text">
      <style:text-properties fo:font-variant="normal" fo:text-transform="none" fo:color="#000000" loext:opacity="100%" fo:letter-spacing="normal" fo:font-style="normal" fo:font-weight="normal" officeooo:rsid="00bd5a0a" style:font-style-asian="normal" style:font-weight-asian="normal" style:font-style-complex="normal"/>
    </style:style>
    <style:style style:name="T123" style:family="text">
      <style:text-properties fo:font-variant="normal" fo:text-transform="none" fo:color="#000000" loext:opacity="100%" fo:letter-spacing="normal" fo:font-style="normal" fo:font-weight="normal" officeooo:rsid="015ab5a7" style:font-style-asian="normal" style:font-weight-asian="normal" style:font-style-complex="normal"/>
    </style:style>
    <style:style style:name="T124" style:family="text">
      <style:text-properties fo:font-variant="normal" fo:text-transform="none" fo:color="#000000" loext:opacity="100%" fo:letter-spacing="normal" fo:font-style="normal" fo:font-weight="normal" officeooo:rsid="013f229d"/>
    </style:style>
    <style:style style:name="T125" style:family="text">
      <style:text-properties fo:font-variant="normal" fo:text-transform="none" fo:color="#000000" loext:opacity="100%" fo:letter-spacing="normal" fo:font-style="italic" fo:font-weight="normal" style:font-style-asian="italic" style:font-style-complex="italic"/>
    </style:style>
    <style:style style:name="T126" style:family="text">
      <style:text-properties fo:font-variant="normal" fo:text-transform="none" fo:color="#000000" loext:opacity="100%" fo:letter-spacing="normal" fo:font-style="italic" fo:font-weight="normal" officeooo:rsid="013f229d" style:font-style-asian="italic" style:font-style-complex="italic"/>
    </style:style>
    <style:style style:name="T127" style:family="text">
      <style:text-properties fo:font-variant="normal" fo:text-transform="none" fo:color="#000000" loext:opacity="100%" fo:letter-spacing="normal" fo:font-style="italic" fo:font-weight="normal" style:font-style-asian="italic" style:font-weight-asian="normal" style:font-style-complex="italic"/>
    </style:style>
    <style:style style:name="T128" style:family="text">
      <style:text-properties fo:font-variant="normal" fo:text-transform="none" fo:color="#000000" loext:opacity="100%" fo:letter-spacing="normal" fo:font-style="italic" fo:font-weight="normal" officeooo:rsid="0140cc72" style:font-style-asian="italic" style:font-weight-asian="normal" style:font-style-complex="italic"/>
    </style:style>
    <style:style style:name="T129" style:family="text">
      <style:text-properties fo:font-variant="normal" fo:text-transform="none" fo:color="#000000" loext:opacity="100%" fo:letter-spacing="normal" fo:font-style="italic" fo:font-weight="normal" officeooo:rsid="00bd5a0a" style:font-style-asian="italic" style:font-weight-asian="normal" style:font-style-complex="italic"/>
    </style:style>
    <style:style style:name="T130" style:family="text">
      <style:text-properties fo:font-variant="normal" fo:text-transform="none" fo:color="#000000" loext:opacity="100%" fo:letter-spacing="normal" fo:font-style="italic" fo:font-weight="normal" style:font-style-asian="normal" style:font-weight-asian="normal"/>
    </style:style>
    <style:style style:name="T131" style:family="text">
      <style:text-properties fo:font-variant="normal" fo:text-transform="none" fo:color="#000000" loext:opacity="100%" fo:letter-spacing="normal" fo:font-style="italic" style:text-underline-style="none" fo:font-weight="normal" style:font-style-asian="italic" style:font-style-complex="italic"/>
    </style:style>
    <style:style style:name="T132" style:family="text">
      <style:text-properties fo:font-variant="normal" fo:text-transform="none" fo:color="#000000" loext:opacity="100%" fo:letter-spacing="normal" fo:font-style="italic" style:text-underline-style="none" fo:font-weight="normal" officeooo:rsid="013f229d" style:font-style-asian="italic" style:font-style-complex="italic"/>
    </style:style>
    <style:style style:name="T133" style:family="text">
      <style:text-properties fo:font-variant="normal" fo:text-transform="none" fo:color="#000000" loext:opacity="100%" style:text-position="0% 100%" style:font-name="Times New Roman" fo:font-size="12pt" fo:letter-spacing="normal" fo:font-style="italic" fo:font-weight="normal" style:font-size-asian="12pt" style:font-style-asian="normal" style:font-weight-asian="normal" style:font-size-complex="12pt"/>
    </style:style>
    <style:style style:name="T134" style:family="text">
      <style:text-properties fo:font-variant="normal" fo:text-transform="none" fo:color="#000000" loext:opacity="100%" style:text-position="0% 100%" style:font-name="Times New Roman" fo:font-size="12pt" fo:letter-spacing="normal" fo:font-style="italic" fo:font-weight="normal" style:font-size-asian="12pt" style:font-style-asian="italic" style:font-weight-asian="normal" style:font-size-complex="12pt" style:font-style-complex="italic"/>
    </style:style>
    <style:style style:name="T135" style:family="text">
      <style:text-properties fo:font-variant="normal" fo:text-transform="none" fo:color="#000000" loext:opacity="100%" style:text-position="0% 100%" style:font-name="Times New Roman" fo:font-size="12pt" fo:letter-spacing="normal" fo:font-style="italic" fo:font-weight="normal" officeooo:rsid="01501a2f" style:font-size-asian="12pt" style:font-style-asian="italic" style:font-weight-asian="normal" style:font-size-complex="12pt" style:font-style-complex="italic"/>
    </style:style>
    <style:style style:name="T136" style:family="text">
      <style:text-properties fo:font-variant="normal" fo:text-transform="none" fo:color="#000000" loext:opacity="100%" style:text-position="0% 100%" style:font-name="Times New Roman" fo:font-size="12pt" fo:letter-spacing="normal" fo:font-style="normal" fo:font-weight="normal" style:font-size-asian="12pt" style:font-style-asian="normal" style:font-weight-asian="normal" style:font-size-complex="12pt"/>
    </style:style>
    <style:style style:name="T137" style:family="text">
      <style:text-properties fo:font-variant="normal" fo:text-transform="none" fo:color="#000000" loext:opacity="100%" style:text-position="0% 100%" style:font-name="Times New Roman" fo:font-size="12pt" fo:letter-spacing="normal" fo:font-style="normal" fo:font-weight="normal" officeooo:rsid="01219109" style:font-size-asian="12pt" style:font-style-asian="normal" style:font-weight-asian="normal" style:font-size-complex="12pt"/>
    </style:style>
    <style:style style:name="T138" style:family="text">
      <style:text-properties fo:font-variant="normal" fo:text-transform="none" fo:color="#000000" loext:opacity="100%" style:text-position="0% 100%" style:font-name="Times New Roman" fo:font-size="12pt" fo:letter-spacing="normal" fo:font-style="normal" fo:font-weight="normal" officeooo:rsid="01219bf8" style:font-size-asian="12pt" style:font-style-asian="normal" style:font-weight-asian="normal" style:font-size-complex="12pt"/>
    </style:style>
    <style:style style:name="T139" style:family="text">
      <style:text-properties fo:font-variant="normal" fo:text-transform="none" fo:color="#000000" loext:opacity="100%" style:text-line-through-style="none" style:text-line-through-type="none" style:text-position="0% 100%" style:font-name="Times New Roman" fo:font-size="12pt" fo:letter-spacing="normal" fo:font-style="italic" style:text-underline-style="none" fo:font-weight="normal" style:text-blinking="false" fo:background-color="#ffffff" loext:char-shading-value="0" style:font-size-asian="12pt" style:font-style-asian="italic" style:font-weight-asian="normal" style:font-size-complex="12pt" style:font-style-complex="italic"/>
    </style:style>
    <style:style style:name="T140"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41" style:family="text">
      <style:text-properties fo:font-variant="normal" fo:text-transform="none" fo:color="#000000" loext:opacity="100%" style:font-name="Times New Roman" fo:font-size="12pt" fo:letter-spacing="normal" fo:font-style="normal" fo:font-weight="normal" officeooo:rsid="00a160da" style:font-size-asian="12pt" style:font-size-complex="12pt"/>
    </style:style>
    <style:style style:name="T142" style:family="text">
      <style:text-properties fo:font-variant="normal" fo:text-transform="none" fo:color="#000000" loext:opacity="100%" style:font-name="Times New Roman" fo:font-size="12pt" fo:letter-spacing="normal" fo:font-style="normal" fo:font-weight="normal" officeooo:rsid="00a7dbd7" style:font-size-asian="12pt" style:font-size-complex="12pt"/>
    </style:style>
    <style:style style:name="T143" style:family="text">
      <style:text-properties fo:font-variant="normal" fo:text-transform="none" fo:color="#000000" loext:opacity="100%" style:font-name="Times New Roman" fo:font-size="12pt" fo:letter-spacing="normal" fo:font-style="normal" fo:font-weight="normal" officeooo:rsid="014c3af5" style:font-size-asian="12pt" style:font-size-complex="12pt"/>
    </style:style>
    <style:style style:name="T144" style:family="text">
      <style:text-properties fo:font-variant="normal" fo:text-transform="none" fo:color="#000000" loext:opacity="100%" style:font-name="Times New Roman" fo:font-size="12pt" fo:letter-spacing="normal" fo:font-style="normal" fo:font-weight="normal" officeooo:rsid="01514312" style:font-size-asian="12pt" style:font-size-complex="12pt"/>
    </style:style>
    <style:style style:name="T145" style:family="text">
      <style:text-properties fo:font-variant="normal" fo:text-transform="none" fo:color="#000000" loext:opacity="100%" style:font-name="Times New Roman" fo:font-size="12pt" fo:letter-spacing="normal" fo:font-style="normal" fo:font-weight="normal" officeooo:rsid="015224e3" style:font-size-asian="12pt" style:font-size-complex="12pt"/>
    </style:style>
    <style:style style:name="T146" style:family="text">
      <style:text-properties fo:font-variant="normal" fo:text-transform="none" fo:color="#000000" loext:opacity="100%" style:font-name="Times New Roman" fo:font-size="12pt" fo:letter-spacing="normal" fo:font-style="normal" fo:font-weight="normal" officeooo:rsid="00a160da" style:font-size-asian="12pt" style:font-weight-asian="normal" style:font-size-complex="12pt" style:font-weight-complex="normal"/>
    </style:style>
    <style:style style:name="T147" style:family="text">
      <style:text-properties fo:font-variant="normal" fo:text-transform="none" fo:color="#000000" loext:opacity="100%" style:font-name="Times New Roman" fo:font-size="12pt" fo:letter-spacing="normal" fo:font-style="normal" fo:font-weight="normal" officeooo:rsid="00a7dbd7" style:font-size-asian="12pt" style:font-weight-asian="normal" style:font-size-complex="12pt" style:font-weight-complex="normal"/>
    </style:style>
    <style:style style:name="T148" style:family="text">
      <style:text-properties fo:font-variant="normal" fo:text-transform="none" fo:color="#000000" loext:opacity="100%" style:font-name="Times New Roman" fo:font-size="12pt" fo:letter-spacing="normal" fo:font-style="normal" fo:font-weight="normal" officeooo:rsid="01514312" style:font-size-asian="12pt" style:font-style-asian="italic" style:font-size-complex="12pt" style:font-style-complex="italic"/>
    </style:style>
    <style:style style:name="T149" style:family="text">
      <style:text-properties fo:font-variant="normal" fo:text-transform="none" fo:color="#000000" loext:opacity="100%" style:font-name="Times New Roman" fo:font-size="12pt" fo:letter-spacing="normal" fo:font-style="normal" fo:font-weight="normal" officeooo:rsid="014c3af5" style:font-size-asian="12pt" style:font-style-asian="italic" style:font-weight-asian="bold" style:font-size-complex="12pt" style:font-style-complex="italic" style:font-weight-complex="bold"/>
    </style:style>
    <style:style style:name="T150" style:family="text">
      <style:text-properties fo:font-variant="normal" fo:text-transform="none" fo:color="#000000" loext:opacity="100%" style:font-name="Times New Roman" fo:font-size="12pt" fo:letter-spacing="normal" fo:font-style="normal" fo:font-weight="normal" officeooo:rsid="014c3af5" style:font-size-asian="12pt" style:font-weight-asian="bold" style:font-size-complex="12pt" style:font-weight-complex="bold"/>
    </style:style>
    <style:style style:name="T151" style:family="text">
      <style:text-properties fo:font-variant="normal" fo:text-transform="none" fo:color="#000000" loext:opacity="100%" style:font-name="Times New Roman" fo:font-size="12pt" fo:letter-spacing="normal" fo:font-style="italic" fo:font-weight="normal" style:font-size-asian="12pt" style:font-style-asian="italic" style:font-size-complex="12pt" style:font-style-complex="italic"/>
    </style:style>
    <style:style style:name="T152" style:family="text">
      <style:text-properties fo:font-variant="normal" fo:text-transform="none" fo:color="#000000" loext:opacity="100%" style:font-name="Times New Roman" fo:font-size="12pt" fo:letter-spacing="normal" fo:font-style="italic" fo:font-weight="normal" officeooo:rsid="014c3af5" style:font-size-asian="12pt" style:font-style-asian="italic" style:font-size-complex="12pt" style:font-style-complex="italic"/>
    </style:style>
    <style:style style:name="T153" style:family="text">
      <style:text-properties fo:font-variant="normal" fo:text-transform="none" fo:color="#000000" loext:opacity="100%" style:font-name="Times New Roman" fo:font-size="12pt" fo:letter-spacing="normal" fo:font-style="italic" fo:font-weight="normal" officeooo:rsid="01514312" style:font-size-asian="12pt" style:font-style-asian="italic" style:font-size-complex="12pt" style:font-style-complex="italic"/>
    </style:style>
    <style:style style:name="T154" style:family="text">
      <style:text-properties fo:font-variant="normal" fo:text-transform="none" fo:color="#000000" loext:opacity="100%" style:font-name="Times New Roman" fo:font-size="12pt" fo:letter-spacing="normal" fo:font-style="italic" fo:font-weight="normal" officeooo:rsid="014c3af5" style:font-size-asian="12pt" style:font-style-asian="italic" style:font-weight-asian="bold" style:font-size-complex="12pt" style:font-style-complex="italic" style:font-weight-complex="bold"/>
    </style:style>
    <style:style style:name="T155" style:family="text">
      <style:text-properties fo:font-variant="normal" fo:text-transform="none" fo:letter-spacing="normal" fo:font-style="normal" fo:font-weight="normal"/>
    </style:style>
    <style:style style:name="T156" style:family="text">
      <style:text-properties fo:font-variant="normal" fo:text-transform="none" fo:letter-spacing="normal" fo:font-style="normal" fo:font-weight="normal" style:font-style-asian="normal" style:font-weight-asian="normal"/>
    </style:style>
    <style:style style:name="T157" style:family="text">
      <style:text-properties fo:font-variant="normal" fo:text-transform="none" fo:letter-spacing="normal" fo:font-style="normal" fo:font-weight="normal" officeooo:rsid="012333c0" style:font-style-asian="normal" style:font-weight-asian="normal"/>
    </style:style>
    <style:style style:name="T158" style:family="text">
      <style:text-properties fo:font-variant="normal" fo:text-transform="none" fo:letter-spacing="normal" fo:font-style="normal" fo:font-weight="normal" officeooo:rsid="00cb1452" style:font-style-asian="normal" style:font-weight-asian="normal"/>
    </style:style>
    <style:style style:name="T159" style:family="text">
      <style:text-properties fo:font-variant="normal" fo:text-transform="none" fo:letter-spacing="normal" fo:font-style="normal" fo:font-weight="normal" officeooo:rsid="012d3e3b" style:font-style-asian="normal" style:font-weight-asian="normal"/>
    </style:style>
    <style:style style:name="T160" style:family="text">
      <style:text-properties fo:font-variant="normal" fo:text-transform="none" fo:letter-spacing="normal" fo:font-style="normal" fo:font-weight="normal" officeooo:rsid="012d3e3b"/>
    </style:style>
    <style:style style:name="T161" style:family="text">
      <style:text-properties fo:font-variant="normal" fo:text-transform="none" fo:letter-spacing="normal" fo:font-style="italic" fo:font-weight="normal"/>
    </style:style>
    <style:style style:name="T162" style:family="text">
      <style:text-properties fo:font-variant="normal" fo:text-transform="none" fo:letter-spacing="normal" fo:font-style="italic" fo:font-weight="normal" style:font-style-asian="italic" style:font-weight-asian="normal" style:font-style-complex="italic"/>
    </style:style>
    <style:style style:name="T163" style:family="text">
      <style:text-properties fo:font-variant="normal" fo:text-transform="none" fo:letter-spacing="normal" fo:font-style="italic" fo:font-weight="normal" officeooo:rsid="013d8946" style:font-style-asian="italic" style:font-weight-asian="normal" style:font-style-complex="italic"/>
    </style:style>
    <style:style style:name="T164" style:family="text">
      <style:text-properties fo:font-variant="normal" fo:text-transform="none" fo:letter-spacing="normal" fo:font-style="italic" fo:font-weight="normal" officeooo:rsid="00cb1452" style:font-style-asian="italic" style:font-weight-asian="normal" style:font-style-complex="italic"/>
    </style:style>
    <style:style style:name="T165" style:family="text">
      <style:text-properties fo:font-variant="normal" fo:text-transform="none" fo:letter-spacing="normal" fo:font-style="italic" fo:font-weight="normal" style:font-style-asian="italic" style:font-style-complex="italic"/>
    </style:style>
    <style:style style:name="T166" style:family="text">
      <style:text-properties fo:font-variant="normal" fo:text-transform="none" fo:letter-spacing="normal" fo:font-style="italic" fo:font-weight="normal" officeooo:rsid="00cb1452" style:font-style-asian="normal" style:font-weight-asian="normal"/>
    </style:style>
    <style:style style:name="T167" style:family="text">
      <style:text-properties officeooo:rsid="00a3072d"/>
    </style:style>
    <style:style style:name="T168" style:family="text">
      <style:text-properties officeooo:rsid="00a5e478"/>
    </style:style>
    <style:style style:name="T169" style:family="text">
      <style:text-properties officeooo:rsid="00aa04dd"/>
    </style:style>
    <style:style style:name="T170" style:family="text">
      <style:text-properties officeooo:rsid="00b3bba7"/>
    </style:style>
    <style:style style:name="T171" style:family="text">
      <style:text-properties fo:color="#252525" loext:opacity="100%" fo:font-style="normal" style:font-style-asian="normal"/>
    </style:style>
    <style:style style:name="T172" style:family="text">
      <style:text-properties fo:color="#252525" loext:opacity="100%" fo:font-style="italic" style:font-style-asian="italic" style:font-style-complex="italic"/>
    </style:style>
    <style:style style:name="T173" style:family="text">
      <style:text-properties fo:color="#252525" loext:opacity="100%" fo:font-style="italic" fo:font-weight="normal" style:font-style-asian="italic" style:font-weight-asian="normal" style:font-style-complex="italic"/>
    </style:style>
    <style:style style:name="T174" style:family="text">
      <style:text-properties officeooo:rsid="00cebf20"/>
    </style:style>
    <style:style style:name="T175" style:family="text">
      <style:text-properties officeooo:rsid="00d6a4c2"/>
    </style:style>
    <style:style style:name="T176" style:family="text">
      <style:text-properties officeooo:rsid="00eb6917"/>
    </style:style>
    <style:style style:name="T177" style:family="text">
      <style:text-properties officeooo:rsid="00f13dd5"/>
    </style:style>
    <style:style style:name="T178" style:family="text">
      <style:text-properties style:text-position="0% 100%"/>
    </style:style>
    <style:style style:name="T179" style:family="text">
      <style:text-properties style:text-position="0% 100%" officeooo:rsid="01278c35"/>
    </style:style>
    <style:style style:name="T180" style:family="text">
      <style:text-properties officeooo:rsid="00fafcd8"/>
    </style:style>
    <style:style style:name="T181" style:family="text">
      <style:text-properties officeooo:rsid="00ff0f5f"/>
    </style:style>
    <style:style style:name="T182" style:family="text">
      <style:text-properties officeooo:rsid="0106963e"/>
    </style:style>
    <style:style style:name="T183" style:family="text">
      <style:text-properties officeooo:rsid="010bf03f"/>
    </style:style>
    <style:style style:name="T184" style:family="text">
      <style:text-properties officeooo:rsid="0112506b"/>
    </style:style>
    <style:style style:name="T185" style:family="text">
      <style:text-properties officeooo:rsid="011b18a1"/>
    </style:style>
    <style:style style:name="T186" style:family="text">
      <style:text-properties officeooo:rsid="01278c35"/>
    </style:style>
    <style:style style:name="T187" style:family="text">
      <style:text-properties officeooo:rsid="012ac265"/>
    </style:style>
    <style:style style:name="T188" style:family="text">
      <style:text-properties officeooo:rsid="012b729c"/>
    </style:style>
    <style:style style:name="T189" style:family="text">
      <style:text-properties officeooo:rsid="01495465"/>
    </style:style>
    <style:style style:name="T190" style:family="text">
      <style:text-properties fo:font-weight="normal" officeooo:rsid="00a5e478"/>
    </style:style>
    <style:style style:name="T191" style:family="text">
      <style:text-properties fo:font-weight="normal" officeooo:rsid="00fb3cd6"/>
    </style:style>
    <style:style style:name="T192" style:family="text">
      <style:text-properties fo:font-weight="normal" officeooo:rsid="012b729c"/>
    </style:style>
    <style:style style:name="T193" style:family="text">
      <style:text-properties fo:font-weight="normal" officeooo:rsid="007bbe5b"/>
    </style:style>
    <style:style style:name="T194" style:family="text">
      <style:text-properties fo:font-weight="normal" officeooo:rsid="00d6a4c2"/>
    </style:style>
    <style:style style:name="T195" style:family="text">
      <style:text-properties style:font-name-asian="Times New Roman2" style:font-name-complex="Times New Roman2"/>
    </style:style>
    <style:style style:name="T196" style:family="text">
      <style:text-properties officeooo:rsid="015e8c4b"/>
    </style:style>
    <style:style style:name="T197" style:family="text">
      <style:text-properties officeooo:rsid="01612c6b"/>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3.2cm" fo:text-indent="-0.45cm" fo:margin-left="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099cm" fo:text-indent="-0.099cm" fo:margin-left="3.0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821cm" fo:text-indent="-0.635cm" fo:margin-left="3.8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6cm" fo:text-indent="-0.635cm" fo:margin-left="4.4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91cm" fo:text-indent="-0.635cm" fo:margin-left="5.0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6cm" fo:text-indent="-0.635cm" fo:margin-left="5.7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61cm" fo:text-indent="-0.635cm" fo:margin-left="6.3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6cm" fo:text-indent="-0.635cm" fo:margin-left="6.9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31cm" fo:text-indent="-0.635cm" fo:margin-left="7.6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6cm" fo:text-indent="-0.635cm" fo:margin-left="8.2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01cm" fo:text-indent="-0.635cm" fo:margin-left="8.90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186cm" fo:text-indent="-0.185cm" fo:margin-left="3.186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821cm" fo:text-indent="-0.635cm" fo:margin-left="3.8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6cm" fo:text-indent="-0.635cm" fo:margin-left="4.4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91cm" fo:text-indent="-0.635cm" fo:margin-left="5.0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6cm" fo:text-indent="-0.635cm" fo:margin-left="5.7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61cm" fo:text-indent="-0.635cm" fo:margin-left="6.3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6cm" fo:text-indent="-0.635cm" fo:margin-left="6.9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31cm" fo:text-indent="-0.635cm" fo:margin-left="7.6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6cm" fo:text-indent="-0.635cm" fo:margin-left="8.2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01cm" fo:text-indent="-0.635cm" fo:margin-left="8.9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3cm" fo:text-indent="-0.6cm" fo:margin-left="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3cm" fo:text-indent="-0.6cm" fo:margin-left="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BAB II</text:p>
      <text:p text:style-name="P3">TINJAUAN PUSTAKA</text:p>
      <text:p text:style-name="P4"/>
      <text:p text:style-name="P3"/>
      <text:list xml:id="list2351026887" text:style-name="L1">
        <text:list-item>
          <text:p text:style-name="P45">Landasan Teori</text:p>
          <text:p text:style-name="P46"><text:s text:c="7"/>Landasan teori atau deskripsi teoritik merupakan sebuah definisi atau teori-teori yang berhubungan dengan topik atau judul yang digunakan dalam pembahasan penelitian, termasuk pemodelan pengembangan sistem yang digunakan oleh penulis. </text:p>
        </text:list-item>
      </text:list>
      <text:list xml:id="list1872134189" text:style-name="Numbering_20_123">
        <text:list-item>
          <text:p text:style-name="P73">Definisi Rancang Bangun</text:p>
        </text:list-item>
      </text:list>
      <text:p text:style-name="P11">Menurut KBBI ( Kamus Besar Bahasa Indonesia ), kata “rancang” merupakan kata dasar dari “merancang” yang berarti mengatur segala sesuatu (sebelum bertindak, mengerjakan, atau melakukan sesuatu) atau merencanakan.</text:p>
      <text:p text:style-name="P34">Rancang bangun adalah kegiatan menerjemahkan hasil analisa ke dalam bentuk paket perangkat lunak kemudian menciptakan sistem tersebut ataupun memperbaiki sistem yang sudah ada (Zulfiandri, 2014 : 474). </text:p>
      <text:p text:style-name="P34"><text:span text:style-name="T118">R</text:span>ancang Bangun adalah penggambaran, perencanaan, dan pembuatan sketsa atau pengaturan dari beberapa elemen yang terpisah kedalam suatu kesatuan yang utuh dan berfungsi (Hasyim, dkk, 2014 : 2).</text:p>
      <text:p text:style-name="P6">Menurut Pressman yang dikutip oleh <text:reference-mark-start text:name="ADDIN CSL_CITATION {&quot;citationItems&quot;: [{&quot;id&quot;: &quot;ITEM-1&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1&quot;, &quot;issue&quot;: &quot;1&quot;, &quot;issued&quot;: {&quot;date-parts&quot;: [[&quot;2015&quot;]]}, &quot;title&quot;: &quot;Pengertian Rancang&quot;, &quot;type&quot;: &quot;article-journal&quot;, &quot;volume&quot;: &quot;6&quot;}, &quot;uris&quot;: [&quot;http://www.mendeley.com/documents/?uuid=a06f1286-657b-4a6d-9f4b-aebdc5284a0e&quot;, &quot;http://www.mendeley.com/documents/?uuid=9de7d616-f427-4f91-8dc6-afbd6972b6ce&quot;]}], &quot;mendeley&quot;: {&quot;formattedCitation&quot;: &quot;(Buchari dkk, 2015)&quot;, &quot;plainTextFormattedCitation&quot;: &quot;(Buchari dkk, 2015)&quot;, &quot;previouslyFormattedCitation&quot;: &quot;(Buchari dkk, 2015)&quot;}, &quot;properties&quot;: {&quot;noteIndex&quot;: 0}, &quot;schema&quot;: &quot;https://github.com/citation-style-language/schema/raw/master/csl-citation.json&quot;} RNDc5MmX12ppi"/><text:span text:style-name="T178">(Buchari dkk, 2015)</text:span><text:reference-mark-end text:name="ADDIN CSL_CITATION {&quot;citationItems&quot;: [{&quot;id&quot;: &quot;ITEM-1&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1&quot;, &quot;issue&quot;: &quot;1&quot;, &quot;issued&quot;: {&quot;date-parts&quot;: [[&quot;2015&quot;]]}, &quot;title&quot;: &quot;Pengertian Rancang&quot;, &quot;type&quot;: &quot;article-journal&quot;, &quot;volume&quot;: &quot;6&quot;}, &quot;uris&quot;: [&quot;http://www.mendeley.com/documents/?uuid=a06f1286-657b-4a6d-9f4b-aebdc5284a0e&quot;, &quot;http://www.mendeley.com/documents/?uuid=9de7d616-f427-4f91-8dc6-afbd6972b6ce&quot;]}], &quot;mendeley&quot;: {&quot;formattedCitation&quot;: &quot;(Buchari dkk, 2015)&quot;, &quot;plainTextFormattedCitation&quot;: &quot;(Buchari dkk, 2015)&quot;, &quot;previouslyFormattedCitation&quot;: &quot;(Buchari dkk, 2015)&quot;}, &quot;properties&quot;: {&quot;noteIndex&quot;: 0}, &quot;schema&quot;: &quot;https://github.com/citation-style-language/schema/raw/master/csl-citation.json&quot;} RNDc5MmX12ppi"/>⁠, rancang merupakan serangkaian prosedur untuk menerjemahkan hasil analisa dari sebuah sistem ke dalam bahasa pemrograman untuk mendeskripsikan dengan detail bagaimana komponen-komponen sistem diimplementasikan.</text:p>
      <text:p text:style-name="P7"><text:soft-page-break/><text:tab/>Menurut Pressman yang dikutip oleh <text:reference-mark-start text:name="ADDIN CSL_CITATION {&quot;citationItems&quot;: [{&quot;id&quot;: &quot;ITEM-1&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1&quot;, &quot;issue&quot;: &quot;1&quot;, &quot;issued&quot;: {&quot;date-parts&quot;: [[&quot;2017&quot;]]}, &quot;title&quot;: &quot;Pengertian Pembangunan&quot;, &quot;type&quot;: &quot;article-journal&quot;, &quot;volume&quot;: &quot;11&quot;}, &quot;uris&quot;: [&quot;http://www.mendeley.com/documents/?uuid=793c7619-80bc-49c4-836f-b0aed7882f03&quot;, &quot;http://www.mendeley.com/documents/?uuid=9aea854d-d2d9-4b95-a237-456098ca50b5&quot;]}], &quot;mendeley&quot;: {&quot;formattedCitation&quot;: &quot;(Taufan, 2017)&quot;, &quot;plainTextFormattedCitation&quot;: &quot;(Taufan, 2017)&quot;, &quot;previouslyFormattedCitation&quot;: &quot;(Taufan, 2017)&quot;}, &quot;properties&quot;: {&quot;noteIndex&quot;: 0}, &quot;schema&quot;: &quot;https://github.com/citation-style-language/schema/raw/master/csl-citation.json&quot;} RNDZBt0824Vmk"/><text:span text:style-name="T178">(Taufan, 2017)</text:span><text:reference-mark-end text:name="ADDIN CSL_CITATION {&quot;citationItems&quot;: [{&quot;id&quot;: &quot;ITEM-1&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1&quot;, &quot;issue&quot;: &quot;1&quot;, &quot;issued&quot;: {&quot;date-parts&quot;: [[&quot;2017&quot;]]}, &quot;title&quot;: &quot;Pengertian Pembangunan&quot;, &quot;type&quot;: &quot;article-journal&quot;, &quot;volume&quot;: &quot;11&quot;}, &quot;uris&quot;: [&quot;http://www.mendeley.com/documents/?uuid=793c7619-80bc-49c4-836f-b0aed7882f03&quot;, &quot;http://www.mendeley.com/documents/?uuid=9aea854d-d2d9-4b95-a237-456098ca50b5&quot;]}], &quot;mendeley&quot;: {&quot;formattedCitation&quot;: &quot;(Taufan, 2017)&quot;, &quot;plainTextFormattedCitation&quot;: &quot;(Taufan, 2017)&quot;, &quot;previouslyFormattedCitation&quot;: &quot;(Taufan, 2017)&quot;}, &quot;properties&quot;: {&quot;noteIndex&quot;: 0}, &quot;schema&quot;: &quot;https://github.com/citation-style-language/schema/raw/master/csl-citation.json&quot;} RNDZBt0824Vmk"/>⁠, “bangun atau pembangunan adalah kegiatan menciptakan sistem baru maupun mengganti atau memperbaiki sistem yang telah ada secara keseluruhan”.</text:p>
      <text:p text:style-name="P8"><text:tab/>Men<text:bookmark text:name="MendeleyTempCursorBookmark1"/><text:bookmark text:name="MendeleyTempCursorBookmark2"/>urut <text:reference-mark-start text:name="ADDIN CSL_CITATION {&quot;citationItems&quot;: [{&quot;id&quot;: &quot;ITEM-1&quot;, &quot;itemData&quot;: {&quot;author&quot;: [{&quot;dropping-particle&quot;: &quot;&quot;, &quot;family&quot;: &quot;Maulani&quot;, &quot;given&quot;: &quot;&quot;, &quot;non-dropping-particle&quot;: &quot;&quot;, &quot;parse-names&quot;: false, &quot;suffix&quot;: &quot;&quot;}], &quot;container-title&quot;: &quot;Jurnal ICIT&quot;, &quot;id&quot;: &quot;ITEM-1&quot;, &quot;issue&quot;: &quot;2&quot;, &quot;issued&quot;: {&quot;date-parts&quot;: [[&quot;2018&quot;]]}, &quot;page&quot;: &quot;157&quot;, &quot;title&quot;: &quot;Pengertian Rancang Bangun&quot;, &quot;type&quot;: &quot;article-journal&quot;, &quot;volume&quot;: &quot;4&quot;}, &quot;uris&quot;: [&quot;http://www.mendeley.com/documents/?uuid=211fade5-5d42-4d21-a57c-0674d41e888c&quot;, &quot;http://www.mendeley.com/documents/?uuid=ff480d56-12a2-45d1-a63b-c7c4afc555a0&quot;]}], &quot;mendeley&quot;: {&quot;formattedCitation&quot;: &quot;(Maulani, 2018)&quot;, &quot;plainTextFormattedCitation&quot;: &quot;(Maulani, 2018)&quot;, &quot;previouslyFormattedCitation&quot;: &quot;(Maulani, 2018)&quot;}, &quot;properties&quot;: {&quot;noteIndex&quot;: 0}, &quot;schema&quot;: &quot;https://github.com/citation-style-language/schema/raw/master/csl-citation.json&quot;} RNDeqKBO9kB4U"/><text:span text:style-name="T178">(Maulani, 2018)</text:span><text:reference-mark-end text:name="ADDIN CSL_CITATION {&quot;citationItems&quot;: [{&quot;id&quot;: &quot;ITEM-1&quot;, &quot;itemData&quot;: {&quot;author&quot;: [{&quot;dropping-particle&quot;: &quot;&quot;, &quot;family&quot;: &quot;Maulani&quot;, &quot;given&quot;: &quot;&quot;, &quot;non-dropping-particle&quot;: &quot;&quot;, &quot;parse-names&quot;: false, &quot;suffix&quot;: &quot;&quot;}], &quot;container-title&quot;: &quot;Jurnal ICIT&quot;, &quot;id&quot;: &quot;ITEM-1&quot;, &quot;issue&quot;: &quot;2&quot;, &quot;issued&quot;: {&quot;date-parts&quot;: [[&quot;2018&quot;]]}, &quot;page&quot;: &quot;157&quot;, &quot;title&quot;: &quot;Pengertian Rancang Bangun&quot;, &quot;type&quot;: &quot;article-journal&quot;, &quot;volume&quot;: &quot;4&quot;}, &quot;uris&quot;: [&quot;http://www.mendeley.com/documents/?uuid=211fade5-5d42-4d21-a57c-0674d41e888c&quot;, &quot;http://www.mendeley.com/documents/?uuid=ff480d56-12a2-45d1-a63b-c7c4afc555a0&quot;]}], &quot;mendeley&quot;: {&quot;formattedCitation&quot;: &quot;(Maulani, 2018)&quot;, &quot;plainTextFormattedCitation&quot;: &quot;(Maulani, 2018)&quot;, &quot;previouslyFormattedCitation&quot;: &quot;(Maulani, 2018)&quot;}, &quot;properties&quot;: {&quot;noteIndex&quot;: 0}, &quot;schema&quot;: &quot;https://github.com/citation-style-language/schema/raw/master/csl-citation.json&quot;} RNDeqKBO9kB4U"/>⁠, “Rancang bangun adalah menciptakan dan membuat suatu aplikasi ataupun sistem yang belum ada pada suatu instansi atau objek tersebut”.</text:p>
      <text:p text:style-name="P32">Dari pengertian di atas <text:span text:style-name="T1">p</text:span>enulis menyimpulkan bahwa <text:span text:style-name="T1">r</text:span>ancang <text:span text:style-name="T1">b</text:span>angun adalah tahap awal dari membuat gambaran dan bentuk sketsa yang belum pernah dibuat sama sekali lalu dikelola menjadi gambaran atau sketsa yang memiliki fungsi yang diinginkan.</text:p>
      <text:p text:style-name="P5"/>
      <text:list xml:id="list113419364669515" text:continue-numbering="true" text:style-name="Numbering_20_123">
        <text:list-item>
          <text:p text:style-name="P74">Definisi <text:span text:style-name="T117">Sistem</text:span> </text:p>
        </text:list-item>
      </text:list>
      <text:p text:style-name="P13"><text:span text:style-name="T20">Sistem adalah himpunan benda nyata atau abstrak (</text:span><text:span text:style-name="T64">a set of thing</text:span><text:span text:style-name="T20">) yang terdiri dari bagian - bagian atau komponen-komponen yang saling berkaitan, berhubungan, berketergantungan dan saling mendukung yang secara keseluruhan bersatu dalam satu kesatuan untuk mencapai tujuan tertentu secara efisien dan efektif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aOpRzpNCzV"/><text:span text:style-name="T20">(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aOpRzpNCzV"/><text:span text:style-name="T90">.</text:span></text:p>
      <text:p text:style-name="P14">Menurut Romney dan Steinbart (2015:3) <text:span text:style-name="T182">dalam jurnal </text:span>Nasution, Robby DarwisNasution, R. D. (2015), “sistem adalah suatu rangkaian yang terdiri dari dua atau lebih komponen yang saling berhubungan dan saling berinteraksi satu sama lain untuk mencapai tujuan dimana sistem biasa nya terbagi dalam sub system yang lebih kecil yang mendukung system yang lebih besar”. </text:p>
      <text:p text:style-name="P15">Menurut Sutabri <text:span text:style-name="T183">(2016) dalam bukunya yang berjudul Sistem Informasi Manajemen:</text:span> “Sistem adalah terdiri atas objek-objek atau unsur-unsur yang berkaitan atau berhubungan satu sama lainya sedemikian rupa sehingga unsur-unsur tersebut merupakan suatu kesatuan pemrosesan atau pengolahan yang tertentu”.</text:p>
      <text:p text:style-name="P13"><text:soft-page-break/><text:span text:style-name="T20">Sistem berasal dari bahasa Latin yaitu (</text:span><text:span text:style-name="T64">systema</text:span><text:span text:style-name="T20">) dan bahasa yunani (</text:span><text:span text:style-name="T64">sustema</text:span><text:span text:style-name="T20">) yang memiliki pengertian bahwa sebuah system merupakan suatu kesatuan yang di dalamnya terdiri dari komponen atau elemen yang berhubungan satu dengan lainnya berfungsi untuk memudahkan aliran informasi, materi atau energi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crvg0TASPd"/><text:span text:style-name="T90">(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crvg0TASPd"/><text:span text:style-name="T39">⁠</text:span><text:span text:style-name="T20">. </text:span><text:span text:style-name="T40">sedangkan menurut ayu dan Permatasari</text:span></text:p>
      <text:p text:style-name="P16">sistem adalah kumpulan elemen-elemen yang saling bekerjasama dan berinteraksi untuk memproses masukan kemudian saling <text:s/><text:span text:style-name="T20">berhubungan</text:span> <text:span text:style-name="T20">untuk mencapai tujuan tertentu</text:span> <text:reference-mark-start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krp6Izl6WM"/><text:span text:style-name="T178">(Ayu &amp; Permatasari, 2018)</text:span><text:reference-mark-end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krp6Izl6WM"/><text:span text:style-name="T20">⁠</text:span></text:p>
      <text:p text:style-name="P17"><text:span text:style-name="T168">berdasarkan </text:span><text:span text:style-name="T190">definisi </text:span><text:span text:style-name="T168">tersebut, </text:span><text:span text:style-name="T180">penulis meny</text:span><text:span text:style-name="T168">impulkan bahwa peng</text:span><text:span text:style-name="T170">e</text:span><text:span text:style-name="T168">rtian sistem </text:span><text:span text:style-name="T191">adalah</text:span><text:span text:style-name="T168"> gabungan dari berbagai elemen </text:span><text:span text:style-name="T169">y</text:span><text:span text:style-name="T168">ang bekerja sama saling terikat satu sama lain untuk mencapai target y</text:span><text:span text:style-name="T174">ang</text:span><text:span text:style-name="T168"> dituju.</text:span></text:p>
      <text:list xml:id="list113418060940254" text:continue-numbering="true" text:style-name="Numbering_20_123">
        <text:list-item>
          <text:p text:style-name="P75">Defiisi Informasi</text:p>
        </text:list-item>
      </text:list>
      <text:p text:style-name="P11">Menurut Romney dan Steinbart (2015) <text:span text:style-name="T186">dalam jurnal </text:span><text:reference-mark-start text:name="ADDIN CSL_CITATION {&quot;citationItems&quot;: [{&quot;id&quot;: &quot;ITEM-1&quot;, &quot;itemData&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d&quot;: {&quot;date-parts&quot;: [[&quot;2017&quot;]]}, &quot;title&quot;: &quot;pengertian website&quot;, &quot;type&quot;: &quot;article-journal&quot;}, &quot;uris&quot;: [&quot;http://www.mendeley.com/documents/?uuid=34bd22a3-3c48-482d-978b-e5bc60f29266&quot;]}], &quot;mendeley&quot;: {&quot;formattedCitation&quot;: &quot;(Destiningrum &amp; Adrian, 2017a)&quot;, &quot;plainTextFormattedCitation&quot;: &quot;(Destiningrum &amp; Adrian, 2017a)&quot;, &quot;previouslyFormattedCitation&quot;: &quot;(Destiningrum &amp; Adrian, 2017)&quot;}, &quot;properties&quot;: {&quot;noteIndex&quot;: 0}, &quot;schema&quot;: &quot;https://github.com/citation-style-language/schema/raw/master/csl-citation.json&quot;} RNDNmtG8Zi6o9"/><text:span text:style-name="T179">(Destiningrum &amp; Adrian, 2017)</text:span><text:reference-mark-end text:name="ADDIN CSL_CITATION {&quot;citationItems&quot;: [{&quot;id&quot;: &quot;ITEM-1&quot;, &quot;itemData&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d&quot;: {&quot;date-parts&quot;: [[&quot;2017&quot;]]}, &quot;title&quot;: &quot;pengertian website&quot;, &quot;type&quot;: &quot;article-journal&quot;}, &quot;uris&quot;: [&quot;http://www.mendeley.com/documents/?uuid=34bd22a3-3c48-482d-978b-e5bc60f29266&quot;]}], &quot;mendeley&quot;: {&quot;formattedCitation&quot;: &quot;(Destiningrum &amp; Adrian, 2017a)&quot;, &quot;plainTextFormattedCitation&quot;: &quot;(Destiningrum &amp; Adrian, 2017a)&quot;, &quot;previouslyFormattedCitation&quot;: &quot;(Destiningrum &amp; Adrian, 2017)&quot;}, &quot;properties&quot;: {&quot;noteIndex&quot;: 0}, &quot;schema&quot;: &quot;https://github.com/citation-style-language/schema/raw/master/csl-citation.json&quot;} RNDNmtG8Zi6o9"/><text:span text:style-name="T186">⁠</text:span> Informasi adalah : " <text:span text:style-name="T189">D</text:span>ata yang telah dikelola dan diproses untuk memberika arti dan memperbaiki proses pengambilan keputusan." </text:p>
      <text:p text:style-name="P11">Menurut Sutabri (2016) dalam buku Sistem Informasi Manajemen: “Informasi adalah data yang telah diklasifikasi atau diolah atau interpretasi untuk digunakan dalam proses pengambilan keputusan. Sitem pengolahan informasi mengolah data menjadi <text:span text:style-name="T187">i</text:span>nformasi atau tepatnya pengolah data dari betuk tak berguna menjadi berguna bagi penerimanya”. </text:p>
      <text:p text:style-name="P18">Menurut Gordon B Davis (2015:8) Informasi adalah data yang telah diolah menjadi suatu bentuk yang penting bagi si penerima dan mempunyai nilai nyata yang dapat dirasakan dalam keputusan – keputusan yang sekarang atau keputusan – keputusan yang akan datang <text:span text:style-name="T185">(</text:span>Rini Asmara, <text:span text:style-name="T185">2016)</text:span>. </text:p>
      <text:p text:style-name="P11"><text:soft-page-break/>Informasi adalah hasil pengolahan data yang diproses menjadi lebih berguna dan lebih berarti bagi yang menerimanya. Sumber dari informasi adalah data. Suatu informasi dapat dikatakan bernilai bila manfaatnya lebih efektif dibandingkan dengan biaya mendapatkannya. Kegunaan informasi adalah untuk mengurangi hal ketidakpastian di dalam proses pengambilan keputusan tentang suatu keadaan <text:s/><text:reference-mark-start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oAwuUiCVRN"/><text:span text:style-name="T178">(Hermanto &amp; Yusman, 2019)</text:span><text:reference-mark-end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oAwuUiCVRN"/>⁠.</text:p>
      <text:p text:style-name="P19">Dari definisi diatas penulis menyimpulkan bahwa informasi adalah kumpulan data yang sudah diolah menjadi suatu bentuk yang yang penting untuk memberikan keputusan yang tepat.</text:p>
      <text:list xml:id="list113419920171192" text:continue-numbering="true" text:style-name="Numbering_20_123">
        <text:list-item>
          <text:p text:style-name="P76">Definisi Sistem Informasi</text:p>
        </text:list-item>
      </text:list>
      <text:p text:style-name="P11"><text:span text:style-name="T98"><text:s/></text:span><text:span text:style-name="T41">Suatu sistem di dalam suatu organisasi yang mempertemukan kebutuhan </text:span><text:span text:style-name="T20">pengolahan transaksi harian, mendukung operasi, bersifat manajerial dan kegiatan </text:span><text:span text:style-name="T41">strategi dari suatu organisasi dan menyediakan pihak luar tertentu dengan laporan-laporan yang diperlukan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plainTextFormattedCitation&quot;: &quot;(Rosidah;., 2018)&quot;, &quot;previouslyFormattedCitation&quot;: &quot;(Rosidah;., 2018)&quot;}, &quot;properties&quot;: {&quot;noteIndex&quot;: 0}, &quot;schema&quot;: &quot;https://github.com/citation-style-language/schema/raw/master/csl-citation.json&quot;} RNDW45Jsaczdi"/><text:span text:style-name="T92">(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plainTextFormattedCitation&quot;: &quot;(Rosidah;., 2018)&quot;, &quot;previouslyFormattedCitation&quot;: &quot;(Rosidah;., 2018)&quot;}, &quot;properties&quot;: {&quot;noteIndex&quot;: 0}, &quot;schema&quot;: &quot;https://github.com/citation-style-language/schema/raw/master/csl-citation.json&quot;} RNDW45Jsaczdi"/><text:span text:style-name="T41">⁠.</text:span></text:p>
      <text:p text:style-name="P13"><text:span text:style-name="T41">Sistem Informasi dapat didefinisikan sebagai suatu sistem di dalam suatu organisasi yang merupakan kombinasi dari orang-orang, fasilitas, teknologi, media, prosedur-prosedur dan pengendalian yang ditujukan untuk mendapatkan jalur komunikasi penting, memproses tipe transaksi tertentu, memberi sinyal kepada manajemen dan yang lainnya terhadap kejadian-kejadian internal dan eksternal yang penting dan menyediakan suatu dasar informasi untuk pengambilan keputusan yang cerdik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dFk6iVGK1L"/><text:span text:style-name="T92">(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dFk6iVGK1L"/></text:p>
      <text:p text:style-name="P11">Menurut Sutabri (2016) dalam bukunya yang berjudul Sistem Informasi Manajemen: “Sistem Informasi adalah suatu sistem di dalam suatu organisasi yang mempertemukan kebutuhan pengolahan transaksi harian yang mendukung fungsi operasi organisasi yang bersifat manajerial dengan kegiatan strategi dari suatu organisasi untuk <text:soft-page-break/>dapat menyediakan kepada pihak luar tertentu dengan laporan-laporan yang diperlukan”. </text:p>
      <text:p text:style-name="P20"><text:span text:style-name="T184">Dalam jurnal </text:span>Heriyanto, Yunahar <text:span text:style-name="T184">mengutip dari </text:span>(Bayu Kristiawan dan Sukadi, 2016) “Sistem informasi dapat diartikan sebagai sekumpulan elemen yang bekerja secara bersama-sama baik secara manual ataupun berbasis komputer dalam melaksanakan pengolahan data yang berupa pengumpulan, penyimpanan, pemrosesan data untuk menghasilkan informasi yang bermakna dan berguna bagi proses pengambilan keputusan pada berbagai tingkatan manajemen.” </text:p>
      <text:p text:style-name="P19">Dari definisi diatas penulis menyimpulkan bahwa sistem informasi adalah sekumpulan elemen yang bekerjasama dalam melaksanakan pengelolaan data berupa pengumpulan, penyimpanan, pemprosesan agar berguna dalam pengambilan keputusan.</text:p>
      <text:list xml:id="list113419680576699" text:continue-numbering="true" text:style-name="Numbering_20_123">
        <text:list-item>
          <text:p text:style-name="P77"><text:span text:style-name="T6">M</text:span><text:span text:style-name="T2">o</text:span><text:span text:style-name="T4">n</text:span><text:span text:style-name="T2">itoring</text:span></text:p>
        </text:list-item>
      </text:list>
      <text:p text:style-name="P21"><text:span text:style-name="T18"><text:s/></text:span><text:span text:style-name="T64">Monitoring</text:span><text:span text:style-name="T20"> dapat diartikan yaitu mengumpulkan secara teratur, mengkaji dan bertindak atas informasi tentang pelaksanaan suatu proyek atau kegiatan, yang pada umumnya digunakan untuk memeriksa kinerja terhadap target serta memastikan kepatuhan terhadap peraturan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RzBcClKACZ"/><text:span text:style-name="T90">(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RzBcClKACZ"/></text:p>
      <text:p text:style-name="P11"><text:span text:style-name="T95">Monitoring</text:span><text:span text:style-name="T90"> adalah kegiatan untuk mengikuti suatu program dan pelaksanaanya secara mantap, teratur dan terus menerus dengan cara mendengar, melihat dan mengamati dan mencatat keadaan serta perkembangan program tersebut. </text:span><text:reference-mark-start text:name="ADDIN CSL_CITATION {&quot;citationItems&quot;: [{&quot;id&quot;: &quot;ITEM-1&quot;, &quot;itemData&quot;: {&quot;author&quot;: [{&quot;dropping-particle&quot;: &quot;&quot;, &quot;family&quot;: &quot;Wikipedia&quot;, &quot;given&quot;: &quot;&quot;, &quot;non-dropping-particle&quot;: &quot;&quot;, &quot;parse-names&quot;: false, &quot;suffix&quot;: &quot;&quot;}], &quot;container-title&quot;: &quot;2015&quot;, &quot;id&quot;: &quot;ITEM-1&quot;, &quot;issued&quot;: {&quot;date-parts&quot;: [[&quot;2015&quot;]]}, &quot;title&quot;: &quot;Monitoring&quot;, &quot;type&quot;: &quot;webpage&quot;}, &quot;uris&quot;: [&quot;http://www.mendeley.com/documents/?uuid=655f14ba-62f7-4a3a-a0ea-56ef4c7d009e&quot;, &quot;http://www.mendeley.com/documents/?uuid=68892ed0-6ad6-4b8f-8cc8-12ecd552ee6c&quot;]}], &quot;mendeley&quot;: {&quot;formattedCitation&quot;: &quot;(Wikipedia, 2015)&quot;, &quot;plainTextFormattedCitation&quot;: &quot;(Wikipedia, 2015)&quot;, &quot;previouslyFormattedCitation&quot;: &quot;(Wikipedia, 2015)&quot;}, &quot;properties&quot;: {&quot;noteIndex&quot;: 0}, &quot;schema&quot;: &quot;https://github.com/citation-style-language/schema/raw/master/csl-citation.json&quot;} RNDNWgQfDYWJ6"/><text:span text:style-name="T90">(Wikipedia, 2015)</text:span><text:reference-mark-end text:name="ADDIN CSL_CITATION {&quot;citationItems&quot;: [{&quot;id&quot;: &quot;ITEM-1&quot;, &quot;itemData&quot;: {&quot;author&quot;: [{&quot;dropping-particle&quot;: &quot;&quot;, &quot;family&quot;: &quot;Wikipedia&quot;, &quot;given&quot;: &quot;&quot;, &quot;non-dropping-particle&quot;: &quot;&quot;, &quot;parse-names&quot;: false, &quot;suffix&quot;: &quot;&quot;}], &quot;container-title&quot;: &quot;2015&quot;, &quot;id&quot;: &quot;ITEM-1&quot;, &quot;issued&quot;: {&quot;date-parts&quot;: [[&quot;2015&quot;]]}, &quot;title&quot;: &quot;Monitoring&quot;, &quot;type&quot;: &quot;webpage&quot;}, &quot;uris&quot;: [&quot;http://www.mendeley.com/documents/?uuid=655f14ba-62f7-4a3a-a0ea-56ef4c7d009e&quot;, &quot;http://www.mendeley.com/documents/?uuid=68892ed0-6ad6-4b8f-8cc8-12ecd552ee6c&quot;]}], &quot;mendeley&quot;: {&quot;formattedCitation&quot;: &quot;(Wikipedia, 2015)&quot;, &quot;plainTextFormattedCitation&quot;: &quot;(Wikipedia, 2015)&quot;, &quot;previouslyFormattedCitation&quot;: &quot;(Wikipedia, 2015)&quot;}, &quot;properties&quot;: {&quot;noteIndex&quot;: 0}, &quot;schema&quot;: &quot;https://github.com/citation-style-language/schema/raw/master/csl-citation.json&quot;} RNDNWgQfDYWJ6"/></text:p>
      <text:p text:style-name="P11"><text:span text:style-name="T90"><text:s/></text:span><text:span text:style-name="T67">Monitoring</text:span><text:span text:style-name="T20"> adalah proses pengumpulan dan analisis informasi berdasarkan indikator yang ditetapkan secara sistematis dan kontinu tentang kegiatan program sehingga dapat dilakukan tindakan koreksi untuk penyempurnaan program kegiatan itu selanjutnya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WO8I36zQEc"/><text:span text:style-name="T90">(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WO8I36zQEc"/><text:span text:style-name="T20">⁠.</text:span></text:p>
      <text:p text:style-name="P11"><text:soft-page-break/><text:span text:style-name="T2">Monitoring</text:span> adalah penilaian yang skematis dan terus menerus terhadap kemajuan suatu pekerjaan. Sedangkan Menurut WHO <text:span text:style-name="T2">Monitoring</text:span> adalah suatu proses pengumpulan dan menganalisis informasi dari penerapan suatu program termasuk mengecek secara reguler untuk melihat apakah kegiatan (program) itu berjalan sesuai rencana sehingga masalah yang dilihat (ditemui) dapat diatasi <text:reference-mark-start text:name="ADDIN CSL_CITATION {&quot;citationItems&quot;: [{&quot;id&quot;: &quot;ITEM-1&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mendeley&quot;: {&quot;formattedCitation&quot;: &quot;(Jaya et al., 2018)&quot;, &quot;plainTextFormattedCitation&quot;: &quot;(Jaya et al., 2018)&quot;, &quot;previouslyFormattedCitation&quot;: &quot;(Jaya et al., 2018)&quot;}, &quot;properties&quot;: {&quot;noteIndex&quot;: 0}, &quot;schema&quot;: &quot;https://github.com/citation-style-language/schema/raw/master/csl-citation.json&quot;} RND67Lzpc7rIo"/>(Jaya et al., 2018)<text:reference-mark-end text:name="ADDIN CSL_CITATION {&quot;citationItems&quot;: [{&quot;id&quot;: &quot;ITEM-1&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mendeley&quot;: {&quot;formattedCitation&quot;: &quot;(Jaya et al., 2018)&quot;, &quot;plainTextFormattedCitation&quot;: &quot;(Jaya et al., 2018)&quot;, &quot;previouslyFormattedCitation&quot;: &quot;(Jaya et al., 2018)&quot;}, &quot;properties&quot;: {&quot;noteIndex&quot;: 0}, &quot;schema&quot;: &quot;https://github.com/citation-style-language/schema/raw/master/csl-citation.json&quot;} RND67Lzpc7rIo"/><text:span text:style-name="T178">⁠</text:span>. </text:p>
      <text:p text:style-name="P11"><text:span text:style-name="T2">Monitoring</text:span> merupakan fungsi manajemen yang berkesinambungan yang mempunyai tujuan utama menyediakan umpan balik dan indikasi awal tentang bagaimana kegiatan-kegiatan dilaksanakan, perkembangan atau pencapaian kinerja dari waktu ke waktu serta pencapaian hasil yang diharapkan kepada manajer dan stakeholders. Monitoring dan pengendalian adalah sebuah kesatuan kegiatan, yang sering juga disebut sebagai <text:span text:style-name="T2">on-going evaluation</text:span> atau <text:span text:style-name="T2">former evaluation </text:span><text:span text:style-name="T181">(Budiono, 2020)</text:span>.</text:p>
      <text:p text:style-name="P21"><text:span text:style-name="T20">⁠</text:span><text:span text:style-name="T42">Berdasarkan definisi tersebut </text:span><text:span text:style-name="T43">penulis menyimpulkan</text:span><text:span text:style-name="T42"> bahwa </text:span><text:span text:style-name="T72">monitoring</text:span><text:span text:style-name="T25"> adalah mengumpulkan informasi tentang pelaksanaan atau kegiatan yang digunakan unuk mengawasi, memeriksa dan mengoreksi kegiatan <text:s/>tersebut untuk menyemurnakan kegiatan selanjutnya.</text:span></text:p>
      <text:list xml:id="list113419448642156" text:continue-numbering="true" text:style-name="Numbering_20_123">
        <text:list-item>
          <text:p text:style-name="P80"><text:span text:style-name="T86">Organisasi </text:span><text:span text:style-name="T109">M</text:span><text:span text:style-name="T87">ahasi</text:span><text:span text:style-name="T97">s</text:span><text:span text:style-name="T87">wa</text:span><text:span text:style-name="T86"> (</text:span><text:span text:style-name="T18">O</text:span><text:span text:style-name="T87">RMAWA</text:span><text:span text:style-name="T86">)</text:span></text:p>
        </text:list-item>
      </text:list>
      <text:p text:style-name="P11"><text:span text:style-name="T18">Organisasi mahasiswa merupakan wadah bagi mahasiswa untuk mengembangkan kapasitas kemahasiswaannya berupa aspirasi, inisiasi, atau gagasan-gagasan positif dan kreatif melalui berbagai kwgiatan yang relafan dengan tujuan pendidikan nasional serta visi dan misi institut perguruan tinggi itu sendiri yang bekerja secara organisatoris. </text:span><text:span text:style-name="T88">Adapun jenis-jenis organisasi mahasiswa diantaranya:</text:span></text:p>
      <text:list xml:id="list2424395257" text:style-name="organisasi_20_mahasiswa">
        <text:list-item>
          <text:p text:style-name="P65"><text:span text:style-name="Strong_20_Emphasis"><text:span text:style-name="T84">BEM (Badan Eksekutif Mahasiswa)</text:span></text:span><text:span text:style-name="T85"> sebagai organisasi mahasiswa tingkat universitas.</text:span></text:p>
        </text:list-item>
      </text:list>
      <text:list xml:id="list773166480" text:style-name="isi_20_organisai_20_mahasiswa">
        <text:list-item>
          <text:p text:style-name="P66"><text:soft-page-break/><text:span text:style-name="T88">Menampung dan menyalurkan aspirasi mahasiswa, usulan, s</text:span><text:span text:style-name="T96">a</text:span><text:span text:style-name="T88">ran, dan pendapat, kepada pimpinan </text:span><text:span text:style-name="T89">Universitas</text:span><text:span text:style-name="T88">.</text:span></text:p>
        </text:list-item>
        <text:list-item>
          <text:p text:style-name="P69"><text:span text:style-name="T104">P</text:span><text:span text:style-name="T105">usat koordinasi dan komuikasi antara organisasi mahasiswa, meliputi perencanaan dan pelaksanaan k</text:span><text:span text:style-name="T106">e</text:span><text:span text:style-name="T105">giatan ekstrakulikuler ditingkat Universitas.</text:span></text:p>
        </text:list-item>
        <text:list-item>
          <text:p text:style-name="P67">Merencanakan dan memantapkan garis-garis program kegiatan kemahasiswaan di tigkat <text:span text:style-name="T167">Universitas</text:span>.</text:p>
        </text:list-item>
        <text:list-item>
          <text:p text:style-name="P67">Mengembangkan keterampilan manajemen kemahasiswaan dan sumber d<text:span text:style-name="T177">a</text:span>ya manusia.</text:p>
        </text:list-item>
      </text:list>
      <text:list xml:id="list113419160452038" text:continue-list="list2424395257" text:style-name="organisasi_20_mahasiswa">
        <text:list-item>
          <text:p text:style-name="P65"><text:span text:style-name="Strong_20_Emphasis"><text:span text:style-name="T84">HMJ (Himpunan Mahasiswa Jurusan)</text:span></text:span><text:span text:style-name="T85"> sebagai badan koordinasi pelaksanaan kegiatan kemahasiswaan di jurusan. </text:span></text:p>
        </text:list-item>
      </text:list>
      <text:list xml:id="list3794478472" text:style-name="isi_20_organisasi_20_mahasiswa_20_2">
        <text:list-item>
          <text:p text:style-name="P70">Himpunan Mahasiswa Jurusan berkedudukan sebagai wadah kemahasiswaan yang merupakan kelengkapan jurusan.</text:p>
        </text:list-item>
        <text:list-item>
          <text:p text:style-name="P68">Tugas pokok HMJ ialah menyelenggarakan kegiatan ekstrakulikuler dan kokulikuler yang bersifat penalaran sesuai dengan program studi jurusan.</text:p>
        </text:list-item>
      </text:list>
      <text:list xml:id="list113419507379833" text:continue-list="list113419160452038" text:style-name="organisasi_20_mahasiswa">
        <text:list-item>
          <text:p text:style-name="P71"><text:span text:style-name="Strong_20_Emphasis"><text:span text:style-name="T141">UKM (Unit Kegiatan Mahasiswa)</text:span></text:span><text:span text:style-name="T146"> </text:span><text:span text:style-name="T147">sebagai organisasi </text:span><text:span text:style-name="T142">kemahasiswaan kegiatan ekstrakurikuler yang bersifat penalaran, kegemaran, kesejahteraan, dan minat.</text:span><text:span text:style-name="T83"> </text:span></text:p>
        </text:list-item>
      </text:list>
      <text:list xml:id="list113418480349129" text:continue-list="list113419448642156" text:style-name="Numbering_20_123">
        <text:list-item>
          <text:p text:style-name="P78">Definisi <text:span text:style-name="T11">Website</text:span></text:p>
        </text:list-item>
      </text:list>
      <text:p text:style-name="P22"><text:span text:style-name="T77">Website</text:span><text:span text:style-name="T20"> dapat diartikan sebagai sebuah halaman yang tersedia dalam sebuah server yang dapat diakses menggunakan jaringan internet dimana didalamnya berisi bermacam-macam informasi dari suatu konten tertentu </text:span><text:reference-mark-start text:name="ADDIN CSL_CITATION {&quot;citationItems&quot;: [{&quot;id&quot;: &quot;ITEM-1&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mendeley&quot;: {&quot;formattedCitation&quot;: &quot;(Herliana &amp; Rasyid, 2016)&quot;, &quot;plainTextFormattedCitation&quot;: &quot;(Herliana &amp; Rasyid, 2016)&quot;, &quot;previouslyFormattedCitation&quot;: &quot;(Herliana &amp; Rasyid, 2016)&quot;}, &quot;properties&quot;: {&quot;noteIndex&quot;: 0}, &quot;schema&quot;: &quot;https://github.com/citation-style-language/schema/raw/master/csl-citation.json&quot;} RNDkmUvttGiKO"/><text:span text:style-name="T90">(Herliana &amp; Rasyid, 2016)</text:span><text:reference-mark-end text:name="ADDIN CSL_CITATION {&quot;citationItems&quot;: [{&quot;id&quot;: &quot;ITEM-1&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mendeley&quot;: {&quot;formattedCitation&quot;: &quot;(Herliana &amp; Rasyid, 2016)&quot;, &quot;plainTextFormattedCitation&quot;: &quot;(Herliana &amp; Rasyid, 2016)&quot;, &quot;previouslyFormattedCitation&quot;: &quot;(Herliana &amp; Rasyid, 2016)&quot;}, &quot;properties&quot;: {&quot;noteIndex&quot;: 0}, &quot;schema&quot;: &quot;https://github.com/citation-style-language/schema/raw/master/csl-citation.json&quot;} RNDkmUvttGiKO"/><text:span text:style-name="T20">⁠. </text:span></text:p>
      <text:p text:style-name="P12"><text:span text:style-name="T90"><text:s/></text:span><text:span text:style-name="T20">Menurut Nugroho dalam Aprisa (2015) </text:span><text:span text:style-name="T37">yang dikutip dalam jur</text:span><text:span text:style-name="T34">n</text:span><text:span text:style-name="T37">al <text:s text:c="2"/></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zQv4S0HhGG"/><text:span text:style-name="T91">(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zQv4S0HhGG"/><text:span text:style-name="T37">⁠</text:span><text:span text:style-name="T20"> menjelaskan bahwa </text:span><text:span text:style-name="T71">w</text:span><text:span text:style-name="T64">ebsite</text:span><text:span text:style-name="T20"> atau situs dapat diartikan sebagai kumpulan halaman-halaman yang berasal dari </text:span><text:span text:style-name="T64">file-file</text:span><text:span text:style-name="T20"> berisi bahasa pemrograman yang saling berhubungan digunakan untuk </text:span><text:soft-page-break/><text:span text:style-name="T20">menampilkan informasi, gambar bergerak dan tidak bergerak, suara dan atau gabungan dari semuanya itu baik yang bersifat statis maupun dinamis.</text:span></text:p>
      <text:p text:style-name="P23"><text:span text:style-name="T77">Website</text:span><text:span text:style-name="T20"> dapat diartikan sebagai kumpulan halaman yang berisi informasi data digital baik berupa teks, gambar, animasi, suara dan video atau gabungan dari semuanya yang disediakan melalui jalur koneksi internet sehingga dapat di akses dan dilihat oleh semua orang di seluruh dunia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OiJCZylQgr"/><text:span text:style-name="T90">(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OiJCZylQgr"/></text:p>
      <text:p text:style-name="isi_20_anak_20_pasal"><text:span text:style-name="T133">Website</text:span><text:span text:style-name="T136"> adalah sebuah kumpulan halaman pada suatu domain di internet  yang dibuat dengan tujuan tertentu dan saling berhubungan serta dapat diakses secara luas melalui halaman depan (home page) menggunakan sebuah browser menggunakan </text:span><text:a xlink:type="simple" xlink:href="https://www.niagahoster.co.id/blog/apa-itu-url/" text:style-name="Internet_20_link" text:visited-style-name="Visited_20_Internet_20_Link"><text:span text:style-name="T139">URL</text:span></text:a><text:span text:style-name="T136"> </text:span><text:span text:style-name="T135">w</text:span><text:span text:style-name="T134">ebsite</text:span><text:span text:style-name="T136"> </text:span><text:span text:style-name="T137">(Waryanto, 20</text:span><text:span text:style-name="T138">18</text:span><text:span text:style-name="T137">)</text:span><text:span text:style-name="T136">.</text:span><text:span text:style-name="T94"> </text:span></text:p>
      <text:p text:style-name="P31"><text:span text:style-name="T161">Website</text:span><text:span text:style-name="T155"> dapat diartikan sebagai suatu kumpulan-kumpulan halaman yang menampilkan berbagai macam informasi teks, data, gambar diam ataupun bergerak, data animasi, suara, video maupun gabungan dari semuanya, baik itu yang bersifat statis maupun yang dinamis, dimana membentuk satu rangkaian bangunan yang saling berkaitan dimana masing-masing dihubungkan dengan jaringan halaman atau </text:span><text:span text:style-name="T165">hyperlink</text:span><text:span text:style-name="T155"> </text:span><text:span text:style-name="T160">(Dina Amalia, 2018)</text:span><text:span text:style-name="T155">. </text:span></text:p>
      <text:p text:style-name="P11"><text:span text:style-name="T188">D</text:span>ari <text:span text:style-name="T192">definisi</text:span> diatas <text:span text:style-name="T186">penulis meny</text:span>impulkan bahwa <text:span text:style-name="T5">w</text:span><text:span text:style-name="T13">ebsite</text:span> adalah sebuah halaman informasi data digital yang diakses menggunkaan jaringan internet yang dapat dilihat oleh semua orang .</text:p>
      <text:list xml:id="list2070458717" text:style-name="bab_20_2">
        <text:list-item>
          <text:p text:style-name="P72">Jenis-<text:span text:style-name="T197">J</text:span>enis <text:span text:style-name="T7">W</text:span><text:span text:style-name="T2">ebsite</text:span> <text:span text:style-name="T197">B</text:span>erdasarkan <text:span text:style-name="T197">S</text:span>ifatnya</text:p>
        </text:list-item>
      </text:list>
      <text:list xml:id="list2752653966" text:style-name="bab_20_2._20_1">
        <text:list-item>
          <text:p text:style-name="P58">Website Statis</text:p>
          <text:p text:style-name="P64"><text:span text:style-name="T149">Web statis bisa dibilang lebih baik dalam hal performa dari web dinamis. Kecepatan load yang dimiliki oleh sebuah web statis juga keamanan yang lebih tahan dari serangan </text:span><text:span text:style-name="Emphasis"><text:span text:style-name="T154">hacker</text:span></text:span><text:span text:style-name="T149"> menjadikan beberapa orang masih memilih </text:span><text:soft-page-break/><text:span text:style-name="T149">untuk membuat sebuah </text:span><text:span text:style-name="Emphasis"><text:span text:style-name="T150">website</text:span></text:span><text:span text:style-name="T149"> statis. </text:span><text:span text:style-name="T140">Web statis pun lebih mudah dalam proses pengembangan karena tidak memerlukan fungsi-fungsi yang kompleks. Tapi web statis juga punya kekurangannya sendiri. Problem utama pada web statis adalah apabila <text:s/>ingin memperbarui konten yang ada di dalam webnya </text:span><text:span text:style-name="T145">kita</text:span><text:span text:style-name="T140"> harus merombak isi kodenya untuk bisa memperbarui isi kontennya. </text:span></text:p>
        </text:list-item>
        <text:list-item>
          <text:p text:style-name="P58">Website Dinamis</text:p>
          <text:p text:style-name="P64"><text:span text:style-name="T143">Web dinamis merupakan sebuah </text:span><text:span text:style-name="Emphasis"><text:span text:style-name="T152">website</text:span></text:span><text:span text:style-name="T143"> yang memungkinkan penggunanya untuk berinteraksi secara langsung, dalam artian pengguna dapat menambah, memodifikasi, ataupun menghapus konten di dalam sebuah web tanpa harus membuka struktur kode dari web tersebut. Karena fungsi inilah, </text:span><text:span text:style-name="Emphasis"><text:span text:style-name="T144">dalam pembuatan </text:span></text:span><text:span text:style-name="T143"> web dinamis menjadi lebih rumit daripada web statis. </text:span><text:span text:style-name="T140">Sebuah web dinamis memungkinkan untuk menampilkan sebuah halaman web yang sama tapi dengan tampilan yang berbeda kepada pengguna yang berbeda pula. Dalam hal </text:span><text:span text:style-name="Emphasis"><text:span text:style-name="T151">update</text:span></text:span><text:span text:style-name="T140"> juga, seorang pemilik web </text:span><text:span text:style-name="Emphasis"><text:span text:style-name="T148">tidak harus </text:span></text:span><text:span text:style-name="T144">mengubah dari </text:span><text:span text:style-name="T153">script</text:span><text:span text:style-name="T140">, cukup menggunakan opsi dari fitur-fitur yang telah dibuatkan. Web dinamis juga bisa dibilang lebih </text:span><text:span text:style-name="T151">powerful</text:span><text:span text:style-name="T140"> karena mempunyai fitur seperti </text:span><text:span text:style-name="Emphasis"><text:span text:style-name="T151">login</text:span></text:span><text:span text:style-name="T140">, daftar pengguna, proses pembayaran, dan lain sebagainya. Tapi karena kaya fitur itulah proses </text:span><text:span text:style-name="Emphasis"><text:span text:style-name="T148">pembuatan</text:span></text:span><text:span text:style-name="T140"> web dinamis tidak semudah membuat web statis. Diperlukan pemahaman bahasa pemrograman yang lebih, juga memerlukan biaya yang lebih dari web statis dalam hal pembuatan, </text:span><text:span text:style-name="Emphasis"><text:span text:style-name="T151">maintenance</text:span></text:span><text:span text:style-name="T140">, dan penambahan fitur lain seperti pengolahan </text:span><text:span text:style-name="Emphasis"><text:span text:style-name="T151">database</text:span></text:span><text:span text:style-name="T140">.</text:span></text:p>
        </text:list-item>
      </text:list>
      <text:p text:style-name="P38"/>
      <text:p text:style-name="P38"/>
      <text:list xml:id="list113419565541864" text:continue-list="list2070458717" text:style-name="bab_20_2">
        <text:list-item>
          <text:p text:style-name="P87"><text:soft-page-break/><text:span text:style-name="T110">Hal</text:span> <text:span text:style-name="T110">yang perlu dibutuhkan dalam pembuatan </text:span><text:span text:style-name="T8">web</text:span><text:span text:style-name="T9">site</text:span></text:p>
        </text:list-item>
      </text:list>
      <text:list xml:id="list2022293220" text:style-name="_32_.1.1">
        <text:list-item>
          <text:p text:style-name="P59">XAMPP</text:p>
        </text:list-item>
      </text:list>
      <text:list xml:id="list592742410" text:style-name="L2">
        <text:list-header>
          <text:p text:style-name="P92"><text:span text:style-name="T171"><text:s text:c="6"/></text:span><text:span text:style-name="T172">XAMPP</text:span><text:span text:style-name="T171"> adalah perangkat lunak bebas, yang mendukung banyak sistem operasi, merupakan kompilasi dari beberapa program. Fungsinya adalah sebagai server yang berdiri sendiri (</text:span><text:span text:style-name="T172">localhost</text:span><text:span text:style-name="T171">), yang terdiri atas program </text:span><text:span text:style-name="T172">Apache HTTP Server</text:span><text:span text:style-name="T171">, MySQL database, dan penerjemah bahasa yang ditulis dengan bahasa pemrograman </text:span><text:span text:style-name="T172">PHP</text:span><text:span text:style-name="T171"> dan </text:span><text:span text:style-name="T172">Perl</text:span><text:span text:style-name="T171">. Nama </text:span><text:span text:style-name="T172">XAMPP</text:span><text:span text:style-name="T171"> merupakan singkatan dari X (empat sistem operasi apapun), </text:span><text:span text:style-name="T172">Apache, MySQL, PHP</text:span><text:span text:style-name="T171"> dan </text:span><text:span text:style-name="T172">Perl</text:span><text:span text:style-name="T171">. Program ini tersedia dalam </text:span><text:span text:style-name="T172">GNU General Public License </text:span><text:span text:style-name="T171">dan bebas, merupakan web server yang mudah digunakan yang dapat melayani tampilan halaman web yang dinamis.</text:span></text:p>
        </text:list-header>
      </text:list>
      <text:list xml:id="list113417906677868" text:continue-list="list2022293220" text:style-name="_32_.1.1">
        <text:list-item>
          <text:p text:style-name="P60">PHP</text:p>
        </text:list-item>
      </text:list>
      <text:p text:style-name="P41"><text:span text:style-name="T173"><text:s/></text:span><text:span text:style-name="T64">PHP</text:span><text:span text:style-name="T20"> adalah bahasa pemrograman yang digunakan secara luas untuk penanganan pembuatan dan pengembangan sebuah web dan bias digunakan pada </text:span><text:span text:style-name="T63">HTML. PHP </text:span><text:span text:style-name="T20">merupakan singkatan dari “</text:span><text:span text:style-name="T63">PHP : Hypertext Preprocessor</text:span><text:span text:style-name="T20">”, dan merupakan bahasa yang disertakan dalam dokumen HTML, sekaligus bekerja di sisi server (</text:span><text:span text:style-name="T63">server-side HTML-embedded scripting</text:span><text:span text:style-name="T20">). Artinya sintaks dan perintah yang diberikan akan sepenuhnya dijalankan di server tetapi disertakan pada halaman </text:span><text:span text:style-name="T63">HTML </text:span><text:span text:style-name="T20">biasa, sehingga script-nya tak tampak disisi client. </text:span><text:span text:style-name="T63">PHP </text:span><text:span text:style-name="T20">dirancangan untuk dapat bekerja sama dengan database server dan dibuat sedemikian rupa sehingga pembuatan dokumen </text:span><text:span text:style-name="T63">HTML </text:span><text:span text:style-name="T20">yang dapat mengakses </text:span><text:span text:style-name="T63">database </text:span><text:span text:style-name="T20">menjadi begitu mudah. Tujuan dari bahasa </text:span><text:span text:style-name="T63">scripting </text:span><text:span text:style-name="T20">ini adalah untuk membuat aplikasi di mana aplikasi tersebut yang dibangun oleh </text:span><text:span text:style-name="T63">PHP </text:span><text:span text:style-name="T20">pada umumnya akan memberikan hasil </text:span><text:soft-page-break/><text:span text:style-name="T20">pada </text:span><text:span text:style-name="T63">web browser, </text:span><text:span text:style-name="T20">tetapi prosesnya secara keseluruhan dijalankan di </text:span><text:span text:style-name="T63">server.</text:span></text:p>
      <text:list xml:id="list113419731497196" text:continue-numbering="true" text:style-name="_32_.1.1">
        <text:list-item>
          <text:p text:style-name="P61">MYSQL</text:p>
        </text:list-item>
      </text:list>
      <text:p text:style-name="P41"><text:span text:style-name="T28">MySQL adalah sebuah </text:span><text:span text:style-name="T20">basis data yang mengandung satu atau </text:span><text:span text:style-name="T14">j</text:span><text:span text:style-name="T15">uml</text:span><text:span text:style-name="T21">ah</text:span><text:span text:style-name="T20"> </text:span><text:span text:style-name="T64">table</text:span><text:span text:style-name="T20">. Table terdiri atas </text:span><text:span text:style-name="T21">sejumlah</text:span><text:span text:style-name="T20"> baris dan setiap baris menggandung satu atau se</text:span><text:span text:style-name="T35">jumlah</text:span><text:span text:style-name="T20"> tabel. Tabel terdiri atas s</text:span><text:span text:style-name="T35">ejumlah</text:span><text:span text:style-name="T20"> baris dan setiap baris mengandung satu atau se</text:span><text:span text:style-name="T35">jumlah</text:span><text:span text:style-name="T20"> tabel”. MySQL adalah database </text:span><text:span text:style-name="T64">server open source</text:span><text:span text:style-name="T20"> yang cukup popular keberadaanya. Dengan berbagai keunggulan yang dimiliki, membuat </text:span><text:span text:style-name="T64">software database</text:span><text:span text:style-name="T20"> ini banyak digunakan oleh praktisi untuk membangun suatu </text:span><text:span text:style-name="T64">project</text:span><text:span text:style-name="T20">. Adanya fasilitas </text:span><text:span text:style-name="T64">API</text:span><text:span text:style-name="T20"> (</text:span><text:span text:style-name="T63">Application Programming Interface</text:span><text:span text:style-name="T20">) yang dimiliki oleh </text:span><text:span text:style-name="T64">Mysql</text:span><text:span text:style-name="T20">, memungkinkan bermacam-macam aplikasi </text:span><text:span text:style-name="T36">k</text:span><text:span text:style-name="T20">omputer yang ditulis dengan berbagai bahasa pemograman dapat mengakses basis data </text:span><text:span text:style-name="T69">MySQL</text:span><text:span text:style-name="T28">.</text:span></text:p>
      <text:list xml:id="list113419835407797" text:continue-list="list113418480349129" text:style-name="Numbering_20_123">
        <text:list-item>
          <text:p text:style-name="P81"><text:span text:style-name="T19">Definisi </text:span><text:span text:style-name="T80">Framework</text:span></text:p>
        </text:list-item>
      </text:list>
      <text:p text:style-name="P11"><text:span text:style-name="T73"><text:s/></text:span><text:span text:style-name="T64">Framework</text:span><text:span text:style-name="T20"> adalah sebuah kumpulan </text:span><text:span text:style-name="T63">library </text:span><text:span text:style-name="T20">yang siap untuk digunakan dan dimanfaatkan dalam membangun sebuah aplikasi tertentu. Untuk menggunakan </text:span><text:span text:style-name="T63">library </text:span><text:span text:style-name="T20">tersebut atau yang sudah disediakan oleh </text:span><text:span text:style-name="T64">framework</text:span><text:span text:style-name="T20">, para pengembang harus dapat menyesuaikan dengan aturan-aturan pada </text:span><text:span text:style-name="T64">framework</text:span><text:span text:style-name="T20"> tersebut </text:span><text:reference-mark-start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jzNVWTUoZA"/><text:span text:style-name="T90">(Mulyana, 2015)</text:span><text:reference-mark-end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jzNVWTUoZA"/><text:span text:style-name="T20">⁠. </text:span></text:p>
      <text:p text:style-name="P24"><text:span text:style-name="T68">F</text:span><text:span text:style-name="T64">ramework</text:span><text:span text:style-name="T20"> adalah kumpulan dari intruksi-intruksi yang dikumpulkan dalam </text:span><text:span text:style-name="T64">class</text:span><text:span text:style-name="T20"> dan </text:span><text:span text:style-name="T64">funcion – function</text:span><text:span text:style-name="T20"> dengan fungsi masing – masing untuk memudahkan developer dalam pemanggilannya tanpa harus menuliskan </text:span><text:span text:style-name="T64">synta</text:span><text:span text:style-name="T66">x</text:span><text:span text:style-name="T32"> </text:span><text:span text:style-name="T20">program yang sama berulang-ulang. Hal ini memiliki kegunaan menghemat waktu dan mencegah penulisan </text:span><text:span text:style-name="T66">syntax</text:span><text:span text:style-name="T29"> </text:span><text:soft-page-break/><text:span text:style-name="T29">secara berulang – ulang <text:s/>agar terciptanya </text:span><text:span text:style-name="T66">source code</text:span><text:span text:style-name="T29"> yang bersih dan terstruktur(Malas ngoding, </text:span><text:span text:style-name="T30">2016</text:span><text:span text:style-name="T29">).</text:span></text:p>
      <text:p text:style-name="P31"><text:span text:style-name="T163">F</text:span><text:span text:style-name="T164">ramework</text:span><text:span text:style-name="T158"> adalah kerangka kerja untuk mengembangkan aplikasi berbasis </text:span><text:span text:style-name="T166">Website</text:span><text:span text:style-name="T158"> maupun desktop. Kerangka kerja disini sangat membantu developer dalam menuliskan sebuah dengan lebih terstruktur dan tersusun rapi </text:span><text:span text:style-name="T159">(Muhammad Robith Adani, 2020)</text:span><text:span text:style-name="T158">.</text:span><text:span text:style-name="T17"> </text:span></text:p>
      <text:p text:style-name="P33"><text:span text:style-name="T163">F</text:span><text:span text:style-name="T162">ramework</text:span><text:span text:style-name="T156"> adalah fondasi dengan tingkat kerumitan yang ditentukan dan dapat diperluas oleh pemrogram dengan menggunakan kode mereka sendiri termasuk kompiler, juru bahasa, atau </text:span><text:span text:style-name="T162">API</text:span><text:span text:style-name="T156">. Secara umum, framework menyediakan lingkungan yang memfasilitasi jenis pemrograman tertentu untuk proyek pengembangan software </text:span><text:span text:style-name="T157">(Andy, 2020)</text:span><text:span text:style-name="T156">.</text:span><text:span text:style-name="T16"> </text:span></text:p>
      <text:p text:style-name="P25">Dari definisi diatas penulis menyimpulkan baha <text:span text:style-name="T2">framework </text:span><text:span text:style-name="T14">adalah <text:s/></text:span><text:span text:style-name="T21">kumpulan </text:span><text:span text:style-name="T76">library </text:span><text:span text:style-name="T21">yang siap untuk digunakan dan dimanfaatkan oleh programer dalam membangun sebuah aplikasi tertentu dengan </text:span><text:span text:style-name="T26">lebih cepat</text:span><text:span text:style-name="T21">. </text:span></text:p>
      <text:list xml:id="list1278891459" text:style-name="L3">
        <text:list-item>
          <text:p text:style-name="P44"><text:span text:style-name="T20">Kelebihan menggunakan </text:span><text:span text:style-name="T64">Framework</text:span><text:span text:style-name="T21">.</text:span></text:p>
        </text:list-item>
      </text:list>
      <text:list xml:id="list1642585651" text:style-name="L4">
        <text:list-item>
          <text:p text:style-name="P62">Lebih cepat dan efisien</text:p>
          <text:list>
            <text:list-item>
              <text:list>
                <text:list-item>
                  <text:list>
                    <text:list-header>
                      <text:p text:style-name="P96"><text:span text:style-name="T119">Penggunaan </text:span><text:span text:style-name="T126">f</text:span><text:span text:style-name="T125">ramework</text:span><text:span text:style-name="T119"> akan lebih terasa apabila saat mengerjakan proyek besar. Hal ini dikarenakan </text:span><text:span text:style-name="T132">f</text:span><text:span text:style-name="T131">ramework</text:span><text:span text:style-name="T119"> berisi beragam fungsi, plugin, konsep, serta teknologi yang dapat membantu proses pengembangan aplikasi ataupun </text:span><text:span text:style-name="T126">w</text:span><text:span text:style-name="T125">ebsite</text:span><text:span text:style-name="T119"> menjadi  jauh lebih cepat daripada menulis kode dari awal.</text:span> </text:p>
                    </text:list-header>
                  </text:list>
                </text:list-item>
              </text:list>
            </text:list-item>
          </text:list>
        </text:list-item>
        <text:list-item>
          <text:p text:style-name="P63">Menghemat biaya pengeluaran</text:p>
          <text:p text:style-name="P97"><text:span text:style-name="T119">Sebagian besar </text:span><text:span text:style-name="T125">Framework</text:span><text:span text:style-name="T119"> saat ini bersifat </text:span><text:span text:style-name="T125">open source</text:span><text:span text:style-name="T119"> dan gratis untuk digunakan. Oleh sebab itu, biaya yang dikeluarkan </text:span><text:span text:style-name="T125">client</text:span><text:span text:style-name="T119"> Anda akan menjadi lebih sedikit karena proses pengerjaan yang cepat dan simp</text:span><text:span text:style-name="T124">el</text:span><text:span text:style-name="T119">.</text:span> </text:p>
        </text:list-item>
        <text:list-item>
          <text:p text:style-name="P63"><text:soft-page-break/>Faktor keamanan selalu diutamakan</text:p>
          <text:p text:style-name="P97"><text:span text:style-name="T119">Banyak </text:span><text:span text:style-name="T125">Framework</text:span><text:span text:style-name="T119"> populer saat ini digunakan oleh berbagai </text:span><text:span text:style-name="T126">d</text:span><text:span text:style-name="T125">eveloper</text:span><text:span text:style-name="T119"> di seluruh dunia yang kemungkinan adanya masalah akan keamanan dan </text:span><text:span text:style-name="T125">bug</text:span><text:span text:style-name="T119"> akan selalu diperbaiki.</text:span> </text:p>
        </text:list-item>
        <text:list-item>
          <text:p text:style-name="P63">Memiliki komunitas besar</text:p>
          <text:p text:style-name="P97"><text:span text:style-name="T119">Semakin besar komunitas yang menggunakannya maka akan semakin mudah untuk bertanya jika pengguna menemukan kesulitan – kesulitan, seperti </text:span><text:span text:style-name="T125">bug, error</text:span><text:span text:style-name="T119">, dan lainnya dalam mengembangkan program dan saat pengguna yang menemukan celah keamanan dapat memberi tahu tim pengembang untuk segera memperbaikinya.</text:span> </text:p>
        </text:list-item>
      </text:list>
      <text:list xml:id="list113418208562509" text:continue-list="list1278891459" text:style-name="L3">
        <text:list-item>
          <text:p text:style-name="P94"><text:span text:style-name="T20">Kekurangan menggunakan </text:span><text:span text:style-name="T64">Framework</text:span></text:p>
        </text:list-item>
      </text:list>
      <text:list xml:id="list2913629935" text:style-name="L5">
        <text:list-item>
          <text:p text:style-name="P95">Pemahaman terhadap bahasa pemprograman berkurang</text:p>
          <text:p text:style-name="P98"><text:span text:style-name="T122">Terkadang menggunakan </text:span><text:span text:style-name="T128">f</text:span><text:span text:style-name="T129">ramework</text:span><text:span text:style-name="T122"> boleh-boleh saja saat ada proyek besar namun jika menggunakannya terlalu sering dikhawatirkan pengetahuan dan pemahaman akan bahasa pemrograman yang digunakan menjadi berkurang dan tidak berkembang.</text:span><text:span text:style-name="T24"> </text:span></text:p>
        </text:list-item>
        <text:list-item>
          <text:p text:style-name="P95"><text:span text:style-name="T196">T</text:span>erdapat batasan</text:p>
          <text:p text:style-name="P99"><text:span text:style-name="T121">Dalam penggunaannya, kerangka ini juga memiliki beberapa batasan yang tidak dapat </text:span><text:span text:style-name="T123">a</text:span><text:span text:style-name="T121">nda modifikasi. Sehingga Anda harus bekerja sesuai dengan standar yang digunakan di dalamnya. Oleh karena itu, ketika mengembangkan sebuah aplikasi, Anda harus menggunakan kerangka kerja yang sesuai dengan kebutuhan Anda.</text:span><text:span text:style-name="T21"> </text:span></text:p>
        </text:list-item>
      </text:list>
      <text:list xml:id="list113418491154050" text:continue-list="list113419835407797" text:style-name="Numbering_20_123">
        <text:list-item>
          <text:p text:style-name="P82"><text:soft-page-break/><text:span text:style-name="T100">D</text:span><text:span text:style-name="T101">efinisi </text:span><text:span text:style-name="T80">CodeIgniter</text:span></text:p>
        </text:list-item>
      </text:list>
      <text:p text:style-name="P26"><text:span text:style-name="T64">CodeIgniter</text:span><text:span text:style-name="T20"> adalah sebuah framework yang menggunakan model </text:span><text:span text:style-name="T64">MVC</text:span><text:span text:style-name="T20"> (Model, </text:span><text:span text:style-name="T63">View</text:span><text:span text:style-name="T20">, </text:span><text:span text:style-name="T63">Controller</text:span><text:span text:style-name="T20">) untuk membangun sebuah </text:span><text:span text:style-name="T63">Website </text:span><text:span text:style-name="T20">yang dinamis dengan menggunakan </text:span><text:span text:style-name="T64">PHP</text:span><text:span text:style-name="T20"> </text:span><text:reference-mark-start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Z76tQ1UjGQ"/><text:span text:style-name="T90">(Mulyana, 2015)</text:span><text:reference-mark-end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Z76tQ1UjGQ"/><text:span text:style-name="T20">⁠. <text:s/></text:span></text:p>
      <text:p text:style-name="P27"><text:span text:style-name="T33">Menurut </text:span><text:span text:style-name="T64">SitePoint</text:span><text:span text:style-name="T31"> tahun 2015 </text:span><text:span text:style-name="T64">Framework CodeIgniter</text:span><text:span text:style-name="T31"> merupakan </text:span><text:span text:style-name="T64">framework</text:span><text:span text:style-name="T31"> peringkat pertama yang paling digunakan di Indonesia. Beberapa keunggulan dari </text:span><text:span text:style-name="T64">CodeIgniter</text:span><text:span text:style-name="T31"> </text:span><text:span text:style-name="T33">diantaranya, </text:span><text:span text:style-name="T65">O</text:span><text:span text:style-name="T64">pen Source,</text:span><text:span text:style-name="T21"> <text:s/></text:span><text:span text:style-name="T22">berbasis </text:span><text:span text:style-name="T64">MVC</text:span><text:span text:style-name="T21">, </text:span><text:span text:style-name="T23">d</text:span><text:span text:style-name="T21">okumentasi Lengkap, </text:span><text:span text:style-name="T65">library</text:span><text:span text:style-name="T23"> </text:span><text:span text:style-name="T22">lengkap</text:span><text:span text:style-name="T21"> </text:span><text:span text:style-name="T23">S</text:span><text:span text:style-name="T21">ang</text:span><text:span text:style-name="T31">at ringan.</text:span></text:p>
      <text:p text:style-name="P26"><text:span text:style-name="T64">Codeigniter</text:span><text:span text:style-name="T20"> adalah sebuah </text:span><text:span text:style-name="T64">framework</text:span><text:span text:style-name="T20"> </text:span><text:span text:style-name="T64">PHP</text:span><text:span text:style-name="T20"> yang bersifat </text:span><text:span text:style-name="T64">open source</text:span><text:span text:style-name="T20"> dengan menggunakan metode </text:span><text:span text:style-name="T64">MVC (Model</text:span><text:span text:style-name="T20">, </text:span><text:span text:style-name="T63">View</text:span><text:span text:style-name="T20">, </text:span><text:span text:style-name="T63">Controller</text:span><text:span text:style-name="T64">)</text:span><text:span text:style-name="T20"> yang bersifat </text:span><text:span text:style-name="T64">free</text:span><text:span text:style-name="T20"> alias tidak berbayar jika anda menggunkannya. </text:span><text:span text:style-name="T64">Codeigniter</text:span><text:span text:style-name="T20"> dibuat dengan tujuan memudahkan programer dalam memebangun <text:s/>aplikasi berbasis </text:span><text:span text:style-name="T70">w</text:span><text:span text:style-name="T64">ebsite</text:span><text:span text:style-name="T20"> tanpa harus membuatnya dari awal </text:span><text:span text:style-name="T29">(Malas ngoding, </text:span><text:span text:style-name="T103">2016</text:span><text:span text:style-name="T29">)</text:span><text:span text:style-name="T20">.</text:span></text:p>
      <text:p text:style-name="P28"><text:span text:style-name="T2">CodeIgniter</text:span> merupakan <text:span text:style-name="T2">framework PHP</text:span> yang dibuat berdasarkan <text:span text:style-name="T2">model view Controlleer (MVC)</text:span>. <text:span text:style-name="T2">CodeIgniter</text:span> memiliki <text:span text:style-name="T2">library</text:span> yang lengkap untuk mengerjakan operasi-operasi yang umum dibutuhkan oleh aplikasi berbasis web misalnya mengakses database, memvalidasi form sehingga sistem yang dikembangkan mudah <text:reference-mark-start text:name="ADDIN CSL_CITATION {&quot;citationItems&quot;: [{&quot;id&quot;: &quot;ITEM-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mendeley&quot;: {&quot;formattedCitation&quot;: &quot;(Destiningrum &amp; Adrian, 2017b)&quot;, &quot;plainTextFormattedCitation&quot;: &quot;(Destiningrum &amp; Adrian, 2017b)&quot;}, &quot;properties&quot;: {&quot;noteIndex&quot;: 0}, &quot;schema&quot;: &quot;https://github.com/citation-style-language/schema/raw/master/csl-citation.json&quot;} RNDRs6iIVvyZt"/><text:span text:style-name="T178">(Destiningrum &amp; Adrian, 2017)</text:span><text:reference-mark-end text:name="ADDIN CSL_CITATION {&quot;citationItems&quot;: [{&quot;id&quot;: &quot;ITEM-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mendeley&quot;: {&quot;formattedCitation&quot;: &quot;(Destiningrum &amp; Adrian, 2017b)&quot;, &quot;plainTextFormattedCitation&quot;: &quot;(Destiningrum &amp; Adrian, 2017b)&quot;}, &quot;properties&quot;: {&quot;noteIndex&quot;: 0}, &quot;schema&quot;: &quot;https://github.com/citation-style-language/schema/raw/master/csl-citation.json&quot;} RNDRs6iIVvyZt"/><text:span text:style-name="T178">⁠</text:span>. </text:p>
      <text:p text:style-name="P29">Dari definisi diatas penulis menyimpulkan bahwa <text:span text:style-name="T2">Codeigniter </text:span><text:span text:style-name="T14">adalah sebuah </text:span><text:span text:style-name="T2">framework PHP</text:span><text:span text:style-name="T14"> yang bersifat </text:span><text:span text:style-name="T2">free </text:span><text:span text:style-name="T14">yang dibuat berdasarkan MVC (</text:span><text:span text:style-name="T2">model view Controlleer</text:span><text:span text:style-name="T14">).</text:span></text:p>
      <text:list xml:id="list113418047490663" text:continue-numbering="true" text:style-name="Numbering_20_123">
        <text:list-item>
          <text:p text:style-name="P79"><text:s text:c="2"/><text:span text:style-name="T12">UML</text:span></text:p>
          <text:list>
            <text:list-item>
              <text:list>
                <text:list-header>
                  <text:p text:style-name="P90"><text:span text:style-name="T20">Menurut Windu Gata, Grace (2013:4) </text:span><text:span text:style-name="T44">yang di kutip </text:span><text:span text:style-name="T45">dalam</text:span><text:span text:style-name="T44"> jurnal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jA0TNjPQ9Z"/><text:span text:style-name="T93">(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jA0TNjPQ9Z"/><text:span text:style-name="T44">⁠</text:span><text:span text:style-name="T20">, </text:span><text:span text:style-name="T46">menyatakan bahwa </text:span><text:span text:style-name="T20"><text:s/>“</text:span><text:span text:style-name="T63">Unified Modeling Language (UML) </text:span><text:span text:style-name="T20">adalah bahasa spesifikasi standar yang dipergunakan untuk mendokumentasikan, menspesifikasikan dan membanngun perangkat </text:span><text:soft-page-break/><text:span text:style-name="T20">lunak. </text:span><text:span text:style-name="T77">UML</text:span><text:span text:style-name="T20"> merupakan metodologi dalam mengembangkan sistem berorientasi objek dan juga merupakan alat untuk mendukung pengembangan sistem. </text:span><text:span text:style-name="T77">UML</text:span><text:span text:style-name="T20"> merupakan metodologi dalam mengembangkan sistem berorientasi objek dan juga merupakan alat untuk mendukung pengembangan sistem”. </text:span></text:p>
                </text:list-header>
              </text:list>
            </text:list-item>
          </text:list>
          <text:p text:style-name="P91">Alat bantu yang digunakan dalam perancangan berorientasi objek berbasiskan <text:span text:style-name="T12">UML</text:span> adalah sebagai berikut:</text:p>
          <text:list text:continue-numbering="true">
            <text:list-item>
              <text:p text:style-name="P84"><text:s text:c="3"/><text:span text:style-name="T2">Use Case Diagram </text:span></text:p>
            </text:list-item>
          </text:list>
          <text:p text:style-name="P93"><text:s/><text:tab/><text:span text:style-name="T63">Use case diagram </text:span><text:span text:style-name="T20">merupakan pemodelan untuk kelakuakn (</text:span><text:span text:style-name="T63">behavior</text:span><text:span text:style-name="T20">) sistem informasi yang akan dibuat. </text:span><text:span text:style-name="T63">Use case </text:span><text:span text:style-name="T20">digunakan untuk mengetahui fungsi apa saja yang ada di dalam sistem informasi dan siapa saja yang berhak menggunakan fungsi-fungsi tersebut</text:span></text:p>
          <text:list text:continue-numbering="true">
            <text:list-item>
              <text:p text:style-name="P85"><text:span text:style-name="T3"><text:s text:c="3"/></text:span><text:span text:style-name="T10">Activity Diagram</text:span></text:p>
            </text:list-item>
          </text:list>
          <text:p text:style-name="P93"><text:tab/><text:span text:style-name="T127">Activity Diagram</text:span><text:span text:style-name="T120"> merupakan rancangan aliran aktivitas atau aliran kerja dalam sebuah sistem yang akan dijalankan. </text:span><text:span text:style-name="T130">Activity Diagram</text:span><text:span text:style-name="T120"> juga digunakan untuk mendefinisikan atau mengelompokan aluran tampilan dari sistem tersebut. </text:span><text:span text:style-name="T130">Activity Diagram</text:span><text:span text:style-name="T120"> memiliki komponen dengan bentuk tertentu yang dihubungkan dengan tanda panah. Panah tersebut mengarah keurutan aktivitas yang terjadi dari awal hingga akhir.</text:span><text:span text:style-name="T20"> </text:span></text:p>
          <text:list text:continue-numbering="true">
            <text:list-item>
              <text:p text:style-name="P86">Class Diagram</text:p>
            </text:list-item>
          </text:list>
        </text:list-item>
      </text:list>
      <text:p text:style-name="P10"><text:s/><text:span text:style-name="T20">Merupakan hubungan antar kelas dan penjelasan detail tiap-tiap kelas di dalam model desain dari suatu sistem, juga memperlihatkan aturan-aturan dan tanggung jawab entitas yang menentukan perilaku sistem. </text:span><text:span text:style-name="T63">Class Diagram </text:span><text:span text:style-name="T20">juga menunjukkan atribut-atribut dan operasi-operasi dari sebuah kelas dan </text:span><text:span text:style-name="T63">constraint </text:span><text:span text:style-name="T20">yang berhubungan dengan objek yang dikoneksikan. </text:span></text:p>
      <text:p text:style-name="P10"><text:soft-page-break/><text:span text:style-name="T38"><text:s/></text:span><text:span text:style-name="T75">Class Diagram </text:span><text:span text:style-name="T38">secara khas meliputi : Kelas (</text:span><text:span text:style-name="T75">Class</text:span><text:span text:style-name="T38">), Relasi </text:span><text:span text:style-name="T75">Assosiations</text:span><text:span text:style-name="T38">, </text:span><text:span text:style-name="T75">Generalitation </text:span><text:span text:style-name="T38">dan </text:span><text:span text:style-name="T75">Aggregation</text:span><text:span text:style-name="T38">, attribut (</text:span><text:span text:style-name="T75">Attributes</text:span><text:span text:style-name="T38">), operasi (</text:span><text:span text:style-name="T75">operation/method</text:span><text:span text:style-name="T38">) dan </text:span><text:span text:style-name="T75">visibility</text:span><text:span text:style-name="T38">, tingkat akses objek eksternal kepada suatu operasi atau attribut. Hubungan antar kelas mempunyai keterangan yang disebut dengan </text:span><text:span text:style-name="T75">Multiplicity </text:span><text:span text:style-name="T38">atau </text:span><text:span text:style-name="T75">Cardinality.</text:span></text:p>
      <text:list xml:id="list113420090281156" text:continue-numbering="true" text:style-name="Numbering_20_123">
        <text:list-item>
          <text:p text:style-name="P83"><text:span text:style-name="T101">S</text:span><text:span text:style-name="T99">ejarah Singkat Universitas Banten Jaya</text:span></text:p>
        </text:list-item>
      </text:list>
      <text:list xml:id="list3413815103" text:style-name="WWNum19">
        <text:list-item>
          <text:p text:style-name="P48"><text:s text:c="2"/>Status Yayasan</text:p>
        </text:list-item>
      </text:list>
      <text:p text:style-name="P36"><text:span text:style-name="T102"><text:tab/></text:span><text:span text:style-name="T107">Untuk mendirikan suatu Perguruan Tinggi diperlukan suatu badan penyelenggaraan berbentuk badan hukum, berupa Yayasan yang digunakan sebagai wadah untuk menaungi kepentingan institusi Perguruan Tinggi yang dibinanya yaitu Universitas Banten Jaya yang berkedudukan di serang. Status yayasan Banten Jaya Berkarakter No, 32 Tanggal: 21 November 1998 kedudukan di serang, Banten: No Akta Notaris Yayasan Banten Jaya Berkarakter No, 32 Tanggal 29 September 2010.</text:span></text:p>
      <text:list xml:id="list113418017860336" text:continue-numbering="true" text:style-name="WWNum19">
        <text:list-item>
          <text:p text:style-name="P48"><text:s text:c="2"/>Riwayat Singkat Universitas Banten Jaya</text:p>
        </text:list-item>
      </text:list>
      <text:p text:style-name="P36"><text:span text:style-name="T102"><text:tab/></text:span><text:span text:style-name="T107">Proses pembentukan atau pendirian sebuah Perguruan Tinggi tidak semudah apa yang diperkirakan, karena pembentukan lembaga seperti memerlukan perhitungan yang matang serta studi intensif mengenai berbagai aspek kemampuan, peluang, tantangan dan <text:s/>kendala-kendala yang mungkin terjadi baik saat pendirian maupun saat proses penyelenggaraan <text:s/>pendirian berlangsung.</text:span></text:p>
      <text:p text:style-name="P37"><text:span text:style-name="T102"><text:tab/></text:span><text:span text:style-name="T107">Proses pertama (tahun 1990 s/d 1994 mendirikan lembaga non formal , diberi nama “BANTEN PROGRESSIVE COURSE” disingkat BPC-SERANG, menyelenggarakan berbagai macam kursus program cepat 1 bulan, 3 bulan dan 6 bulan. </text:span></text:p>
      <text:p text:style-name="P37"><text:tab/>Proses kedua (tahun 1994 s/d 1998) merubah nama lembaga menjadi “Lembaga Ilmu Komputer dan Manajemen <text:soft-page-break/>Indonesia” disingkat LICMI BPC-SERANG, hal ini dilakukan karena melihat perkembangan akan kebutuhan berbagai sektor industri dan kebutuhan pekerjaan yang menuntut keterampilan yang memadai, maka dibuka program <text:s/>Pendidikan satu tahun (setara Diploma 1).</text:p>
      <text:p text:style-name="P36"><text:tab/>Proses ketiga (tahun 1999) setelah melalui proses perjalanan yang panjang dan berdasarkan pengalaman kurang lebih 9 tahun mengelola pendidikan (Non formal), dalam bidang computer maka pada bulan oktober 1998 tim perumus / badan pendiri berj<text:span text:style-name="T12">UML</text:span>ah 3 (tiga) orang (1). Drs. Subai, (2). Drs Halili, (3). H.Zaini Sulaiman.</text:p>
      <text:p text:style-name="P36"><text:span text:style-name="T107"><text:tab/>Mempersiapkan persyaratan dan mengajukan proposal pendirian perguruan tinggi ke KOPERTIS WILAYAH IV Jawa Barat di Bandung, pada tanggal 9 Februari 1999, dilakukan “Verifikasi Data” Pendirian K<text:tab/>AMPUS STMIK BANTEN JAYA Serang, langsung ditinjau dan dipimpin oleh koordinasi KOPERTIS Wilayah IV Bapak Prof.Dr.H. Udju D, Rusdi, setelah </text:span><text:span text:style-name="T195">menunggu</text:span><text:span text:style-name="T107"> kurang lebih satu setengah bulan setelah diverifikasi, akhirnya surat keputusan Direktur </text:span><text:span text:style-name="T195">Jenderal</text:span><text:span text:style-name="T107"> Pendidikan tinggi dan materi pendidikan dan kebudayaan Indonesia Nomor 01498.050/D/O/1999 tanggal 15 Maret 1999, keputusan </text:span><text:span text:style-name="T195">koordinator</text:span><text:span text:style-name="T107"> (KOPERTIS WILAYAH IV Jawa Barat di Bandung Nomor 01498/004/KL/1999 tanggal 27 Juli 1999, keluar dan secara resmi institusi STMIK BANTEN JAYA Serang telah berdiri, dengan jurusan/Program Studi dan Jenjang sbb:</text:span></text:p>
      <text:list xml:id="list1903642288" text:style-name="WWNum1">
        <text:list-item>
          <text:p text:style-name="P49">Manajemen Informatika<text:tab/>Jenjang D3,D1</text:p>
        </text:list-item>
        <text:list-item>
          <text:p text:style-name="P49">Komputerisasi Akuntansi<text:tab/>Jenjang D3,D1</text:p>
        </text:list-item>
        <text:list-item>
          <text:p text:style-name="P49">Teknik Informatika<text:tab/><text:tab/>Jenjang S1,D3 dan D1</text:p>
        </text:list-item>
        <text:list-item>
          <text:p text:style-name="P49">Sistem Informasi<text:tab/><text:tab/>Jenjang S1</text:p>
        </text:list-item>
      </text:list>
      <text:p text:style-name="P9"/>
      <text:p text:style-name="P36"><text:soft-page-break/><text:span text:style-name="T107"><text:tab/>Proses keempat (tahun 2002) pada tahun 2002, Sekolah Tinggi kedua <text:s/></text:span><text:span text:style-name="T195">didirikan</text:span><text:span text:style-name="T107"> yaitu sekolah tinggi teknologi (STT) BAnten Jaya dengan jenjang Strata 1 (S1) program studi Teknik Sipil, Teknik Industri dan Teknik Lingkungan. Ijin penyelenggaraan Sekolah Tinggi Teknologi (STT) Banten Jaya, adalah surat keputusan Menteri Pendidikan Nasional Nomor 05/D/O/2002, tanggal 2 Januari 2002, dan surat keputusan Direktorat Jendral Pendidikan tinggi nomor 2040/Dirjen/DIKTI/2004 dan 2141/DIKTI/2014, akreditasi program studi.</text:span></text:p>
      <text:p text:style-name="P36"><text:span text:style-name="T107"><text:tab/>Proses kelima (tahun 2011) Yayasan Banten Jaya Berkarakter di Kota Serang Provinsi Banten didirikan dengan </text:span><text:span text:style-name="T195">akta</text:span><text:span text:style-name="T107"> Notaris </text:span><text:span text:style-name="T195">Arjamalis</text:span><text:span text:style-name="T107"> Roswar, SH dan telah dicatat </text:span><text:span text:style-name="T195">di kementerian</text:span><text:span text:style-name="T107"> </text:span><text:span text:style-name="T195">hukum</text:span><text:span text:style-name="T107"> dan Hak Asasi Manusia dengan surat Direktur </text:span><text:span text:style-name="T195">Jenderal</text:span><text:span text:style-name="T107"> Administrasi Hukum Umum, </text:span><text:span text:style-name="T195">Kementerian</text:span><text:span text:style-name="T107"> Hukum dan Hak Asasi Manusia Nomor AHU.4588.AH.01.04 Tahun 2010 tanggal 3 November 2010.</text:span></text:p>
      <text:p text:style-name="P36">Universitas Banten Jaya di Serang menyelenggarakan :</text:p>
      <text:list xml:id="list4045976806" text:style-name="WWNum3">
        <text:list-item>
          <text:p text:style-name="P50">Program Studi Bahasa Inggris Jenjang Strata satu (S1)</text:p>
        </text:list-item>
        <text:list-item>
          <text:p text:style-name="P51">Program Studi Pendidikan Akuntansi Jenjang Strata satu (S1)</text:p>
        </text:list-item>
        <text:list-item>
          <text:p text:style-name="P51">Program Studi Pendidikan Pancasila dan Kewarganegaraan <text:s text:c="3"/></text:p>
          <text:p text:style-name="P51"><text:s text:c="12"/>jenjang strata satu (S1) </text:p>
        </text:list-item>
        <text:list-item>
          <text:p text:style-name="P51">Program Studi Teknik Informatika Jenjang Strata satu (S1) </text:p>
        </text:list-item>
        <text:list-item>
          <text:p text:style-name="P51">Program Studi Sistem Informasi Jenjang Strata satu (S1)</text:p>
        </text:list-item>
        <text:list-item>
          <text:p text:style-name="P51">Program Studi Teknik Sipil Jenjang Strata satu (S1)</text:p>
        </text:list-item>
        <text:list-item>
          <text:p text:style-name="P51">Program Studi Teknik Lingkungan Jenjang Strata Satu (S1)</text:p>
        </text:list-item>
        <text:list-item>
          <text:p text:style-name="P51">Program Studi Teknik Industri Jenjang Strata Satu (S1)</text:p>
        </text:list-item>
        <text:list-item>
          <text:p text:style-name="P51">Program Studi Teknik Informatika Jenjang Diploma Tiga (D3)</text:p>
        </text:list-item>
        <text:list-item>
          <text:p text:style-name="P51">Program Studi Manajemen Informatika jenjang Diploma Tiga </text:p>
          <text:p text:style-name="P52"><text:span text:style-name="T107"><text:s text:c="11"/>(</text:span><text:span text:style-name="T108">D</text:span><text:span text:style-name="T107">3)</text:span></text:p>
        </text:list-item>
        <text:list-item>
          <text:p text:style-name="P51"><text:soft-page-break/>Program Studi Komputerisasi Akuntansi jenjang Diploma </text:p>
          <text:p text:style-name="P51"><text:s text:c="11"/>Tiga (3)</text:p>
        </text:list-item>
      </text:list>
      <text:list xml:id="list1081408941" text:style-name="WWNum7">
        <text:list-item>
          <text:p text:style-name="P53">Visi, Misi dan Tujuan</text:p>
        </text:list-item>
      </text:list>
      <text:p text:style-name="P36"><text:tab/>Visi Unbaja yaitu menjadi perguruan tinggi sebagai pusat pengkajian, implementasi dan pengembangan ilmu pengetahuan, sains dan teknologi serta seni yang berwawasan kewirausahaan, budaya dan karakter bangsa yang bersumber pada iman dan taqwa kepada Tuhan YME yang akan berstandar Nasional tahun 2015 dan tahun 2020 berstandar Internasional.</text:p>
      <text:p text:style-name="P2"><text:tab/> <text:s/><text:span text:style-name="T112">4) <text:s text:c="3"/></text:span><text:span text:style-name="T114">Misi Unbaja</text:span></text:p>
      <text:list xml:id="list3914648121" text:style-name="L6">
        <text:list-item>
          <text:p text:style-name="P88"><text:span text:style-name="T107">Menghasilkan </text:span><text:span text:style-name="T195">lulusan</text:span><text:span text:style-name="T107"> yang memiliki karakter dan jati diri jiwa serta kemampuan entrepreneurship (Kewirausahaan).</text:span></text:p>
        </text:list-item>
        <text:list-item>
          <text:p text:style-name="P88"><text:span text:style-name="T107">Meningkatkan kemampuan </text:span><text:span text:style-name="T195">sivitas</text:span><text:span text:style-name="T107"> akademik dalam melaksanakan berbagai program pendidikan, penelitian dan pengabdian kepada masyarakat sesuai dengan kebutuhan </text:span><text:span text:style-name="T82">stakeholder</text:span><text:span text:style-name="T107"> (pengaku Kepentingan).</text:span></text:p>
        </text:list-item>
        <text:list-item>
          <text:p text:style-name="P88">Menambah, memelihara dan mendayagunakan fasilitas secara berkelanjutan.</text:p>
        </text:list-item>
        <text:list-item>
          <text:p text:style-name="P88"><text:span text:style-name="T107">Membangun dan mengembangkan </text:span><text:span text:style-name="T82">networking</text:span><text:span text:style-name="T107"> mendorong percepatan </text:span><text:span text:style-name="T195">peningkatan</text:span><text:span text:style-name="T107"> kualitas.</text:span></text:p>
        </text:list-item>
        <text:list-item>
          <text:p text:style-name="P88"><text:span text:style-name="T107">Membangun dan menerapkan </text:span><text:span text:style-name="T195">sistem</text:span><text:span text:style-name="T107"> </text:span><text:span text:style-name="T195">manajemen</text:span><text:span text:style-name="T107"> mutu menuju efisien dan profesionalisme SDM dan lembaga.</text:span></text:p>
        </text:list-item>
        <text:list-item>
          <text:p text:style-name="P88">Membangun sistem teknologi informasi (IT) yang dapat digunakan sebagai landasan pacu menuju entrepreneurial university.</text:p>
        </text:list-item>
        <text:list-item>
          <text:p text:style-name="P88">Mengembangkan Universitas yang memiliki ciri-ciri entrepreneurial (kewirausahaan.</text:p>
        </text:list-item>
      </text:list>
      <text:p text:style-name="P40"/>
      <text:p text:style-name="P39"><text:soft-page-break/></text:p>
      <text:p text:style-name="P35"><text:span text:style-name="T176">5) <text:s text:c="2"/></text:span>Tujuan Unbaja</text:p>
      <text:list xml:id="list3735045888" text:style-name="L7">
        <text:list-item>
          <text:p text:style-name="P89">Meningkatkan Tri Dharma, termasuk pengembangan program unggulan dengan memanfaatkan potensi dan peluang yang ada.</text:p>
        </text:list-item>
        <text:list-item>
          <text:p text:style-name="P89"><text:span text:style-name="T107">Peningkatan </text:span><text:span text:style-name="T195">sistem</text:span><text:span text:style-name="T107"> penunjang organisasi dan manajemen perguruan tinggi.</text:span></text:p>
        </text:list-item>
        <text:list-item>
          <text:p text:style-name="P89">Peningkatan Kerjasama dengan berbagai pihak lain</text:p>
        </text:list-item>
        <text:list-item>
          <text:p text:style-name="P89"><text:span text:style-name="T195">Peningkatan</text:span><text:span text:style-name="T107"> akreditasi untuk mendukung kebijakan depdiknas.</text:span></text:p>
        </text:list-item>
        <text:list-item>
          <text:p text:style-name="P89">Peningkatan Mutu lulusan sesuai dengan tuntutan potensi SDA dan pasar kerja.</text:p>
        </text:list-item>
        <text:list-item>
          <text:p text:style-name="P89">Peningkatan Motivasi dan budaya kompetisi sivitas akademik dalam bidang ilmu pengetahuan, teknologi, dan seni.</text:p>
        </text:list-item>
        <text:list-item>
          <text:p text:style-name="P89">Peningkatan sarana/prasarana untuk menambah daya tamping</text:p>
        </text:list-item>
        <text:list-item>
          <text:p text:style-name="P89">Peningkatan unit bisnis universitas</text:p>
        </text:list-item>
      </text:list>
      <text:p text:style-name="P30"><text:s/></text:p>
      <text:list xml:id="list113419993387160" text:continue-list="list2351026887" text:style-name="L1">
        <text:list-item>
          <text:p text:style-name="P47">Penelitian Sebelumnya</text:p>
          <text:p text:style-name="P101"><text:s text:c="7"/>Mengidentifikasi metode yang pernah dilakukan atau penelitian yang mengembangkan penelitian sebelumnya, mengetahui orang lain yang memiliki sebuah spesialisasi serta penelitian sebelumnya. literatur review tersebut antara lain:</text:p>
        </text:list-item>
      </text:list>
      <text:list xml:id="list2623389846" text:style-name="L8">
        <text:list-item>
          <text:p text:style-name="P54"><text:span text:style-name="T47">Aceng Abdul Wahid, Adah Rosyadah, Hafidh Fauzan Mulany, Randi Nugraha; </text:span><text:span text:style-name="T48">2020; Jurnal ilmu informatika dan manajemen STIMK Sumedang; yang berjudul </text:span><text:span text:style-name="T59">“Perancangan Sistem Informasi Oganisasi Mahasiswa (SIOMAS) STIMK Sumedang berbasis Web”; </text:span><text:span text:style-name="T48">menjelaskan </text:span><text:span text:style-name="T56">Sistem Informasi Organisasi Mahasiswa (SIOMAS) dibangun untuk memudahkan pelayanan </text:span><text:span text:style-name="T55">administrasi dalam keorganisasian serta membuat informasi kemahasiswaan dan organisasi </text:span><text:soft-page-break/><text:span text:style-name="T55">lebih mudah dilihat dalam </text:span><text:span text:style-name="T79">w</text:span><text:span text:style-name="T78">ebsite</text:span><text:span text:style-name="T55"> SIOMAS, sehingga kendala yang terjadi selama ini menjadi terbantu. Penerapan Sistem Informasi Organisasi Mahasiswa (SIOMAS) ini akan berjalan baik jika ada dukungan dari semua pihak organisasi yang terkait. Sistem Informasi Organisasi Mahasiswa (SIOMAS) berbasis </text:span><text:span text:style-name="T79">w</text:span><text:span text:style-name="T78">ebsite</text:span><text:span text:style-name="T55"> ini dapat mempermudah Mahasiswa, Organisasi Mahasiswa maupun Lembaga untuk mengetahui kegiatan kemahasiswaan dan juga memudahkan dalam proses administrasi Organisasi Mahasiswa. Dengan harapan dapat meringankan pengeluaran biaya dalam pencetakan administrasi yang menggunakan kertas dan efektif dalam penyampaian informasi. Sehingga dengan adanya </text:span><text:span text:style-name="T57">s</text:span><text:span text:style-name="T55">istem </text:span><text:span text:style-name="T57">i</text:span><text:span text:style-name="T55">nformasi ini memudahkan kepengurusan organisasi dalam hal administrasi dan mahasiswa dalam mengetahui perkembangan dari kegiatan kemahasiswaan dan organisasi mahasiswa.</text:span></text:p>
        </text:list-item>
        <text:list-item>
          <text:p text:style-name="P55"><text:span text:style-name="T20">Sri Lis Apriliani, Shinta Esabella, M. Julkarnain; </text:span><text:span text:style-name="T53">2020; Jurnal Teknik dan Sains <text:s/>Fakultas Teknik Universitas Teknologi Sumbawa; Vol. 1 No. 2; Universitas Teknologi Sumbawa; yang berjudul “</text:span><text:span text:style-name="T62">Rancang Bangun Apikasi Monitoring Unit Kegiatan Mahasiswa (UKM) Universitas Teknologi Sumbawa Berbasis Web</text:span><text:span text:style-name="T53">” </text:span><text:span text:style-name="T54">menjelaskan tentang </text:span><text:span text:style-name="T20">Aplikasi Monitoring Unit Kegiatan Mahasiswa (UKM) Universitas Teknologi Sumbawa Berbasis WEB <text:s/>di bangun menggunakan bahasa pemrograman </text:span><text:span text:style-name="T63">Hypertext Preprocessor </text:span><text:span text:style-name="T64">(PHP)</text:span><text:span text:style-name="T20"> dan basis data </text:span><text:span text:style-name="T63">MySQL </text:span><text:span text:style-name="T20">sebagai </text:span><text:span text:style-name="T63">Database Management System </text:span><text:span text:style-name="T64">(DBMS)</text:span><text:span text:style-name="T20">, <text:s/>serta menggunakan metode </text:span><text:span text:style-name="T63">Plan, Do, Check, Act </text:span><text:span text:style-name="T64">(PDCA)</text:span><text:span text:style-name="T20"> sebagai metode pengembangan Sumbawa Berbasis WEB setiap ketua UKM yang memiliki wewenang untuk menginput data kegiatan, prestasi yang dicapai serta nama anggota yang UKM yang dilaporkan atau diinput setiap semesternya. hasil dari rancang bangun aplikasi tersebut dapat memberikan kemudahan dalam menunjang pekerjaannya dalam memonitor kegiatan atau program kerja dari setiap UKM yang ada serta dapat memberi kemudahan dalam mendapatkan informasi mengenai prestasi-prestasi yang di peroleh oleh setiap UKM </text:span><text:soft-page-break/><text:span text:style-name="T20">serta memonitor anggota UKM yang berperan aktif dalam berorganisasi untuk dijadikan validasi data kampus dalam melakukan monitoring dan evaluasi (monev).</text:span></text:p>
        </text:list-item>
        <text:list-item>
          <text:p text:style-name="P56"><text:span text:style-name="T47">Sofian Sauri, Agus Tri Haryono, Indah Fitri Astuti, Dyna Marisa Khairina, Dedy Cahyadi; </text:span><text:span text:style-name="T49">2015; <text:s/>Jurnal Informatika Mulawarma; <text:s/></text:span><text:span text:style-name="T50">Vol. 10 No.2;</text:span><text:span text:style-name="T49"> Universitas Mulawarman; yang berjudul :</text:span><text:span text:style-name="T58"> <text:s/>“</text:span><text:span text:style-name="T60">Sistem Informasi Unit Kegiatan Mahaiswa (UKM) Sepak Bola Universitas Mulawarman Bebasis Web” </text:span><text:span text:style-name="T51">menjelaskan tentang</text:span><text:span text:style-name="T20"> Sistem Informasi Unit Kegiatan (UKM) sepakbola Universitas Mulawarman yang dapat digunakan sebagai alat bantu dalam penyampaian informasi teknologi dan komunikasi UKM sepakbola itu sendiri. <text:s/>Permasalahan yang terjadi adalah kurangnya minat mahasiswa untuk menjadi anggota UKM sepakbola. Hal tersebutdapat diatasi dengan menggunakan sistem informasi ini, yang sengaja dibuat dan ditujukan kepada mahasiswa yang memiliki bakat sepakbola, terutama mahasiswa baru Universitas Mulawarman. Karena teknologi menuntut setiap pekerjaan semua menjadi praktis, penggunaan sistem ini mestinya dapat langsung diterapkan sehingga mendapatkan tempat ditangan pengguna yang tepat.Perlunya pengembangan sistem agar sistem yang telah dibuat dapat menjadi sistem informasi yang lebih baik lagi.</text:span></text:p>
        </text:list-item>
        <text:list-item>
          <text:p text:style-name="P57"><text:s/><text:span text:style-name="T47">Ana Juita Oktasari, Denny Kurniadi</text:span>; <text:span text:style-name="T116">2019; </text:span><text:span text:style-name="T175">Jurnal Vokasi Teknik Elktronika dan Informatika</text:span><text:span text:style-name="T116">; </text:span>Vol.<text:span text:style-name="T175">7 No.4</text:span>; <text:span text:style-name="T115">Universitas </text:span><text:span text:style-name="T175">Negri Padang</text:span><text:span text:style-name="T115">; yang berjudul </text:span><text:span text:style-name="T111">“</text:span><text:span text:style-name="T113">Perancangan Sistem Informasi Manajemen Kegiatan Mahasiwa Berbais Web</text:span><text:span text:style-name="T111">”</text:span><text:span text:style-name="T193">. </text:span><text:span text:style-name="T194">Menjelaskan tentang </text:span><text:span text:style-name="T20">permasalahan terkait manajemen kegiatan mahasiswa dalam proses pengajuan proposal kegiatan, review dan pelaporan kegiatan. Dilaksanakan oleh unit kegiatan mahasiswa di Universitas Negeri Padang yang bertujuan untuk meminimalisir waktu, tenaga dan biaya pelaksanaan prosedur pengajuan proposal dan laporan kegiatan. Dalam menemui KaSubag kemahasiswaan, WR III (bagian minat dan bakat) dan KaBag (bagian </text:span><text:soft-page-break/><text:span text:style-name="T20">bendahara). Pengajuan proposal dan laporan kegiatan semestinya sudah sesuai dengan perkembangan teknologi pada masa ini agar menjadi efektif dan efisien. Dalam perancangan sistem informasi ini menggunakan metode </text:span><text:span text:style-name="T63">waterfall </text:span><text:span text:style-name="T20">dan metode </text:span><text:span text:style-name="T63">Object Oriented Programming </text:span><text:span text:style-name="T20">(OOP). Sistem ini juga menggunakan teknik </text:span><text:span text:style-name="T63">Model View Controller </text:span><text:span text:style-name="T20">(MVC). Sistem ini dirancang menggunakan </text:span><text:span text:style-name="T63">Framework Yii2 </text:span><text:span text:style-name="T20">dengan bahasa pemrograman </text:span><text:span text:style-name="T63">Hypertext Preprocessor </text:span><text:span text:style-name="T64">(PHP)</text:span><text:span text:style-name="T20"> dan </text:span><text:span text:style-name="T63">Database Management System </text:span><text:span text:style-name="T64">(DBMS) MySQL</text:span><text:span text:style-name="T20">. Perancangan sistem informasi manajemen kegiatan mahasiswa menghasilkan sistem yang dapat mempermudah unit kegiatan mahasiswa di Universitas Negeri Padang dalam mengajukan proposal dan laporan kegiatan serta membantu KaSubag Kemahasiswaan dalam mengelola informasi mengenai kegiatan mahasiswa.</text:span></text:p>
        </text:list-item>
        <text:list-item>
          <text:p text:style-name="P100"><text:s/><text:span text:style-name="T47">Lilis Yuningsih; </text:span><text:span text:style-name="T52">2017; <text:s/>E-Proceedings KNS&amp;I STIKOM Bali; <text:s/></text:span><text:span text:style-name="T20">STMIK STIKOM Bali</text:span><text:span text:style-name="T52">; yang berjudul </text:span><text:span text:style-name="T61">“ </text:span><text:span text:style-name="T58">Implementasi </text:span><text:span text:style-name="T81">Framework Laravel</text:span><text:span text:style-name="T58"> Pada Aplikasi Digitalisasi Arsip Sekretariat Organisasi Mahasiswa STMIK STIKOM Bali</text:span><text:span text:style-name="T61">” </text:span><text:span text:style-name="T52">menjelaskan tentang <text:s/></text:span><text:span text:style-name="T20">aplikasi digitalisasi arsip Sekretariat Organisasi Mahasiswa STMIK STIKOM Bali <text:s/></text:span><text:span text:style-name="T21"><text:s/>ini berfungsi sebagai penanggung jawab administrasi dalam seluruh kegiatan, mulai dari surat-menyurat, proposal kegiatan, hingga dalam penyusunan laporan pertanggungjawaban. Saat ini data arsip dari setiap kegiatan masih hanya berupa </text:span><text:span text:style-name="T64">hardcopy</text:span><text:span text:style-name="T21">. Hal tersebut menyebabkan resiko kehilangan maupun kerusakan arsip menjadi semakin tinggi. Untuk itu pada penelitian ini akan dibuat suatu solusi untuk mengatasi permasalahan tersebut. Solusi yang dihasilkan dalam bentuk aplikasi yang dapat digunakan untuk mengelola arsip dalam bentuk digital. Aplikasi tersebut juga akan dikembangkan dengan menggunakan </text:span><text:span text:style-name="T74">f</text:span><text:span text:style-name="T64">ramework Laravel</text:span><text:span text:style-name="T21"> yang merupakan salah satu kerangka kerja dalam pemrograman web berbasis </text:span><text:span text:style-name="T64">MVC </text:span><text:span text:style-name="T21">(</text:span><text:span text:style-name="T64">Model View Controller</text:span><text:span text:style-name="T21">). Penggunaan </text:span><text:span text:style-name="T74">f</text:span><text:span text:style-name="T64">ramework Laravel</text:span><text:span text:style-name="T21"> dapat meningkatkan kualitas dan performa aplikasi </text:span><text:soft-page-break/><text:span text:style-name="T21">web yan</text:span><text:span text:style-name="T27">g </text:span><text:span text:style-name="T21">dibangun. Selain itu </text:span><text:span text:style-name="T74">f</text:span><text:span text:style-name="T64">ramework laravel</text:span><text:span text:style-name="T21"> juga memiliki dokumentasi sistem yang lengkap sehingga dapat lebih mempermudah proses pengembangan aplikasi</text:span><text:span text:style-name="T63">.</text:span><text:span text:style-name="T20">dapat menjadi alternatif media dalam mengelola arsip administrasi kesekretariatan dalam bentuk digital. Selain itu aplikasi tersebut juga dapat memudahkan pengiriman administrasi surat-menyurat ke seluruh </text:span><text:span text:style-name="T64">internal</text:span><text:span text:style-name="T20"> Ormawa dengan cepat dan efisien. </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Times New Roman1" svg:font-family="'Times New Roman'" style:font-adornments="Regular"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draw:stroke-dash draw:name="Dashed_20__28_var_29__20_2" draw:display-name="Dashed (var) 2" draw:style="round" draw:dots1="1" draw:distance="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1" fo:font-family="'Times New Roman'" style:font-style-name="Regular" style:font-family-generic="roman" fo:font-weight="bold"/>
    </style:style>
    <style:style style:name="isi_20_pasal" style:display-name="isi pasal" style:family="paragraph" style:parent-style-name="Standard">
      <style:paragraph-properties fo:margin-left="1.799cm" fo:margin-right="0cm" fo:line-height="150%" fo:text-align="justify" style:justify-single-word="false" fo:text-indent="0.7cm" style:auto-text-indent="false">
        <style:drop-cap/>
      </style:paragraph-properties>
      <style:text-properties style:font-name="Times New Roman1" fo:font-family="'Times New Roman'" style:font-style-name="Regular" style:font-family-generic="roman"/>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isi_20_anak_20_pasal" style:display-name="isi anak pasal" style:family="paragraph" style:parent-style-name="anak_20_pasal_20_A" style:next-style-name="Title" style:list-style-name="">
      <style:paragraph-properties fo:margin-left="1.9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isi_20_anak_20_pasal_20_2" style:display-name="isi anak pasal 2" style:family="paragraph" style:parent-style-name="sub_20_judul_20_isi">
      <style:paragraph-properties fo:margin-left="4.001cm" fo:margin-right="0cm" fo:text-indent="0.801cm" style:auto-text-indent="false"/>
    </style:style>
    <style:style style:name="Numbering_20_Symbols" style:display-name="Numbering Symbols" style:family="text">
      <style:text-properties style:font-name="Times New Roman" fo:font-family="'Times New Roman'" style:font-family-generic="roman" style:font-pitch="variable" fo:font-weight="normal" style:font-weight-asian="normal"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2" style:display-name="ListLabel 2" style:family="text">
      <style:text-properties fo:font-weight="bold" style:font-weight-asian="bold"/>
    </style:style>
    <style:style style:name="ListLabel_20_5" style:display-name="ListLabel 5" style:family="text">
      <style:text-properties fo:color="#000000" loext:opacity="1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prefix="A." style:num-suffix="." style:num-format="1">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organisasi_20_mahasiswa" style:display-name="organisasi mahasiswa">
      <text:list-level-style-number text:level="1" text:style-name="Numbering_20_Symbols" style:num-suffix=")." style:num-format="1">
        <style:list-level-properties text:list-level-position-and-space-mode="label-alignment">
          <style:list-level-label-alignment text:label-followed-by="listtab" text:list-tab-stop-position="2.499cm" fo:text-indent="-0.6cm" fo:margin-left="2.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isi_20_organisai_20_mahasiswa" style:display-name="isi organisai mahasiswa">
      <text:list-level-style-number text:level="1" text:style-name="Numbering_20_Symbols"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organisasi_20_mahasiswa_20_2" style:display-name="isi organisasi mahasiswa 2">
      <text:list-level-style-number text:level="1" text:style-name="Numbering_20_Symbols"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3.17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3.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6.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7.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1.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3.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6.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7.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1.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10">
        <style:list-level-properties text:list-level-position-and-space-mode="label-alignment">
          <style:list-level-label-alignment text:label-followed-by="listtab" fo:text-indent="-0.635cm" fo:margin-left="3.5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format="1" text:start-value="3">
        <style:list-level-properties text:list-level-position-and-space-mode="label-alignment">
          <style:list-level-label-alignment text:label-followed-by="listtab" fo:text-indent="-0.635cm" fo:margin-left="3.5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3cm" fo:margin-left="2.38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657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927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197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467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737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007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27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3cm" fo:margin-left="2.38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657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927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197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467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737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007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27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5" style:num-format="1">
        <style:list-level-properties text:list-level-position-and-space-mode="label-alignment">
          <style:list-level-label-alignment text:label-followed-by="listtab" fo:text-indent="-0.635cm" fo:margin-left="2.55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2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9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6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3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90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7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2" style:display-name="bab 2">
      <text:list-level-style-number text:level="1" text:style-name="Numbering_20_Symbols" style:num-suffix=")." style:num-format="a">
        <style:list-level-properties text:list-level-position-and-space-mode="label-alignment">
          <style:list-level-label-alignment text:label-followed-by="listtab" text:list-tab-stop-position="2.3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2._20_1" style:display-name="bab 2. 1">
      <text:list-level-style-number text:level="1" style:num-prefix="(" style:num-suffix=")." style:num-format="1">
        <style:list-level-properties text:list-level-position-and-space-mode="label-alignment">
          <style:list-level-label-alignment text:label-followed-by="listtab" text:list-tab-stop-position="3.2cm"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1.1" style:display-name="2.1.1">
      <text:list-level-style-number text:level="1" style:num-suffix="." style:num-format="1">
        <style:list-level-properties text:list-level-position-and-space-mode="label-alignment">
          <style:list-level-label-alignment text:label-followed-by="listtab" text:list-tab-stop-position="3.3cm" fo:text-indent="-0.801cm" fo:margin-left="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style:style>
    <style:style style:name="MP2" style:family="paragraph" style:parent-style-name="Footer" style:master-page-name="First_20_Page">
      <style:paragraph-properties fo:text-align="center" style:justify-single-word="false" style:page-number="auto"/>
      <style:text-properties style:font-name="Times New Roman"/>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1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499cm" fo:margin-left="0cm" fo:margin-right="0cm" fo:margin-top="2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9</text:page-number></text:p>
      </style:header>
    </style:master-page>
    <style:master-page style:name="First_20_Page" style:display-name="First Page" style:page-layout-name="Mpm2" style:next-style-name="Standard">
      <style:footer>
        <text:p text:style-name="MP2"><text:page-number text:select-page="current">6</text:page-number></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2-03T22:44:43.909348589</meta:creation-date>
    <dc:date>2020-12-30T16:42:17.286000000</dc:date>
    <meta:editing-duration>P1DT5H48M22S</meta:editing-duration>
    <meta:editing-cycles>225</meta:editing-cycles>
    <meta:generator>LibreOffice/7.0.1.2$Windows_x86 LibreOffice_project/7cbcfc562f6eb6708b5ff7d7397325de9e764452</meta:generator>
    <meta:print-date>2020-12-17T12:34:05.196000000</meta:print-date>
    <meta:document-statistic meta:table-count="0" meta:image-count="0" meta:object-count="0" meta:page-count="24" meta:paragraph-count="163" meta:word-count="4597" meta:character-count="35359" meta:non-whitespace-character-count="30827"/>
    <meta:user-defined meta:name="Mendeley Citation Style_1">http://www.zotero.org/styles/apa</meta:user-defined>
    <meta:user-defined meta:name="Mendeley Document_1">True</meta:user-defined>
    <meta:user-defined meta:name="Mendeley Unique User Id_1">03dd33a8-2615-3c0a-bc2e-bbf868119e9a</meta:user-defined>
  </office:meta>
</office:document-meta>
</file>